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75138" officeooo:paragraph-rsid="0017513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5138" officeooo:paragraph-rsid="0017513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75138" officeooo:paragraph-rsid="0017513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5138" officeooo:paragraph-rsid="00192fb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font-size="12pt" fo:font-weight="normal" officeooo:rsid="00175138" officeooo:paragraph-rsid="0017513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font-size="12pt" fo:font-weight="normal" officeooo:rsid="00175138" officeooo:paragraph-rsid="00192fb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officeooo:paragraph-rsid="00192fb8"/>
    </style:style>
    <style:style style:name="P8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officeooo:paragraph-rsid="00175138"/>
    </style:style>
    <style:style style:name="P9" style:family="paragraph" style:parent-style-name="Standard">
      <style:text-properties fo:font-weight="bold" officeooo:rsid="0019e9cf" officeooo:paragraph-rsid="0019e9cf" style:font-weight-asian="bold" style:font-weight-complex="bold"/>
    </style:style>
    <style:style style:name="P10" style:family="paragraph" style:parent-style-name="Standard">
      <style:text-properties fo:font-weight="bold" officeooo:rsid="002787eb" officeooo:paragraph-rsid="002787eb" style:font-weight-asian="bold" style:font-weight-complex="bold"/>
    </style:style>
    <style:style style:name="P11" style:family="paragraph" style:parent-style-name="Standard">
      <style:text-properties fo:font-weight="bold" officeooo:rsid="0032c2ab" officeooo:paragraph-rsid="0032c2ab" style:font-weight-asian="bold" style:font-weight-complex="bold"/>
    </style:style>
    <style:style style:name="P12" style:family="paragraph" style:parent-style-name="Standard">
      <style:text-properties fo:font-weight="bold" officeooo:rsid="004982f3" officeooo:paragraph-rsid="004982f3" style:font-weight-asian="bold" style:font-weight-complex="bold"/>
    </style:style>
    <style:style style:name="P13" style:family="paragraph" style:parent-style-name="Standard">
      <style:text-properties fo:font-weight="normal" officeooo:rsid="001df6ca" officeooo:paragraph-rsid="001df6ca" style:font-weight-asian="normal" style:font-weight-complex="normal"/>
    </style:style>
    <style:style style:name="P14" style:family="paragraph" style:parent-style-name="Standard">
      <style:text-properties fo:font-weight="normal" officeooo:rsid="0032c2ab" officeooo:paragraph-rsid="0032c2ab" style:font-weight-asian="normal" style:font-weight-complex="normal"/>
    </style:style>
    <style:style style:name="P15" style:family="paragraph" style:parent-style-name="Standard">
      <style:text-properties fo:font-weight="normal" officeooo:rsid="0032c2ab" officeooo:paragraph-rsid="0034027e" style:font-weight-asian="normal" style:font-weight-complex="normal"/>
    </style:style>
    <style:style style:name="P16" style:family="paragraph" style:parent-style-name="Standard">
      <style:text-properties fo:font-weight="normal" officeooo:rsid="0032c2ab" officeooo:paragraph-rsid="00357bce" style:font-weight-asian="normal" style:font-weight-complex="normal"/>
    </style:style>
    <style:style style:name="P17" style:family="paragraph" style:parent-style-name="Standard">
      <style:text-properties fo:font-weight="normal" officeooo:rsid="0032c2ab" officeooo:paragraph-rsid="00371631" style:font-weight-asian="normal" style:font-weight-complex="normal"/>
    </style:style>
    <style:style style:name="P18" style:family="paragraph" style:parent-style-name="Standard">
      <style:text-properties fo:font-weight="normal" officeooo:rsid="0032c2ab" officeooo:paragraph-rsid="00382cec" style:font-weight-asian="normal" style:font-weight-complex="normal"/>
    </style:style>
    <style:style style:name="P19" style:family="paragraph" style:parent-style-name="Standard">
      <style:text-properties fo:font-weight="normal" officeooo:rsid="0032c2ab" officeooo:paragraph-rsid="003d8400" style:font-weight-asian="normal" style:font-weight-complex="normal"/>
    </style:style>
    <style:style style:name="P20" style:family="paragraph" style:parent-style-name="Standard">
      <style:text-properties fo:font-weight="normal" officeooo:rsid="0032c2ab" officeooo:paragraph-rsid="003f1af7" style:font-weight-asian="normal" style:font-weight-complex="normal"/>
    </style:style>
    <style:style style:name="P21" style:family="paragraph" style:parent-style-name="Standard">
      <style:text-properties fo:font-weight="normal" officeooo:rsid="00357bce" officeooo:paragraph-rsid="00357bce" style:font-weight-asian="normal" style:font-weight-complex="normal"/>
    </style:style>
    <style:style style:name="P22" style:family="paragraph" style:parent-style-name="Standard">
      <style:text-properties fo:font-weight="normal" officeooo:rsid="00387fc6" officeooo:paragraph-rsid="00387fc6" style:font-weight-asian="normal" style:font-weight-complex="normal"/>
    </style:style>
    <style:style style:name="P23" style:family="paragraph" style:parent-style-name="Standard">
      <style:text-properties fo:font-weight="normal" officeooo:rsid="003f1af7" officeooo:paragraph-rsid="003f1af7" style:font-weight-asian="normal" style:font-weight-complex="normal"/>
    </style:style>
    <style:style style:name="P24" style:family="paragraph" style:parent-style-name="Standard">
      <style:text-properties fo:font-weight="normal" officeooo:rsid="0044cbdd" officeooo:paragraph-rsid="0044cbdd" style:font-weight-asian="normal" style:font-weight-complex="normal"/>
    </style:style>
    <style:style style:name="P25" style:family="paragraph" style:parent-style-name="Standard">
      <style:text-properties fo:font-weight="normal" officeooo:rsid="0044cbdd" officeooo:paragraph-rsid="0045765e" style:font-weight-asian="normal" style:font-weight-complex="normal"/>
    </style:style>
    <style:style style:name="P26" style:family="paragraph" style:parent-style-name="Standard">
      <style:text-properties fo:font-weight="normal" officeooo:rsid="003d8400" officeooo:paragraph-rsid="003d8400" style:font-weight-asian="normal" style:font-weight-complex="normal"/>
    </style:style>
    <style:style style:name="P27" style:family="paragraph" style:parent-style-name="Standard">
      <style:text-properties fo:font-weight="normal" officeooo:rsid="003d8400" officeooo:paragraph-rsid="0045765e" style:font-weight-asian="normal" style:font-weight-complex="normal"/>
    </style:style>
    <style:style style:name="P28" style:family="paragraph" style:parent-style-name="Standard">
      <style:text-properties fo:font-weight="normal" officeooo:rsid="004982f3" officeooo:paragraph-rsid="004982f3" style:font-weight-asian="normal" style:font-weight-complex="normal"/>
    </style:style>
    <style:style style:name="P29" style:family="paragraph" style:parent-style-name="Standard">
      <style:text-properties officeooo:paragraph-rsid="002787eb"/>
    </style:style>
    <style:style style:name="P30" style:family="paragraph" style:parent-style-name="Standard">
      <style:text-properties style:text-position="0% 100%" officeooo:rsid="002787eb" officeooo:paragraph-rsid="002787eb"/>
    </style:style>
    <style:style style:name="P31" style:family="paragraph" style:parent-style-name="Standard">
      <style:text-properties style:text-position="0% 100%" officeooo:rsid="0028d65f" officeooo:paragraph-rsid="0028d65f"/>
    </style:style>
    <style:style style:name="P32" style:family="paragraph" style:parent-style-name="Standard">
      <style:text-properties style:text-position="0% 100%" fo:font-weight="bold" officeooo:rsid="0028d65f" officeooo:paragraph-rsid="0028d65f" style:font-weight-asian="bold" style:font-weight-complex="bold"/>
    </style:style>
    <style:style style:name="P33" style:family="paragraph" style:parent-style-name="Standard">
      <style:text-properties style:text-position="0% 100%" officeooo:rsid="002e0479" officeooo:paragraph-rsid="002e0479"/>
    </style:style>
    <style:style style:name="P34" style:family="paragraph" style:parent-style-name="Standard">
      <style:text-properties style:text-position="0% 100%" fo:font-weight="normal" officeooo:rsid="00357bce" officeooo:paragraph-rsid="00357bce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371631" officeooo:paragraph-rsid="00371631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382cec" officeooo:paragraph-rsid="00382cec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44cbdd" officeooo:paragraph-rsid="0044cbdd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3d8400" officeooo:paragraph-rsid="0045765e" style:font-weight-asian="normal" style:font-weight-complex="normal"/>
    </style:style>
    <style:style style:name="P39" style:family="paragraph" style:parent-style-name="Standard">
      <style:text-properties officeooo:paragraph-rsid="002ec124"/>
    </style:style>
    <style:style style:name="P40" style:family="paragraph" style:parent-style-name="Standard">
      <style:text-properties officeooo:rsid="00316f0b" officeooo:paragraph-rsid="00316f0b"/>
    </style:style>
    <style:style style:name="P41" style:family="paragraph" style:parent-style-name="Standard">
      <style:text-properties officeooo:paragraph-rsid="00316f0b"/>
    </style:style>
    <style:style style:name="P42" style:family="paragraph" style:parent-style-name="Standard">
      <style:text-properties officeooo:paragraph-rsid="00357bce"/>
    </style:style>
    <style:style style:name="P43" style:family="paragraph" style:parent-style-name="Standard">
      <style:text-properties officeooo:paragraph-rsid="003f1af7"/>
    </style:style>
    <style:style style:name="P44" style:family="paragraph" style:parent-style-name="Standard">
      <style:text-properties style:text-position="sub 58%" fo:font-weight="normal" officeooo:rsid="001df6ca" officeooo:paragraph-rsid="001df6ca" style:font-weight-asian="normal" style:font-weight-complex="normal"/>
    </style:style>
    <style:style style:name="P45" style:family="paragraph" style:parent-style-name="Standard">
      <style:text-properties style:text-position="sub 58%" fo:font-weight="normal" officeooo:rsid="0034027e" officeooo:paragraph-rsid="0032c2ab" style:font-weight-asian="normal" style:font-weight-complex="normal"/>
    </style:style>
    <style:style style:name="P46" style:family="paragraph" style:parent-style-name="Standard">
      <style:text-properties style:text-position="sub 58%" fo:font-weight="normal" officeooo:rsid="0034027e" officeooo:paragraph-rsid="0034027e" style:font-weight-asian="normal" style:font-weight-complex="normal"/>
    </style:style>
    <style:style style:name="P47" style:family="paragraph" style:parent-style-name="Standard">
      <style:text-properties style:text-position="sub 58%" fo:font-weight="normal" officeooo:rsid="0034027e" officeooo:paragraph-rsid="003f1af7" style:font-weight-asian="normal" style:font-weight-complex="normal"/>
    </style:style>
    <style:style style:name="P48" style:family="paragraph" style:parent-style-name="Standard">
      <style:text-properties officeooo:rsid="004a9039" officeooo:paragraph-rsid="004a9039"/>
    </style:style>
    <style:style style:name="P49" style:family="paragraph" style:parent-style-name="Standard">
      <style:text-properties officeooo:rsid="004a9039" officeooo:paragraph-rsid="004b7b66"/>
    </style:style>
    <style:style style:name="P50" style:family="paragraph" style:parent-style-name="Standard">
      <style:text-properties officeooo:rsid="004b7b66" officeooo:paragraph-rsid="004b7b66"/>
    </style:style>
    <style:style style:name="P51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2ec124"/>
    </style:style>
    <style:style style:name="P5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text-position="0% 100%" officeooo:rsid="002787eb" officeooo:paragraph-rsid="002787eb"/>
    </style:style>
    <style:style style:name="P5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32c2ab" officeooo:paragraph-rsid="00382cec" style:font-weight-asian="normal" style:font-weight-complex="normal"/>
    </style:style>
    <style:style style:name="P5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44cbdd" officeooo:paragraph-rsid="0045765e" style:font-weight-asian="normal" style:font-weight-complex="normal"/>
    </style:style>
    <style:style style:name="P55" style:family="paragraph" style:parent-style-name="Standard">
      <style:text-properties style:text-position="0% 100%" officeooo:rsid="004a9039" officeooo:paragraph-rsid="004a9039"/>
    </style:style>
    <style:style style:name="P56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officeooo:rsid="004d595e" officeooo:paragraph-rsid="004d595e"/>
    </style:style>
    <style:style style:name="P57" style:family="paragraph" style:parent-style-name="Standard">
      <style:text-properties fo:font-weight="bold" officeooo:rsid="0019e9cf" officeooo:paragraph-rsid="0019e9cf" style:font-weight-asian="bold" style:font-weight-complex="bold"/>
    </style:style>
    <style:style style:name="P58" style:family="paragraph" style:parent-style-name="Standard">
      <style:text-properties officeooo:rsid="004a9039" officeooo:paragraph-rsid="004b7b66"/>
    </style:style>
    <style:style style:name="P5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text-position="0% 100%" officeooo:rsid="004b490d" officeooo:paragraph-rsid="004b7b66"/>
    </style:style>
    <style:style style:name="P60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9e9cf" officeooo:paragraph-rsid="0019e9cf" style:font-weight-asian="bold" style:font-weight-complex="bold"/>
    </style:style>
    <style:style style:name="P61" style:family="paragraph">
      <style:paragraph-properties fo:text-align="center"/>
    </style:style>
    <style:style style:name="P62" style:family="paragraph">
      <style:paragraph-properties fo:text-align="center"/>
      <style:text-properties fo:font-size="12pt"/>
    </style:style>
    <style:style style:name="P63" style:family="paragraph"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92c54"/>
    </style:style>
    <style:style style:name="T3" style:family="text">
      <style:text-properties style:text-position="super 58%" fo:font-size="16pt" fo:font-weight="bold" officeooo:rsid="002e0479" style:font-size-asian="16pt" style:font-weight-asian="bold" style:font-size-complex="16pt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92fb8"/>
    </style:style>
    <style:style style:name="T6" style:family="text">
      <style:text-properties style:text-position="sub 58%" officeooo:rsid="0019e9cf"/>
    </style:style>
    <style:style style:name="T7" style:family="text">
      <style:text-properties style:text-position="sub 58%" fo:background-color="#ffff00" loext:char-shading-value="0"/>
    </style:style>
    <style:style style:name="T8" style:family="text">
      <style:text-properties style:text-position="sub 58%" officeooo:rsid="002787eb" fo:background-color="#ffff00" loext:char-shading-value="0"/>
    </style:style>
    <style:style style:name="T9" style:family="text">
      <style:text-properties style:text-position="sub 58%" officeooo:rsid="003d8400" fo:background-color="#ffff00" loext:char-shading-value="0"/>
    </style:style>
    <style:style style:name="T10" style:family="text">
      <style:text-properties style:text-position="sub 58%" officeooo:rsid="0045765e" fo:background-color="#ffff00" loext:char-shading-value="0"/>
    </style:style>
    <style:style style:name="T11" style:family="text">
      <style:text-properties style:text-position="sub 58%" officeooo:rsid="00316f0b" fo:background-color="#ffff00" loext:char-shading-value="0"/>
    </style:style>
    <style:style style:name="T12" style:family="text">
      <style:text-properties style:text-position="sub 58%" officeooo:rsid="00472cb8" fo:background-color="#ffff00" loext:char-shading-value="0"/>
    </style:style>
    <style:style style:name="T13" style:family="text">
      <style:text-properties style:text-position="sub 58%" officeooo:rsid="00192fb8" fo:background-color="#ffff00" loext:char-shading-value="0"/>
    </style:style>
    <style:style style:name="T14" style:family="text">
      <style:text-properties style:text-position="sub 58%" fo:font-size="12pt" fo:font-weight="normal" officeooo:rsid="0019e9cf" style:font-size-asian="10.5pt" style:font-weight-asian="normal" style:font-size-complex="12pt" style:font-weight-complex="normal"/>
    </style:style>
    <style:style style:name="T15" style:family="text">
      <style:text-properties style:text-position="sub 58%" fo:font-size="12pt" fo:font-weight="normal" officeooo:rsid="0019e9cf" fo:background-color="#ffff00" loext:char-shading-value="0" style:font-size-asian="10.5pt" style:font-weight-asian="normal" style:font-size-complex="12pt" style:font-weight-complex="normal"/>
    </style:style>
    <style:style style:name="T16" style:family="text">
      <style:text-properties style:text-position="sub 58%" fo:font-size="12pt" fo:font-weight="normal" officeooo:rsid="00192fb8" fo:background-color="#ffff00" loext:char-shading-value="0" style:font-size-asian="10.5pt" style:font-weight-asian="normal" style:font-size-complex="12pt" style:font-weight-complex="normal"/>
    </style:style>
    <style:style style:name="T17" style:family="text">
      <style:text-properties style:text-position="sub 58%" fo:font-weight="normal" officeooo:rsid="001df6ca" style:font-weight-asian="normal" style:font-weight-complex="normal"/>
    </style:style>
    <style:style style:name="T18" style:family="text">
      <style:text-properties style:text-position="sub 58%" fo:font-weight="normal" officeooo:rsid="001fb2d7" fo:background-color="#ffff00" loext:char-shading-value="0" style:font-weight-asian="normal" style:font-weight-complex="normal"/>
    </style:style>
    <style:style style:name="T19" style:family="text">
      <style:text-properties style:text-position="sub 58%" fo:font-weight="normal" officeooo:rsid="002787eb" fo:background-color="#ffff00" loext:char-shading-value="0" style:font-weight-asian="normal" style:font-weight-complex="normal"/>
    </style:style>
    <style:style style:name="T20" style:family="text">
      <style:text-properties style:text-position="sub 58%" officeooo:rsid="0034027e"/>
    </style:style>
    <style:style style:name="T21" style:family="text">
      <style:text-properties style:text-position="sub 58%" fo:font-weight="bold" officeooo:rsid="0034027e" style:font-weight-asian="bold" style:font-weight-complex="bold"/>
    </style:style>
    <style:style style:name="T22" style:family="text">
      <style:text-properties style:text-position="sub 58%" fo:font-weight="bold" officeooo:rsid="004e6ca4" style:font-weight-asian="bold" style:font-weight-complex="bold"/>
    </style:style>
    <style:style style:name="T23" style:family="text">
      <style:text-properties style:text-position="sub 58%" officeooo:rsid="00357bce"/>
    </style:style>
    <style:style style:name="T24" style:family="text">
      <style:text-properties style:text-position="sub 58%" officeooo:rsid="00371631"/>
    </style:style>
    <style:style style:name="T25" style:family="text">
      <style:text-properties style:text-position="sub 58%" officeooo:rsid="003d8400"/>
    </style:style>
    <style:style style:name="T26" style:family="text">
      <style:text-properties style:text-position="sub 58%" officeooo:rsid="004068c9"/>
    </style:style>
    <style:style style:name="T27" style:family="text">
      <style:text-properties style:text-position="sub 58%" officeooo:rsid="0045765e"/>
    </style:style>
    <style:style style:name="T28" style:family="text">
      <style:text-properties style:text-position="0% 100%"/>
    </style:style>
    <style:style style:name="T29" style:family="text">
      <style:text-properties style:text-position="0% 100%" officeooo:rsid="00192fb8"/>
    </style:style>
    <style:style style:name="T30" style:family="text">
      <style:text-properties style:text-position="0% 100%" officeooo:rsid="0019e9cf"/>
    </style:style>
    <style:style style:name="T31" style:family="text">
      <style:text-properties style:text-position="0% 100%" fo:background-color="#ffff00" loext:char-shading-value="0"/>
    </style:style>
    <style:style style:name="T32" style:family="text">
      <style:text-properties style:text-position="0% 100%" officeooo:rsid="002787eb" fo:background-color="#ffff00" loext:char-shading-value="0"/>
    </style:style>
    <style:style style:name="T33" style:family="text">
      <style:text-properties style:text-position="0% 100%" officeooo:rsid="00357bce" fo:background-color="#ffff00" loext:char-shading-value="0"/>
    </style:style>
    <style:style style:name="T34" style:family="text">
      <style:text-properties style:text-position="0% 100%" officeooo:rsid="003d8400" fo:background-color="#ffff00" loext:char-shading-value="0"/>
    </style:style>
    <style:style style:name="T35" style:family="text">
      <style:text-properties style:text-position="0% 100%" officeooo:rsid="0045765e" fo:background-color="#ffff00" loext:char-shading-value="0"/>
    </style:style>
    <style:style style:name="T36" style:family="text">
      <style:text-properties style:text-position="0% 100%" officeooo:rsid="00387fc6" fo:background-color="#ffff00" loext:char-shading-value="0"/>
    </style:style>
    <style:style style:name="T37" style:family="text">
      <style:text-properties style:text-position="0% 100%" officeooo:rsid="00316f0b" fo:background-color="#ffff00" loext:char-shading-value="0"/>
    </style:style>
    <style:style style:name="T38" style:family="text">
      <style:text-properties style:text-position="0% 100%" officeooo:rsid="00472cb8" fo:background-color="#ffff00" loext:char-shading-value="0"/>
    </style:style>
    <style:style style:name="T39" style:family="text">
      <style:text-properties style:text-position="0% 100%" officeooo:rsid="00192fb8" fo:background-color="#ffff00" loext:char-shading-value="0"/>
    </style:style>
    <style:style style:name="T40" style:family="text">
      <style:text-properties style:text-position="0% 100%" officeooo:rsid="004a9039" fo:background-color="#ffff00" loext:char-shading-value="0"/>
    </style:style>
    <style:style style:name="T41" style:family="text">
      <style:text-properties style:text-position="0% 100%" officeooo:rsid="004b7b66" fo:background-color="#ffff00" loext:char-shading-value="0"/>
    </style:style>
    <style:style style:name="T42" style:family="text">
      <style:text-properties style:text-position="0% 100%" fo:font-size="12pt" fo:font-weight="normal" officeooo:rsid="0019e9cf" style:font-size-asian="10.5pt" style:font-weight-asian="normal" style:font-size-complex="12pt" style:font-weight-complex="normal"/>
    </style:style>
    <style:style style:name="T43" style:family="text">
      <style:text-properties style:text-position="0% 100%" fo:font-size="12pt" fo:font-weight="normal" officeooo:rsid="00514fd2" style:font-size-asian="10.5pt" style:font-weight-asian="normal" style:font-size-complex="12pt" style:font-weight-complex="normal"/>
    </style:style>
    <style:style style:name="T44" style:family="text">
      <style:text-properties style:text-position="0% 100%" fo:font-size="12pt" fo:font-weight="normal" officeooo:rsid="0019e9cf" fo:background-color="#ffff00" loext:char-shading-value="0" style:font-size-asian="10.5pt" style:font-weight-asian="normal" style:font-size-complex="12pt" style:font-weight-complex="normal"/>
    </style:style>
    <style:style style:name="T45" style:family="text">
      <style:text-properties style:text-position="0% 100%" fo:font-size="12pt" fo:font-weight="normal" officeooo:rsid="00192fb8" fo:background-color="#ffff00" loext:char-shading-value="0" style:font-size-asian="10.5pt" style:font-weight-asian="normal" style:font-size-complex="12pt" style:font-weight-complex="normal"/>
    </style:style>
    <style:style style:name="T46" style:family="text">
      <style:text-properties style:text-position="0% 100%" fo:font-size="12pt" fo:font-weight="normal" officeooo:rsid="00514fd2" fo:background-color="#ffff00" loext:char-shading-value="0" style:font-size-asian="10.5pt" style:font-weight-asian="normal" style:font-size-complex="12pt" style:font-weight-complex="normal"/>
    </style:style>
    <style:style style:name="T47" style:family="text">
      <style:text-properties style:text-position="0% 100%" fo:font-weight="normal" officeooo:rsid="001df6ca" style:font-weight-asian="normal" style:font-weight-complex="normal"/>
    </style:style>
    <style:style style:name="T48" style:family="text">
      <style:text-properties style:text-position="0% 100%" fo:font-weight="normal" officeooo:rsid="001fb2d7" style:font-weight-asian="normal" style:font-weight-complex="normal"/>
    </style:style>
    <style:style style:name="T49" style:family="text">
      <style:text-properties style:text-position="0% 100%" fo:font-weight="normal" officeooo:rsid="002787eb" style:font-weight-asian="normal" style:font-weight-complex="normal"/>
    </style:style>
    <style:style style:name="T50" style:family="text">
      <style:text-properties style:text-position="0% 100%" fo:font-weight="normal" officeooo:rsid="00357bce" style:font-weight-asian="normal" style:font-weight-complex="normal"/>
    </style:style>
    <style:style style:name="T51" style:family="text">
      <style:text-properties style:text-position="0% 100%" fo:font-weight="normal" officeooo:rsid="001fb2d7" fo:background-color="#ffff00" loext:char-shading-value="0" style:font-weight-asian="normal" style:font-weight-complex="normal"/>
    </style:style>
    <style:style style:name="T52" style:family="text">
      <style:text-properties style:text-position="0% 100%" fo:font-weight="normal" officeooo:rsid="002787eb" fo:background-color="#ffff00" loext:char-shading-value="0" style:font-weight-asian="normal" style:font-weight-complex="normal"/>
    </style:style>
    <style:style style:name="T53" style:family="text">
      <style:text-properties style:text-position="0% 100%" fo:font-weight="normal" officeooo:rsid="00357bce" fo:background-color="#ffff00" loext:char-shading-value="0" style:font-weight-asian="normal" style:font-weight-complex="normal"/>
    </style:style>
    <style:style style:name="T54" style:family="text">
      <style:text-properties style:text-position="0% 100%" officeooo:rsid="002616ad"/>
    </style:style>
    <style:style style:name="T55" style:family="text">
      <style:text-properties style:text-position="0% 100%" officeooo:rsid="0034027e"/>
    </style:style>
    <style:style style:name="T56" style:family="text">
      <style:text-properties style:text-position="0% 100%" officeooo:rsid="00357bce"/>
    </style:style>
    <style:style style:name="T57" style:family="text">
      <style:text-properties style:text-position="0% 100%" officeooo:rsid="00357bce" fo:background-color="transparent" loext:char-shading-value="0"/>
    </style:style>
    <style:style style:name="T58" style:family="text">
      <style:text-properties style:text-position="0% 100%" officeooo:rsid="00371631"/>
    </style:style>
    <style:style style:name="T59" style:family="text">
      <style:text-properties style:text-position="0% 100%" officeooo:rsid="00382cec"/>
    </style:style>
    <style:style style:name="T60" style:family="text">
      <style:text-properties style:text-position="0% 100%" officeooo:rsid="00387fc6"/>
    </style:style>
    <style:style style:name="T61" style:family="text">
      <style:text-properties style:text-position="0% 100%" officeooo:rsid="003d8400"/>
    </style:style>
    <style:style style:name="T62" style:family="text">
      <style:text-properties style:text-position="0% 100%" officeooo:rsid="004068c9"/>
    </style:style>
    <style:style style:name="T63" style:family="text">
      <style:text-properties style:text-position="0% 100%" officeooo:rsid="0044cbdd"/>
    </style:style>
    <style:style style:name="T64" style:family="text">
      <style:text-properties style:text-position="0% 100%" officeooo:rsid="0045765e"/>
    </style:style>
    <style:style style:name="T65" style:family="text">
      <style:text-properties style:text-position="0% 100%" officeooo:rsid="004a9039"/>
    </style:style>
    <style:style style:name="T66" style:family="text">
      <style:text-properties style:text-position="0% 100%" officeooo:rsid="004b490d"/>
    </style:style>
    <style:style style:name="T67" style:family="text">
      <style:text-properties style:text-position="0% 100%" officeooo:rsid="004b7b66"/>
    </style:style>
    <style:style style:name="T68" style:family="text">
      <style:text-properties officeooo:rsid="00192fb8"/>
    </style:style>
    <style:style style:name="T69" style:family="text">
      <style:text-properties officeooo:rsid="0019e9cf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2787eb" fo:background-color="#ffff00" loext:char-shading-value="0"/>
    </style:style>
    <style:style style:name="T72" style:family="text">
      <style:text-properties officeooo:rsid="003d8400" fo:background-color="#ffff00" loext:char-shading-value="0"/>
    </style:style>
    <style:style style:name="T73" style:family="text">
      <style:text-properties officeooo:rsid="00316f0b" fo:background-color="#ffff00" loext:char-shading-value="0"/>
    </style:style>
    <style:style style:name="T74" style:family="text">
      <style:text-properties officeooo:rsid="0032c2ab" fo:background-color="#ffff00" loext:char-shading-value="0"/>
    </style:style>
    <style:style style:name="T75" style:family="text">
      <style:text-properties officeooo:rsid="00472cb8" fo:background-color="#ffff00" loext:char-shading-value="0"/>
    </style:style>
    <style:style style:name="T76" style:family="text">
      <style:text-properties officeooo:rsid="00192fb8" fo:background-color="#ffff00" loext:char-shading-value="0"/>
    </style:style>
    <style:style style:name="T77" style:family="text">
      <style:text-properties fo:font-weight="normal" officeooo:rsid="001df6ca" style:font-weight-asian="normal" style:font-weight-complex="normal"/>
    </style:style>
    <style:style style:name="T78" style:family="text">
      <style:text-properties officeooo:rsid="002787eb"/>
    </style:style>
    <style:style style:name="T79" style:family="text">
      <style:text-properties officeooo:rsid="00292c54"/>
    </style:style>
    <style:style style:name="T80" style:family="text">
      <style:text-properties fo:font-size="16pt" fo:font-weight="bold" style:font-size-asian="16pt" style:font-weight-asian="bold" style:font-size-complex="16pt" style:font-weight-complex="bold"/>
    </style:style>
    <style:style style:name="T81" style:family="text">
      <style:text-properties fo:font-size="16pt" fo:font-weight="bold" officeooo:rsid="002e0479" style:font-size-asian="16pt" style:font-weight-asian="bold" style:font-size-complex="16pt" style:font-weight-complex="bold"/>
    </style:style>
    <style:style style:name="T82" style:family="text">
      <style:text-properties officeooo:rsid="00316f0b"/>
    </style:style>
    <style:style style:name="T83" style:family="text">
      <style:text-properties officeooo:rsid="0034027e"/>
    </style:style>
    <style:style style:name="T84" style:family="text">
      <style:text-properties officeooo:rsid="003d8400"/>
    </style:style>
    <style:style style:name="T85" style:family="text">
      <style:text-properties officeooo:rsid="004a9039"/>
    </style:style>
    <style:style style:name="T86" style:family="text">
      <style:text-properties officeooo:rsid="004da428"/>
    </style:style>
    <style:style style:name="T87" style:family="text">
      <style:text-properties officeooo:rsid="004e6ca4"/>
    </style:style>
    <style:style style:name="T88" style:family="text">
      <style:text-properties style:text-position="-33% 58%"/>
    </style:style>
    <style:style style:name="T89" style:family="text">
      <style:text-properties fo:font-size="12pt"/>
    </style:style>
    <style:style style:name="T90" style:family="text">
      <style:text-properties style:text-position="-33% 58%" fo:font-size="12pt"/>
    </style:style>
    <style:style style:name="T91" style:family="text">
      <style:text-properties style:text-position="0% 100%" fo:font-size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color="#ff420e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color="#ff420e" draw:marker-start="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42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dash" draw:stroke-dash="Ultrafine_20_2_20_Dots_20_3_20_Dashes" svg:stroke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dash" draw:stroke-dash="Ultrafine_20_2_20_Dots_20_3_20_Dashes" svg:stroke-color="#ff420e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dash" draw:stroke-dash="Ultrafine_20_2_20_Dots_20_3_20_Dashes" svg:stroke-color="#ff420e" draw:marker-start="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marker-start="Arrow" draw:marker-start-width="0.199cm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marker-start="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draw:stroke="dash" draw:stroke-dash="Fine_20_Dashed" svg:stroke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draw:stroke="dash" draw:stroke-dash="Fine_20_Dashed" svg:stroke-color="#ff420e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– 4</text:p>
      <text:p text:style-name="P1"/>
      <text:p text:style-name="P2">1. <text:s/>(20 marks) <text:s/>Build a 18-bit carry-select adder. Decide the number of groups and the size of </text:p>
      <text:p text:style-name="P2">each group. Estimate the time delay of your design.</text:p>
      <text:p text:style-name="P2"/>
      <text:p text:style-name="P3">Ans.) <text:s text:c="2"/>18-bit carry-select adder =&gt; n = 18</text:p>
      <text:p text:style-name="P3"/>
      <text:p text:style-name="P4"><text:s text:c="13"/>Let the 18-bit carry select adder be divided into L groups, <text:span text:style-name="T68">each group of length k</text:span><text:span text:style-name="T5">1</text:span><text:span text:style-name="T29">, k</text:span><text:span text:style-name="T5">2</text:span><text:span text:style-name="T29">,...k</text:span><text:span text:style-name="T5">L</text:span>, </text:p>
      <text:p text:style-name="P4"><text:s text:c="13"/>then, the following inequality holds:</text:p>
      <text:p text:style-name="P3"/>
      <text:p text:style-name="P5"><text:s text:c="12"/>=&gt; 1 + (L (L-1)) / 2 <text:s/>≥ 18 <text:s text:c="7"/>=&gt; L(L<text:span text:style-name="T1"> </text:span><text:s/>- <text:s/>1) <text:s text:c="2"/>≥ <text:s/>34</text:p>
      <text:p text:style-name="P5"><text:s text:c="12"/></text:p>
      <text:p text:style-name="P6"><text:s text:c="12"/><text:span text:style-name="T68">Since, L is an integer, t</text:span>he minimum value of L that satisfies the above relation is L = 7. <text:s/></text:p>
      <text:p text:style-name="P6"><text:span text:style-name="T68"><text:s text:c="12"/></text:span><text:span text:style-name="T76">Hence, the number of groups in the carry-select adder are 7.</text:span></text:p>
      <text:p text:style-name="P6"/>
      <text:p text:style-name="P6"><text:s text:c="13"/><text:span text:style-name="T68">The group size of each group would then be </text:span><text:span text:style-name="T76"><text:s/>k</text:span><text:span text:style-name="T13">1 </text:span><text:span text:style-name="T39">= 1</text:span><text:span text:style-name="T76">, k</text:span><text:span text:style-name="T13">2 </text:span><text:span text:style-name="T39"><text:s/>= 1, k</text:span><text:span text:style-name="T13">3 </text:span><text:span text:style-name="T39"><text:s/>= 2, k</text:span><text:span text:style-name="T13">4 </text:span><text:span text:style-name="T39">= 3, k</text:span><text:span text:style-name="T13">5 </text:span><text:span text:style-name="T39"><text:s/>= 4, k</text:span><text:span text:style-name="T13">6 </text:span><text:span text:style-name="T39">= 5, </text:span></text:p>
      <text:p text:style-name="P7"><text:s text:c="13"/><text:span text:style-name="T45"><text:s/>k</text:span><text:span text:style-name="T16">7 <text:s/></text:span><text:span text:style-name="T45">= 2</text:span></text:p>
      <text:p text:style-name="P5"><text:s text:c="12"/></text:p>
      <text:p text:style-name="P5"><text:s text:c="14"/><text:span text:style-name="T69">For a group l of length k</text:span><text:span text:style-name="T6">l</text:span><text:span text:style-name="T69"> it takes </text:span><text:span text:style-name="T30"><draw:frame draw:style-name="fr1" draw:name="Object1" text:anchor-type="as-char" svg:y="-0.386cm" svg:width="2.288cm" svg:height="0.542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0">for its carry-in c</text:span><text:span text:style-name="T6">j <text:s text:c="2"/></text:span><text:span text:style-name="T30">signal to be available. </text:span></text:p>
      <text:p text:style-name="P5"><text:s text:c="14"/><text:span text:style-name="T69">And the latency of k</text:span><text:span text:style-name="T6">l</text:span><text:span text:style-name="T30">-bit RCA is 2k</text:span><text:span text:style-name="T6">l </text:span><text:span text:style-name="T30">Δ</text:span><text:span text:style-name="T6">G</text:span></text:p>
      <text:p text:style-name="P5"><draw:frame text:anchor-type="paragraph" draw:z-index="809" draw:style-name="gr47" svg:width="0.477cm" svg:height="0.636cm" svg:x="16.252cm" svg:y="0.12cm"><draw:text-box><text:p>0</text:p></draw:text-box></draw:frame></text:p>
      <text:p text:style-name="P8"><draw:line text:anchor-type="paragraph" draw:z-index="807" draw:style-name="gr46" draw:text-style-name="P61" svg:x1="16.252cm" svg:y1="0.268cm" svg:x2="16.252cm" svg:y2="0.912cm"><text:p/></draw:line><text:span text:style-name="T14"> <text:s text:c="22"/></text:span><text:span text:style-name="T42">Hence, time delay of this design would be = </text:span><text:span text:style-name="T46">1</text:span><text:span text:style-name="T44">Δ</text:span><text:span text:style-name="T15">G <text:s/></text:span><text:span text:style-name="T44">+ <text:s/>(7 - 1)2Δ</text:span><text:span text:style-name="T15">G <text:s text:c="2"/></text:span><text:span text:style-name="T44">= 1</text:span><text:span text:style-name="T46">3 </text:span><text:span text:style-name="T44">Δ</text:span><text:span text:style-name="T15">G</text:span></text:p>
      <text:p text:style-name="P56"><draw:custom-shape text:anchor-type="paragraph" draw:z-index="7" draw:style-name="gr2" draw:text-style-name="P61" svg:width="0.742cm" svg:height="0.795cm" svg:x="15.909cm" svg:y="0.425cm"><text:p text:style-name="P61">FA</text:p><draw:enhanced-geometry svg:viewBox="0 0 21600 21600" draw:type="rectangle" draw:enhanced-path="M 0 0 L 21600 0 21600 21600 0 21600 0 0 Z N"/></draw:custom-shape><draw:rect text:anchor-type="paragraph" draw:z-index="5" draw:style-name="gr1" draw:text-style-name="P61" svg:width="1.8cm" svg:height="2.435cm" svg:x="15.141cm" svg:y="0.125cm"><text:p/></draw:rect><draw:frame text:anchor-type="paragraph" draw:z-index="79" draw:style-name="gr9" svg:width="0.795cm" svg:height="0.59cm" svg:x="17.635cm" svg:y="0.337cm"><draw:text-box><text:p>1Δ<text:span text:style-name="T88">G</text:span></text:p></draw:text-box></draw:frame><draw:frame text:anchor-type="paragraph" draw:z-index="81" draw:style-name="gr9" svg:width="0.795cm" svg:height="0.59cm" svg:x="0.63cm" svg:y="0.393cm"><draw:text-box><text:p>2Δ<text:span text:style-name="T88">G</text:span></text:p></draw:text-box></draw:frame><draw:frame text:anchor-type="paragraph" draw:z-index="78" draw:style-name="gr8" svg:width="0.795cm" svg:height="0.768cm" svg:x="14.804cm" svg:y="0.005cm"><draw:text-box><text:p>2Δ<text:span text:style-name="T88">G</text:span></text:p></draw:text-box></draw:frame>A</text:p>
      <text:p text:style-name="P8"><draw:custom-shape text:anchor-type="paragraph" draw:z-index="10" draw:style-name="gr3" svg:width="1.694cm" svg:height="0.424cm" draw:transform="rotate (-1.5707963267949) translate (15.7303611111111cm 0.0740833333333333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rect text:anchor-type="paragraph" draw:z-index="0" draw:style-name="gr1" draw:text-style-name="P61" svg:width="2.885cm" svg:height="2.25cm" svg:x="0.669cm" svg:y="0.115cm"><text:p/></draw:rect><draw:custom-shape text:anchor-type="paragraph" draw:z-index="371" draw:style-name="gr30" svg:width="8.494cm" svg:height="0.98cm" svg:x="4.987cm" svg:y="0.168cm"><text:p><text:s text:c="2"/>Figure <text:s/>1: <text:s/>Critical path for “Carry select” ad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8" draw:style-name="gr2" draw:text-style-name="P61" svg:width="0.742cm" svg:height="0.795cm" svg:x="17.628cm" svg:y="0.081cm"><text:p text:style-name="P61">HA</text:p><draw:enhanced-geometry svg:viewBox="0 0 21600 21600" draw:type="rectangle" draw:enhanced-path="M 0 0 L 21600 0 21600 21600 0 21600 0 0 Z N"/></draw:custom-shape><draw:custom-shape text:anchor-type="paragraph" draw:z-index="9" draw:style-name="gr2" draw:text-style-name="P61" svg:width="0.742cm" svg:height="0.795cm" svg:x="15.909cm" svg:y="0.441cm"><text:p text:style-name="P61">FA</text:p><draw:enhanced-geometry svg:viewBox="0 0 21600 21600" draw:type="rectangle" draw:enhanced-path="M 0 0 L 21600 0 21600 21600 0 21600 0 0 Z N"/></draw:custom-shape><draw:custom-shape text:anchor-type="paragraph" draw:z-index="47" draw:style-name="gr2" draw:text-style-name="P61" svg:width="0.742cm" svg:height="0.795cm" svg:x="2.492cm" svg:y="0.016cm"><text:p text:style-name="P61">F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6" draw:style-name="gr2" draw:text-style-name="P62" svg:width="0.745cm" svg:height="0.798cm" svg:x="1.446cm" svg:y="-0.018cm"><text:p text:style-name="P62">F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5" draw:style-name="gr3" svg:width="1.694cm" svg:height="0.424cm" draw:transform="rotate (-1.5707963267949) translate (1.23119444444444cm 0.00881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48" draw:style-name="gr4" draw:text-style-name="P61" svg:x1="15.307cm" svg:y1="0.422cm" svg:x2="14.797cm" svg:y2="0.448cm"><text:p/></draw:line><draw:line text:anchor-type="paragraph" draw:z-index="49" draw:style-name="gr4" draw:text-style-name="P61" svg:x1="14.797cm" svg:y1="4.338cm" svg:x2="14.797cm" svg:y2="0.422cm"><text:p/></draw:line><draw:line text:anchor-type="paragraph" draw:z-index="827" draw:style-name="gr46" draw:text-style-name="P61" svg:x1="3.26cm" svg:y1="0.395cm" svg:x2="3.844cm" svg:y2="0.395cm"><text:p/></draw:line><draw:frame text:anchor-type="paragraph" draw:z-index="830" draw:style-name="gr52" svg:width="0.451cm" svg:height="0.583cm" svg:x="3.791cm" svg:y="0.104cm"><draw:text-box><text:p>0</text:p></draw:text-box></draw:frame> <text:s text:c="14"/></text:p>
      <text:p text:style-name="Standard"><draw:custom-shape text:anchor-type="paragraph" draw:z-index="43" draw:style-name="gr2" draw:text-style-name="P61" svg:width="0.742cm" svg:height="0.795cm" svg:x="1.452cm" svg:y="0.423cm"><text:p text:style-name="P61">F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4" draw:style-name="gr2" draw:text-style-name="P62" svg:width="0.743cm" svg:height="0.796cm" svg:x="2.498cm" svg:y="0.392cm"><text:p text:style-name="P62">FA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65" draw:style-name="gr4" draw:text-style-name="P61" svg:x1="17.628cm" svg:y1="0.014cm" svg:x2="17.231cm" svg:y2="0.014cm"><text:p/></draw:line><draw:line text:anchor-type="paragraph" draw:z-index="67" draw:style-name="gr4" draw:text-style-name="P61" svg:x1="17.231cm" svg:y1="0.014cm" svg:x2="17.231cm" svg:y2="1.443cm"><text:p/></draw:line> <text:s text:c="15"/></text:p>
      <text:p text:style-name="Standard"><draw:line text:anchor-type="paragraph" draw:z-index="61" draw:style-name="gr4" draw:text-style-name="P61" svg:x1="1.039cm" svg:y1="0.453cm" svg:x2="1.039cm" svg:y2="1.353cm"><text:p/></draw:line><draw:line text:anchor-type="paragraph" draw:z-index="64" draw:style-name="gr4" draw:text-style-name="P61" svg:x1="15.485cm" svg:y1="0.056cm" svg:x2="15.485cm" svg:y2="0.956cm"><text:p/></draw:line><draw:line text:anchor-type="paragraph" draw:z-index="68" draw:style-name="gr5" draw:text-style-name="P61" svg:x1="18.501cm" svg:y1="0.109cm" svg:x2="17.496cm" svg:y2="0.109cm"><text:p/></draw:line><draw:line text:anchor-type="paragraph" draw:z-index="70" draw:style-name="gr5" draw:text-style-name="P61" svg:x1="17.496cm" svg:y1="0.109cm" svg:x2="17.549cm" svg:y2="1.22cm"><text:p/></draw:line><draw:line text:anchor-type="paragraph" draw:z-index="808" draw:style-name="gr46" draw:text-style-name="P61" svg:x1="16.332cm" svg:y1="0.261cm" svg:x2="16.332cm" svg:y2="1.67cm"><text:p/></draw:line><draw:frame text:anchor-type="paragraph" draw:z-index="813" draw:style-name="gr49" svg:width="0.451cm" svg:height="0.489cm" svg:x="13.792cm" svg:y="0.162cm"><draw:text-box><text:p><text:s/>1</text:p></draw:text-box></draw:frame><draw:frame text:anchor-type="paragraph" draw:z-index="814" draw:style-name="gr50" svg:width="0.477cm" svg:height="0.556cm" svg:x="12.813cm" svg:y="0.162cm"><draw:text-box><text:p>0</text:p></draw:text-box></draw:frame><draw:line text:anchor-type="paragraph" draw:z-index="828" draw:style-name="gr46" draw:text-style-name="P61" svg:x1="3.267cm" svg:y1="0.321cm" svg:x2="3.791cm" svg:y2="0.321cm"><text:p/></draw:line><draw:frame text:anchor-type="paragraph" draw:z-index="829" draw:style-name="gr49" svg:width="0.503cm" svg:height="0.489cm" svg:x="3.844cm" svg:y="0.162cm"><draw:text-box><text:p>1</text:p></draw:text-box></draw:frame></text:p>
      <text:p text:style-name="Standard"><draw:line text:anchor-type="paragraph" draw:z-index="66" draw:style-name="gr4" draw:text-style-name="P61" svg:x1="15.485cm" svg:y1="0.469cm" svg:x2="17.231cm" svg:y2="0.469cm"><text:p/></draw:line><draw:line text:anchor-type="paragraph" draw:z-index="811" draw:style-name="gr46" draw:text-style-name="P61" svg:x1="14.03cm" svg:y1="0.152cm" svg:x2="14.03cm" svg:y2="0.768cm"><text:p/></draw:line><draw:line text:anchor-type="paragraph" draw:z-index="812" draw:style-name="gr46" draw:text-style-name="P61" svg:x1="12.998cm" svg:y1="0.152cm" svg:x2="12.998cm" svg:y2="0.789cm"><text:p/></draw:line></text:p>
      <text:p text:style-name="Standard"><draw:custom-shape text:anchor-type="paragraph" draw:z-index="12" draw:style-name="gr2" draw:text-style-name="P62" svg:width="0.743cm" svg:height="0.796cm" svg:x="13.712cm" svg:y="0.28cm"><text:p text:style-name="P62">FA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62" draw:style-name="gr4" draw:text-style-name="P61" svg:x1="4.426cm" svg:y1="0.379cm" svg:x2="1.039cm" svg:y2="0.353cm"><text:p/></draw:line><draw:line text:anchor-type="paragraph" draw:z-index="63" draw:style-name="gr4" draw:text-style-name="P61" svg:x1="4.426cm" svg:y1="0.379cm" svg:x2="4.426cm" svg:y2="0.718cm"><text:p/></draw:line><draw:rect text:anchor-type="paragraph" draw:z-index="4" draw:style-name="gr1" draw:text-style-name="P61" svg:width="2.25cm" svg:height="2.752cm" svg:x="12.416cm" svg:y="0.009cm"><text:p/></draw:rect><draw:line text:anchor-type="paragraph" draw:z-index="69" draw:style-name="gr5" draw:text-style-name="P61" svg:x1="15.538cm" svg:y1="0.247cm" svg:x2="17.549cm" svg:y2="0.247cm"><text:p/></draw:line><draw:line text:anchor-type="paragraph" draw:z-index="71" draw:style-name="gr6" draw:text-style-name="P61" svg:x1="15.538cm" svg:y1="7.629cm" svg:x2="15.538cm" svg:y2="0.247cm"><text:p/></draw:line><draw:frame text:anchor-type="paragraph" draw:z-index="80" draw:style-name="gr9" svg:width="0.795cm" svg:height="0.59cm" svg:x="3.076cm" svg:y="0.379cm"><draw:text-box><text:p>2Δ<text:span text:style-name="T88">G</text:span></text:p></draw:text-box></draw:frame><draw:custom-shape text:anchor-type="paragraph" draw:z-index="11" draw:style-name="gr2" draw:text-style-name="P61" svg:width="0.742cm" svg:height="0.795cm" svg:x="12.656cm" svg:y="0.302cm"><text:p text:style-name="P61">FA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831" draw:style-name="gr48" svg:width="3.52cm" svg:height="0.976cm" svg:x="7.68cm" svg:y="0.22cm"><draw:text-box><text:p>FA =&gt; Full Adder</text:p><text:p>HA =&gt; Half Adder</text:p></draw:text-box></draw:frame></text:p>
      <text:p text:style-name="Standard"><draw:custom-shape text:anchor-type="paragraph" draw:z-index="42" draw:style-name="gr3" svg:width="1.694cm" svg:height="0.424cm" draw:transform="rotate (-3.14159265358979) translate (5.30577777777778cm 0.654402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59" draw:style-name="gr4" draw:text-style-name="P61" svg:x1="6.225cm" svg:y1="0.369cm" svg:x2="6.278cm" svg:y2="5.767cm"><text:p/></draw:line><draw:line text:anchor-type="paragraph" draw:z-index="60" draw:style-name="gr4" draw:text-style-name="P61" svg:x1="5.034cm" svg:y1="0.342cm" svg:x2="6.225cm" svg:y2="0.368cm"><text:p/></draw:line><draw:rect text:anchor-type="paragraph" draw:z-index="1" draw:style-name="gr1" draw:text-style-name="P61" svg:width="2.223cm" svg:height="5.451cm" svg:x="3.447cm" svg:y="0.025cm"><text:p/></draw:rect><draw:line text:anchor-type="paragraph" draw:z-index="73" draw:style-name="gr5" draw:text-style-name="P61" svg:x1="5.96cm" svg:y1="0.209cm" svg:x2="6.013cm" svg:y2="7.141cm"><text:p/></draw:line><draw:line text:anchor-type="paragraph" draw:z-index="74" draw:style-name="gr7" draw:text-style-name="P61" svg:x1="-0.125cm" svg:y1="0.208cm" svg:x2="5.96cm" svg:y2="0.21cm"><text:p/></draw:line><draw:frame text:anchor-type="paragraph" draw:z-index="810" draw:style-name="gr48" svg:width="0.318cm" svg:height="0.689cm" svg:x="16.332cm" svg:y="0.21cm"><draw:text-box><text:p>1</text:p></draw:text-box></draw:frame></text:p>
      <text:p text:style-name="Standard"><draw:custom-shape text:anchor-type="paragraph" draw:z-index="14" draw:style-name="gr2" draw:text-style-name="P62" svg:width="0.745cm" svg:height="0.798cm" svg:x="12.7cm" svg:y="0.228cm"><text:p text:style-name="P62">F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style-name="gr2" draw:text-style-name="P61" svg:width="0.742cm" svg:height="0.795cm" svg:x="13.667cm" svg:y="0.206cm"><text:p text:style-name="P61">F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1" draw:style-name="gr2" draw:text-style-name="P62" svg:width="0.743cm" svg:height="0.796cm" svg:x="4.567cm" svg:y="0.293cm"><text:p text:style-name="P62">FA</text:p><draw:enhanced-geometry svg:viewBox="0 0 21600 21600" draw:type="rectangle" draw:enhanced-path="M 0 0 L 21600 0 21600 21600 0 21600 0 0 Z N"/></draw:custom-shape><draw:custom-shape text:anchor-type="paragraph" draw:z-index="32" draw:style-name="gr2" draw:text-style-name="P62" svg:width="0.745cm" svg:height="0.798cm" svg:x="3.595cm" svg:y="0.259cm"><text:p text:style-name="P62">FA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3" draw:style-name="gr3" svg:width="1.694cm" svg:height="0.424cm" svg:x="12.73cm" svg:y="0.258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3" draw:style-name="gr2" draw:text-style-name="P62" svg:width="0.745cm" svg:height="0.798cm" svg:x="4.628cm" svg:y="0.185cm"><text:p text:style-name="P62">FA</text:p><draw:enhanced-geometry svg:viewBox="0 0 21600 21600" draw:type="rectangle" draw:enhanced-path="M 0 0 L 21600 0 21600 21600 0 21600 0 0 Z N"/></draw:custom-shape><draw:custom-shape text:anchor-type="paragraph" draw:z-index="34" draw:style-name="gr2" draw:text-style-name="P61" svg:width="0.742cm" svg:height="0.795cm" svg:x="3.618cm" svg:y="0.191cm"><text:p text:style-name="P61">FA</text:p><draw:enhanced-geometry svg:viewBox="0 0 21600 21600" draw:type="rectangle" draw:enhanced-path="M 0 0 L 21600 0 21600 21600 0 21600 0 0 Z N"/></draw:custom-shape><draw:line text:anchor-type="paragraph" draw:z-index="50" draw:style-name="gr4" draw:text-style-name="P61" svg:x1="14.215cm" svg:y1="0.469cm" svg:x2="14.824cm" svg:y2="0.469cm"><text:p/></draw:line><draw:frame text:anchor-type="paragraph" draw:z-index="76" draw:style-name="gr8" svg:width="0.795cm" svg:height="0.768cm" svg:x="11.936cm" svg:y="0.258cm"><draw:text-box><text:p>2Δ<text:span text:style-name="T88">G</text:span></text:p></draw:text-box></draw:frame></text:p>
      <text:p text:style-name="Standard"><draw:line text:anchor-type="paragraph" draw:z-index="51" draw:style-name="gr4" draw:text-style-name="P61" svg:x1="13.607cm" svg:y1="0.194cm" svg:x2="13.607cm" svg:y2="0.459cm"><text:p/></draw:line><draw:line text:anchor-type="paragraph" draw:z-index="52" draw:style-name="gr4" draw:text-style-name="P61" svg:x1="13.607cm" svg:y1="0.459cm" svg:x2="15.274cm" svg:y2="0.459cm"><text:p/></draw:line><draw:line text:anchor-type="paragraph" draw:z-index="53" draw:style-name="gr4" draw:text-style-name="P61" svg:x1="15.3cm" svg:y1="0.459cm" svg:x2="15.3cm" svg:y2="4.084cm"><text:p/></draw:line></text:p>
      <text:p text:style-name="Standard"><draw:custom-shape text:anchor-type="paragraph" draw:z-index="35" draw:style-name="gr2" draw:text-style-name="P61" svg:width="0.742cm" svg:height="0.795cm" svg:x="4.579cm" svg:y="0.176cm"><text:p text:style-name="P61">FA</text:p><draw:enhanced-geometry svg:viewBox="0 0 21600 21600" draw:type="rectangle" draw:enhanced-path="M 0 0 L 21600 0 21600 21600 0 21600 0 0 Z N"/></draw:custom-shape><draw:custom-shape text:anchor-type="paragraph" draw:z-index="36" draw:style-name="gr2" draw:text-style-name="P62" svg:width="0.743cm" svg:height="0.796cm" svg:x="3.646cm" svg:y="0.139cm"><text:p text:style-name="P62">FA</text:p><draw:enhanced-geometry svg:viewBox="0 0 21600 21600" draw:type="rectangle" draw:enhanced-path="M 0 0 L 21600 0 21600 21600 0 21600 0 0 Z N"/></draw:custom-shape><draw:rect text:anchor-type="paragraph" draw:z-index="3" draw:style-name="gr1" draw:text-style-name="P61" svg:width="2.144cm" svg:height="3.731cm" svg:x="12.575cm" svg:y="0.395cm"><text:p/></draw:rect></text:p>
      <text:p text:style-name="Standard"><draw:custom-shape text:anchor-type="paragraph" draw:z-index="16" draw:style-name="gr2" draw:text-style-name="P61" svg:width="0.742cm" svg:height="0.795cm" svg:x="13.741cm" svg:y="0.104cm"><text:p text:style-name="P61">F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style-name="gr2" draw:text-style-name="P61" svg:width="0.742cm" svg:height="0.795cm" svg:x="12.781cm" svg:y="0.106cm"><text:p text:style-name="P61">FA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817" draw:style-name="gr51" svg:width="0.477cm" svg:height="0.503cm" svg:x="15.988cm" svg:y="0.305cm"><draw:text-box><text:p>1</text:p></draw:text-box></draw:frame><draw:frame text:anchor-type="paragraph" draw:z-index="818" draw:style-name="gr50" svg:width="0.53cm" svg:height="0.556cm" svg:x="11.781cm" svg:y="0.226cm"><draw:text-box><text:p><text:s text:c="2"/>0</text:p></draw:text-box></draw:frame></text:p>
      <text:p text:style-name="Standard"><draw:custom-shape text:anchor-type="paragraph" draw:z-index="37" draw:style-name="gr2" draw:text-style-name="P62" svg:width="0.745cm" svg:height="0.798cm" svg:x="4.614cm" svg:y="0.093cm"><text:p text:style-name="P62">FA</text:p><draw:enhanced-geometry svg:viewBox="0 0 21600 21600" draw:type="rectangle" draw:enhanced-path="M 0 0 L 21600 0 21600 21600 0 21600 0 0 Z N"/></draw:custom-shape><draw:custom-shape text:anchor-type="paragraph" draw:z-index="39" draw:style-name="gr2" draw:text-style-name="P61" svg:width="0.742cm" svg:height="0.795cm" svg:x="3.672cm" svg:y="0.101cm"><text:p text:style-name="P61">FA</text:p><draw:enhanced-geometry svg:viewBox="0 0 21600 21600" draw:type="rectangle" draw:enhanced-path="M 0 0 L 21600 0 21600 21600 0 21600 0 0 Z N"/></draw:custom-shape><draw:line text:anchor-type="paragraph" draw:z-index="815" draw:style-name="gr46" draw:text-style-name="P61" svg:x1="12.231cm" svg:y1="0.004cm" svg:x2="12.781cm" svg:y2="0.004cm"><text:p/></draw:line><draw:line text:anchor-type="paragraph" draw:z-index="816" draw:style-name="gr46" draw:text-style-name="P61" svg:x1="14.482cm" svg:y1="0.056cm" svg:x2="15.856cm" svg:y2="0.056cm"><text:p/></draw:line><draw:frame text:anchor-type="paragraph" draw:z-index="821" draw:style-name="gr51" svg:width="0.662cm" svg:height="0.503cm" svg:x="10.405cm" svg:y="0.004cm"><draw:text-box><text:p><text:s text:c="2"/>0</text:p></draw:text-box></draw:frame></text:p>
      <text:p text:style-name="Standard"><draw:custom-shape text:anchor-type="paragraph" draw:z-index="18" draw:style-name="gr2" draw:text-style-name="P62" svg:width="0.745cm" svg:height="0.798cm" svg:x="13.727cm" svg:y="0.018cm"><text:p text:style-name="P62">F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style-name="gr2" draw:text-style-name="P61" svg:width="0.742cm" svg:height="0.795cm" svg:x="12.776cm" svg:y="0.005cm"><text:p text:style-name="P61">FA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75" draw:style-name="gr8" svg:width="0.795cm" svg:height="0.768cm" svg:x="6.833cm" svg:y="0.284cm"><draw:text-box><text:p>2Δ<text:span text:style-name="T88">G</text:span></text:p></draw:text-box></draw:frame><draw:line text:anchor-type="paragraph" draw:z-index="819" draw:style-name="gr46" draw:text-style-name="P61" svg:x1="10.696cm" svg:y1="0.019cm" svg:x2="10.696cm" svg:y2="0.816cm"><text:p/></draw:line></text:p>
      <text:p text:style-name="Standard"><draw:custom-shape text:anchor-type="paragraph" draw:z-index="20" draw:style-name="gr2" draw:text-style-name="P62" svg:width="0.747cm" svg:height="0.8cm" svg:x="12.793cm" svg:y="0.43cm"><text:p text:style-name="P62">F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style-name="gr2" draw:text-style-name="P61" svg:width="0.742cm" svg:height="0.795cm" svg:x="13.753cm" svg:y="0.445cm"><text:p text:style-name="P61">F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style-name="gr2" draw:text-style-name="P61" svg:width="0.742cm" svg:height="0.795cm" svg:x="10.326cm" svg:y="0.33cm"><text:p text:style-name="P61">FA</text:p><draw:enhanced-geometry svg:viewBox="0 0 21600 21600" draw:type="rectangle" draw:enhanced-path="M 0 0 L 21600 0 21600 21600 0 21600 0 0 Z N"/></draw:custom-shape><draw:custom-shape text:anchor-type="paragraph" draw:z-index="25" draw:style-name="gr2" draw:text-style-name="P62" svg:width="0.745cm" svg:height="0.798cm" svg:x="9.426cm" svg:y="0.367cm"><text:p text:style-name="P62">FA</text:p><draw:enhanced-geometry svg:viewBox="0 0 21600 21600" draw:type="rectangle" draw:enhanced-path="M 0 0 L 21600 0 21600 21600 0 21600 0 0 Z N"/></draw:custom-shape><draw:custom-shape text:anchor-type="paragraph" draw:z-index="28" draw:style-name="gr2" draw:text-style-name="P62" svg:width="0.743cm" svg:height="0.796cm" svg:x="8.5cm" svg:y="0.326cm"><text:p text:style-name="P62">FA</text:p><draw:enhanced-geometry svg:viewBox="0 0 21600 21600" draw:type="rectangle" draw:enhanced-path="M 0 0 L 21600 0 21600 21600 0 21600 0 0 Z N"/></draw:custom-shape><draw:custom-shape text:anchor-type="paragraph" draw:z-index="30" draw:style-name="gr2" draw:text-style-name="P61" svg:width="0.742cm" svg:height="0.795cm" svg:x="7.627cm" svg:y="0.347cm"><text:p text:style-name="P61">FA</text:p><draw:enhanced-geometry svg:viewBox="0 0 21600 21600" draw:type="rectangle" draw:enhanced-path="M 0 0 L 21600 0 21600 21600 0 21600 0 0 Z N"/></draw:custom-shape><draw:custom-shape text:anchor-type="paragraph" draw:z-index="38" draw:style-name="gr3" svg:width="1.694cm" svg:height="0.424cm" draw:transform="rotate (-1.5707963267949) translate (7.42244444444444cm 0.4815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40" draw:style-name="gr2" draw:text-style-name="P61" svg:width="0.742cm" svg:height="0.795cm" svg:x="3.692cm" svg:y="0.051cm"><text:p text:style-name="P61">FA</text:p><draw:enhanced-geometry svg:viewBox="0 0 21600 21600" draw:type="rectangle" draw:enhanced-path="M 0 0 L 21600 0 21600 21600 0 21600 0 0 Z N"/></draw:custom-shape><draw:custom-shape text:anchor-type="paragraph" draw:z-index="41" draw:style-name="gr2" draw:text-style-name="P61" svg:width="0.742cm" svg:height="0.795cm" svg:x="4.632cm" svg:y="0.048cm"><text:p text:style-name="P61">FA</text:p><draw:enhanced-geometry svg:viewBox="0 0 21600 21600" draw:type="rectangle" draw:enhanced-path="M 0 0 L 21600 0 21600 21600 0 21600 0 0 Z N"/></draw:custom-shape><draw:rect text:anchor-type="paragraph" draw:z-index="2" draw:style-name="gr1" draw:text-style-name="P61" svg:width="4.684cm" svg:height="2.303cm" svg:x="6.833cm" svg:y="0.009cm"><text:p/></draw:rect></text:p>
      <text:p text:style-name="Standard"><draw:line text:anchor-type="paragraph" draw:z-index="823" draw:style-name="gr46" draw:text-style-name="P61" svg:x1="4.981cm" svg:y1="1.031cm" svg:x2="4.981cm" svg:y2="0.332cm"><text:p/></draw:line><draw:line text:anchor-type="paragraph" draw:z-index="824" draw:style-name="gr46" draw:text-style-name="P61" svg:x1="4.029cm" svg:y1="0.332cm" svg:x2="4.029cm" svg:y2="1.031cm"><text:p/></draw:line></text:p>
      <text:p text:style-name="Standard"><draw:custom-shape text:anchor-type="paragraph" draw:z-index="22" draw:style-name="gr3" svg:width="1.694cm" svg:height="0.424cm" svg:x="12.778cm" svg:y="0.437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4" draw:style-name="gr2" draw:text-style-name="P62" svg:width="0.743cm" svg:height="0.796cm" svg:x="10.352cm" svg:y="0.226cm"><text:p text:style-name="P62">FA</text:p><draw:enhanced-geometry svg:viewBox="0 0 21600 21600" draw:type="rectangle" draw:enhanced-path="M 0 0 L 21600 0 21600 21600 0 21600 0 0 Z N"/></draw:custom-shape><draw:custom-shape text:anchor-type="paragraph" draw:z-index="26" draw:style-name="gr2" draw:text-style-name="P61" svg:width="0.742cm" svg:height="0.795cm" svg:x="9.4cm" svg:y="0.325cm"><text:p text:style-name="P61">FA</text:p><draw:enhanced-geometry svg:viewBox="0 0 21600 21600" draw:type="rectangle" draw:enhanced-path="M 0 0 L 21600 0 21600 21600 0 21600 0 0 Z N"/></draw:custom-shape><draw:custom-shape text:anchor-type="paragraph" draw:z-index="27" draw:style-name="gr2" draw:text-style-name="P61" svg:width="0.742cm" svg:height="0.795cm" svg:x="8.5cm" svg:y="0.284cm"><text:p text:style-name="P61">FA</text:p><draw:enhanced-geometry svg:viewBox="0 0 21600 21600" draw:type="rectangle" draw:enhanced-path="M 0 0 L 21600 0 21600 21600 0 21600 0 0 Z N"/></draw:custom-shape><draw:custom-shape text:anchor-type="paragraph" draw:z-index="29" draw:style-name="gr2" draw:text-style-name="P62" svg:width="0.745cm" svg:height="0.798cm" svg:x="7.601cm" svg:y="0.321cm"><text:p text:style-name="P62">FA</text:p><draw:enhanced-geometry svg:viewBox="0 0 21600 21600" draw:type="rectangle" draw:enhanced-path="M 0 0 L 21600 0 21600 21600 0 21600 0 0 Z N"/></draw:custom-shape><draw:line text:anchor-type="paragraph" draw:z-index="58" draw:style-name="gr4" draw:text-style-name="P61" svg:x1="6.999cm" svg:y1="0.411cm" svg:x2="6.225cm" svg:y2="0.411cm"><text:p/></draw:line><draw:frame text:anchor-type="paragraph" draw:z-index="77" draw:style-name="gr8" svg:width="0.795cm" svg:height="0.768cm" svg:x="11.984cm" svg:y="0.437cm"><draw:text-box><text:p>2Δ<text:span text:style-name="T88">G</text:span></text:p></draw:text-box></draw:frame></text:p>
      <text:p text:style-name="Standard"><draw:line text:anchor-type="paragraph" draw:z-index="57" draw:style-name="gr4" draw:text-style-name="P61" svg:x1="7.124cm" svg:y1="0.4cm" svg:x2="7.15cm" svg:y2="1.141cm"><text:p/></draw:line><draw:line text:anchor-type="paragraph" draw:z-index="55" draw:style-name="gr4" draw:text-style-name="P61" svg:x1="13.633cm" svg:y1="1.088cm" svg:x2="13.633cm" svg:y2="0.374cm"><text:p/></draw:line><draw:line text:anchor-type="paragraph" draw:z-index="54" draw:style-name="gr4" draw:text-style-name="P61" svg:x1="14.242cm" svg:y1="0.162cm" svg:x2="15.3cm" svg:y2="0.188cm"><text:p/></draw:line><draw:frame text:anchor-type="paragraph" draw:z-index="825" draw:style-name="gr51" svg:width="0.609cm" svg:height="0.503cm" svg:x="4.981cm" svg:y="0.056cm"><draw:text-box><text:p>0</text:p></draw:text-box></draw:frame><draw:frame text:anchor-type="paragraph" draw:z-index="826" draw:style-name="gr53" svg:width="0.503cm" svg:height="0.489cm" svg:x="3.844cm" svg:y="0.03cm"><draw:text-box><text:p><text:s/>1</text:p></draw:text-box></draw:frame></text:p>
      <text:p text:style-name="Standard"><draw:line text:anchor-type="paragraph" draw:z-index="820" draw:style-name="gr46" draw:text-style-name="P61" svg:x1="10.696cm" svg:y1="0.048cm" svg:x2="10.696cm" svg:y2="1.449cm"><text:p/></draw:line></text:p>
      <text:p text:style-name="Standard"><draw:line text:anchor-type="paragraph" draw:z-index="72" draw:style-name="gr5" draw:text-style-name="P61" svg:x1="5.96cm" svg:y1="0.3cm" svg:x2="15.538cm" svg:y2="0.326cm"><text:p/></draw:line><draw:line text:anchor-type="paragraph" draw:z-index="56" draw:style-name="gr4" draw:text-style-name="P61" svg:x1="7.151cm" svg:y1="0.168cm" svg:x2="13.633cm" svg:y2="0.115cm"><text:p/></draw:line></text:p>
      <text:p text:style-name="Standard"><draw:frame text:anchor-type="paragraph" draw:z-index="822" draw:style-name="gr52" svg:width="0.609cm" svg:height="0.583cm" svg:x="10.458cm" svg:y="0.448cm"><draw:text-box><text:p><text:s text:c="2"/>1</text:p></draw:text-box></draw:frame></text:p>
      <text:p text:style-name="Standard"/>
      <text:p text:style-name="P9"/>
      <text:p text:style-name="P9"/>
      <text:p text:style-name="P9"/>
      <text:p text:style-name="P60"/>
      <text:p text:style-name="P9"><text:soft-page-break/>2. (20 marks) Build a 18-bit carry-skip adder. Decide the number of groups and the size of a </text:p>
      <text:p text:style-name="P9">group. Estimate the time delay of your design.</text:p>
      <text:p text:style-name="P9"/>
      <text:p text:style-name="P9"/>
      <text:p text:style-name="P13">Ans.) <text:s text:c="4"/>Let the following three time delays be defined:</text:p>
      <text:p text:style-name="P13"/>
      <text:p text:style-name="P13"><text:s text:c="23"/>t<text:span text:style-name="T4">r <text:s text:c="8"/></text:span><text:span text:style-name="T28">denote <text:s/>carry ripple time through one bit</text:span></text:p>
      <text:p text:style-name="P13"><text:span text:style-name="T28"><text:s text:c="23"/>t</text:span><text:span text:style-name="T4">s</text:span><text:span text:style-name="T28">(k) <text:s/>denote the time to skip on group</text:span></text:p>
      <text:p text:style-name="P13"><text:span text:style-name="T28"><text:s text:c="23"/>t</text:span><text:span text:style-name="T4">b <text:s text:c="10"/></text:span><text:span text:style-name="T28">denote the time delay of an OR gate</text:span></text:p>
      <text:p text:style-name="P13"/>
      <text:p text:style-name="P13"><text:s text:c="15"/>For a n-bit carry-skip adder, of n/k groups <text:span text:style-name="T78">where k is the size of the group</text:span>,</text:p>
      <text:p text:style-name="P13"/>
      <text:p text:style-name="P13"><text:s text:c="24"/>T<text:span text:style-name="T4">carry </text:span><text:span text:style-name="T28"><text:s/>= <text:s/>(k – 1) t</text:span><text:span text:style-name="T4">r <text:s/></text:span><text:span text:style-name="T28">+ t</text:span><text:span text:style-name="T4">b <text:s text:c="2"/></text:span><text:span text:style-name="T28"><text:s/>+ ( n/k <text:s/>- </text:span><text:span text:style-name="T54">2</text:span><text:span text:style-name="T28"> ) ( t</text:span><text:span text:style-name="T4">s <text:s/></text:span><text:span text:style-name="T28">+ t</text:span><text:span text:style-name="T4">b </text:span><text:span text:style-name="T28">) + (k – 1) t</text:span><text:span text:style-name="T4">r</text:span></text:p>
      <text:p text:style-name="P13"><text:span text:style-name="T4"><text:s text:c="56"/></text:span><text:span text:style-name="T28">= <text:s/>( 4k + 2n / k <text:s/>- 7) Δ</text:span><text:span text:style-name="T4">G</text:span></text:p>
      <text:p text:style-name="P44"><text:s/></text:p>
      <text:p text:style-name="P13"><text:span text:style-name="T4"><text:s text:c="39"/></text:span><text:span text:style-name="T28">where <text:s/>t</text:span><text:span text:style-name="T4">r <text:s/></text:span><text:span text:style-name="T28">= 2Δ</text:span><text:span text:style-name="T4">G <text:s text:c="3"/></text:span><text:span text:style-name="T28">and <text:s/>t</text:span><text:span text:style-name="T4">b <text:s/></text:span><text:span text:style-name="T28">= <text:s/>t</text:span><text:span text:style-name="T4">s <text:s text:c="2"/></text:span><text:span text:style-name="T28">= <text:s/>Δ</text:span><text:span text:style-name="T4">G</text:span></text:p>
      <text:p text:style-name="P13"><text:s/></text:p>
      <text:p text:style-name="P13"><text:span text:style-name="T4"><text:s text:c="23"/></text:span><text:span text:style-name="T28">Optimal size of k <text:s/>=&gt; <text:s/>k</text:span><text:span text:style-name="T4">opt </text:span><text:span text:style-name="T28"><text:s/>= <text:s text:c="2"/></text:span><text:span text:style-name="T28"><draw:frame draw:style-name="fr1" draw:name="Object2" text:anchor-type="as-char" svg:y="-0.706cm" svg:width="0.764cm" svg:height="1.085cm" draw:z-index="8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3"/>
      <text:p text:style-name="P44"><text:s text:c="26"/></text:p>
      <text:p text:style-name="P9"><text:s text:c="11"/><text:span text:style-name="T77">Hence, for <text:s/>n = 18, <text:s/>k</text:span><text:span text:style-name="T17">opt <text:s/></text:span><text:span text:style-name="T47"><text:s/>= <text:s/>3 <text:s/></text:span><text:span text:style-name="T48">=&gt; </text:span><text:span text:style-name="T51">Number of groups = n /k</text:span><text:span text:style-name="T18">opt </text:span><text:span text:style-name="T51"><text:s/>= 18 / 3 <text:s/>= 6</text:span></text:p>
      <text:p text:style-name="P9"/>
      <text:p text:style-name="P9"/>
      <text:p text:style-name="P9"><draw:custom-shape text:anchor-type="paragraph" draw:z-index="111" draw:style-name="gr3" svg:width="1.191cm" svg:height="0.503cm" draw:transform="rotate (1.5707963267949) translate (14.9172083333333cm 1.603375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1" draw:style-name="gr3" svg:width="1.191cm" svg:height="0.503cm" draw:transform="rotate (1.5707963267949) translate (1.87325cm 1.56633333333333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8" draw:style-name="gr3" svg:width="1.191cm" svg:height="0.503cm" draw:transform="rotate (1.5707963267949) translate (5.36575cm 1.66158333333333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9"><draw:custom-shape text:anchor-type="paragraph" draw:z-index="98" draw:style-name="gr10" draw:text-style-name="P62" svg:width="0.664cm" svg:height="0.664cm" svg:x="17.131cm" svg:y="0.175cm"><text:p/><draw:enhanced-geometry svg:viewBox="0 0 21600 21600" draw:type="rectangle" draw:enhanced-path="M 0 0 L 21600 0 21600 21600 0 21600 0 0 Z N"/></draw:custom-shape><draw:custom-shape text:anchor-type="paragraph" draw:z-index="99" draw:style-name="gr10" draw:text-style-name="P61" svg:width="0.662cm" svg:height="0.662cm" svg:x="16.469cm" svg:y="0.175cm"><text:p/><draw:enhanced-geometry svg:viewBox="0 0 21600 21600" draw:type="rectangle" draw:enhanced-path="M 0 0 L 21600 0 21600 21600 0 21600 0 0 Z N"/></draw:custom-shape><draw:custom-shape text:anchor-type="paragraph" draw:z-index="100" draw:style-name="gr10" draw:text-style-name="P61" svg:width="0.662cm" svg:height="0.662cm" svg:x="15.808cm" svg:y="0.175cm"><text:p/><draw:enhanced-geometry svg:viewBox="0 0 21600 21600" draw:type="rectangle" draw:enhanced-path="M 0 0 L 21600 0 21600 21600 0 21600 0 0 Z N"/></draw:custom-shape><draw:custom-shape text:anchor-type="paragraph" draw:z-index="95" draw:style-name="gr10" draw:text-style-name="P62" svg:width="0.664cm" svg:height="0.664cm" svg:x="14.034cm" svg:y="0.226cm"><text:p/><draw:enhanced-geometry svg:viewBox="0 0 21600 21600" draw:type="rectangle" draw:enhanced-path="M 0 0 L 21600 0 21600 21600 0 21600 0 0 Z N"/></draw:custom-shape><draw:custom-shape text:anchor-type="paragraph" draw:z-index="83" draw:style-name="gr10" draw:text-style-name="P61" svg:width="0.662cm" svg:height="0.662cm" svg:x="9.696cm" svg:y="0.233cm"><text:p/><draw:enhanced-geometry svg:viewBox="0 0 21600 21600" draw:type="rectangle" draw:enhanced-path="M 0 0 L 21600 0 21600 21600 0 21600 0 0 Z N"/></draw:custom-shape><draw:custom-shape text:anchor-type="paragraph" draw:z-index="84" draw:style-name="gr10" draw:text-style-name="P61" svg:width="0.662cm" svg:height="0.662cm" svg:x="10.358cm" svg:y="0.233cm"><text:p/><draw:enhanced-geometry svg:viewBox="0 0 21600 21600" draw:type="rectangle" draw:enhanced-path="M 0 0 L 21600 0 21600 21600 0 21600 0 0 Z N"/></draw:custom-shape><draw:custom-shape text:anchor-type="paragraph" draw:z-index="85" draw:style-name="gr10" draw:text-style-name="P61" svg:width="0.662cm" svg:height="0.662cm" svg:x="11.019cm" svg:y="0.233cm"><text:p/><draw:enhanced-geometry svg:viewBox="0 0 21600 21600" draw:type="rectangle" draw:enhanced-path="M 0 0 L 21600 0 21600 21600 0 21600 0 0 Z N"/></draw:custom-shape><draw:custom-shape text:anchor-type="paragraph" draw:z-index="86" draw:style-name="gr10" draw:text-style-name="P62" svg:width="0.664cm" svg:height="0.664cm" svg:x="7.791cm" svg:y="0.169cm"><text:p/><draw:enhanced-geometry svg:viewBox="0 0 21600 21600" draw:type="rectangle" draw:enhanced-path="M 0 0 L 21600 0 21600 21600 0 21600 0 0 Z N"/></draw:custom-shape><draw:custom-shape text:anchor-type="paragraph" draw:z-index="87" draw:style-name="gr10" draw:text-style-name="P61" svg:width="0.662cm" svg:height="0.662cm" svg:x="7.13cm" svg:y="0.169cm"><text:p/><draw:enhanced-geometry svg:viewBox="0 0 21600 21600" draw:type="rectangle" draw:enhanced-path="M 0 0 L 21600 0 21600 21600 0 21600 0 0 Z N"/></draw:custom-shape><draw:custom-shape text:anchor-type="paragraph" draw:z-index="88" draw:style-name="gr10" draw:text-style-name="P61" svg:width="0.662cm" svg:height="0.662cm" svg:x="6.468cm" svg:y="0.169cm"><text:p/><draw:enhanced-geometry svg:viewBox="0 0 21600 21600" draw:type="rectangle" draw:enhanced-path="M 0 0 L 21600 0 21600 21600 0 21600 0 0 Z N"/></draw:custom-shape><draw:custom-shape text:anchor-type="paragraph" draw:z-index="89" draw:style-name="gr10" draw:text-style-name="P62" svg:width="0.664cm" svg:height="0.664cm" svg:x="4.35cm" svg:y="0.153cm"><text:p/><draw:enhanced-geometry svg:viewBox="0 0 21600 21600" draw:type="rectangle" draw:enhanced-path="M 0 0 L 21600 0 21600 21600 0 21600 0 0 Z N"/></draw:custom-shape><draw:custom-shape text:anchor-type="paragraph" draw:z-index="90" draw:style-name="gr10" draw:text-style-name="P61" svg:width="0.662cm" svg:height="0.662cm" svg:x="3.688cm" svg:y="0.153cm"><text:p/><draw:enhanced-geometry svg:viewBox="0 0 21600 21600" draw:type="rectangle" draw:enhanced-path="M 0 0 L 21600 0 21600 21600 0 21600 0 0 Z N"/></draw:custom-shape><draw:custom-shape text:anchor-type="paragraph" draw:z-index="91" draw:style-name="gr10" draw:text-style-name="P61" svg:width="0.662cm" svg:height="0.662cm" svg:x="3.027cm" svg:y="0.153cm"><text:p/><draw:enhanced-geometry svg:viewBox="0 0 21600 21600" draw:type="rectangle" draw:enhanced-path="M 0 0 L 21600 0 21600 21600 0 21600 0 0 Z N"/></draw:custom-shape><draw:custom-shape text:anchor-type="paragraph" draw:z-index="92" draw:style-name="gr10" draw:text-style-name="P62" svg:width="0.664cm" svg:height="0.664cm" svg:x="0.806cm" svg:y="0.143cm"><text:p/><draw:enhanced-geometry svg:viewBox="0 0 21600 21600" draw:type="rectangle" draw:enhanced-path="M 0 0 L 21600 0 21600 21600 0 21600 0 0 Z N"/></draw:custom-shape><draw:custom-shape text:anchor-type="paragraph" draw:z-index="93" draw:style-name="gr10" draw:text-style-name="P61" svg:width="0.662cm" svg:height="0.662cm" svg:x="0.145cm" svg:y="0.143cm"><text:p/><draw:enhanced-geometry svg:viewBox="0 0 21600 21600" draw:type="rectangle" draw:enhanced-path="M 0 0 L 21600 0 21600 21600 0 21600 0 0 Z N"/></draw:custom-shape><draw:custom-shape text:anchor-type="paragraph" draw:z-index="94" draw:style-name="gr10" draw:text-style-name="P61" svg:width="0.662cm" svg:height="0.662cm" svg:x="-0.517cm" svg:y="0.143cm"><text:p/><draw:enhanced-geometry svg:viewBox="0 0 21600 21600" draw:type="rectangle" draw:enhanced-path="M 0 0 L 21600 0 21600 21600 0 21600 0 0 Z N"/></draw:custom-shape><draw:custom-shape text:anchor-type="paragraph" draw:z-index="96" draw:style-name="gr10" draw:text-style-name="P61" svg:width="0.662cm" svg:height="0.662cm" svg:x="13.372cm" svg:y="0.226cm"><text:p/><draw:enhanced-geometry svg:viewBox="0 0 21600 21600" draw:type="rectangle" draw:enhanced-path="M 0 0 L 21600 0 21600 21600 0 21600 0 0 Z N"/></draw:custom-shape><draw:custom-shape text:anchor-type="paragraph" draw:z-index="97" draw:style-name="gr10" draw:text-style-name="P61" svg:width="0.662cm" svg:height="0.662cm" svg:x="12.711cm" svg:y="0.226cm"><text:p/><draw:enhanced-geometry svg:viewBox="0 0 21600 21600" draw:type="rectangle" draw:enhanced-path="M 0 0 L 21600 0 21600 21600 0 21600 0 0 Z N"/></draw:custom-shape><draw:line text:anchor-type="paragraph" draw:z-index="106" draw:style-name="gr11" draw:text-style-name="P61" svg:x1="1.873cm" svg:y1="0.471cm" svg:x2="1.469cm" svg:y2="0.471cm"><text:p/></draw:line><draw:line text:anchor-type="paragraph" draw:z-index="107" draw:style-name="gr12" draw:text-style-name="P61" svg:x1="3.027cm" svg:y1="0.285cm" svg:x2="2.376cm" svg:y2="0.259cm"><text:p/></draw:line><draw:custom-shape text:anchor-type="paragraph" draw:z-index="109" draw:style-name="gr3" svg:width="1.191cm" svg:height="0.503cm" draw:transform="rotate (1.5707963267949) translate (8.59366666666667cm 1.195916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0" draw:style-name="gr3" svg:width="1.191cm" svg:height="0.503cm" draw:transform="rotate (1.5707963267949) translate (11.8480416666667cm 1.195916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18" draw:style-name="gr4" draw:text-style-name="P61" svg:x1="5.868cm" svg:y1="0.365cm" svg:x2="6.468cm" svg:y2="0.365cm"><text:p/></draw:line><draw:line text:anchor-type="paragraph" draw:z-index="119" draw:style-name="gr13" draw:text-style-name="P61" svg:x1="9.096cm" svg:y1="0.471cm" svg:x2="9.696cm" svg:y2="0.471cm"><text:p/></draw:line><draw:line text:anchor-type="paragraph" draw:z-index="120" draw:style-name="gr13" draw:text-style-name="P61" svg:x1="12.351cm" svg:y1="0.445cm" svg:x2="12.711cm" svg:y2="0.445cm"><text:p/></draw:line><draw:line text:anchor-type="paragraph" draw:z-index="121" draw:style-name="gr13" draw:text-style-name="P61" svg:x1="15.42cm" svg:y1="0.434cm" svg:x2="15.808cm" svg:y2="0.434cm"><text:p/></draw:line><draw:line text:anchor-type="paragraph" draw:z-index="148" draw:style-name="gr4" draw:text-style-name="P61" svg:x1="1.674cm" svg:y1="0.471cm" svg:x2="1.674cm" svg:y2="1.82cm"><text:p/></draw:line><draw:line text:anchor-type="paragraph" draw:z-index="150" draw:style-name="gr13" draw:text-style-name="P61" svg:x1="-1.222cm" svg:y1="0.471cm" svg:x2="-0.516cm" svg:y2="0.471cm"><text:p/></draw:line><draw:custom-shape text:anchor-type="paragraph" draw:z-index="160" draw:style-name="gr3" svg:width="1.191cm" svg:height="0.503cm" draw:transform="rotate (1.5707963267949) translate (-1.72508333333333cm 1.37583333333333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81" draw:style-name="gr15" draw:text-style-name="P61" svg:width="0.301cm" svg:height="0.301cm" svg:x="-0.319cm" svg:y="0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15" draw:text-style-name="P61" svg:width="0.301cm" svg:height="0.301cm" svg:x="17.302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105" draw:style-name="gr11" draw:text-style-name="P61" svg:x1="14.891cm" svg:y1="0.064cm" svg:x2="14.697cm" svg:y2="0.064cm"><text:p/></draw:line><draw:line text:anchor-type="paragraph" draw:z-index="102" draw:style-name="gr11" draw:text-style-name="P61" svg:x1="5.392cm" svg:y1="0.037cm" svg:x2="5.013cm" svg:y2="0.037cm"><text:p/></draw:line><draw:line text:anchor-type="paragraph" draw:z-index="103" draw:style-name="gr11" draw:text-style-name="P61" svg:x1="8.673cm" svg:y1="0.09cm" svg:x2="8.454cm" svg:y2="0.09cm"><text:p/></draw:line><draw:line text:anchor-type="paragraph" draw:z-index="104" draw:style-name="gr11" draw:text-style-name="P61" svg:x1="11.821cm" svg:y1="0.09cm" svg:x2="11.68cm" svg:y2="0.09cm"><text:p/></draw:line><draw:line text:anchor-type="paragraph" draw:z-index="122" draw:style-name="gr13" draw:text-style-name="P61" svg:x1="2.376cm" svg:y1="0.46cm" svg:x2="2.865cm" svg:y2="0.46cm"><text:p/></draw:line><draw:line text:anchor-type="paragraph" draw:z-index="124" draw:style-name="gr4" draw:text-style-name="P61" svg:x1="2.864cm" svg:y1="0.46cm" svg:x2="2.838cm" svg:y2="1.518cm"><text:p/></draw:line><draw:line text:anchor-type="paragraph" draw:z-index="125" draw:style-name="gr4" draw:text-style-name="P61" svg:x1="5.219cm" svg:y1="0.037cm" svg:x2="5.219cm" svg:y2="1.519cm"><text:p/></draw:line><draw:line text:anchor-type="paragraph" draw:z-index="130" draw:style-name="gr4" draw:text-style-name="P61" svg:x1="11.822cm" svg:y1="0.09cm" svg:x2="11.781cm" svg:y2="1.545cm"><text:p/></draw:line><draw:line text:anchor-type="paragraph" draw:z-index="135" draw:style-name="gr4" draw:text-style-name="P61" svg:x1="8.594cm" svg:y1="0.09cm" svg:x2="8.58cm" svg:y2="1.545cm"><text:p/></draw:line><draw:line text:anchor-type="paragraph" draw:z-index="140" draw:style-name="gr4" draw:text-style-name="P61" svg:x1="14.891cm" svg:y1="0.064cm" svg:x2="14.891cm" svg:y2="1.387cm"><text:p/></draw:line><draw:line text:anchor-type="paragraph" draw:z-index="145" draw:style-name="gr13" draw:text-style-name="P61" svg:x1="17.794cm" svg:y1="0.011cm" svg:x2="18.792cm" svg:y2="0.011cm"><text:p/></draw:line><draw:line text:anchor-type="paragraph" draw:z-index="146" draw:style-name="gr4" draw:text-style-name="P61" svg:x1="18.183cm" svg:y1="1.44cm" svg:x2="18.157cm" svg:y2="0.011cm"><text:p/></draw:line><draw:line text:anchor-type="paragraph" draw:z-index="154" draw:style-name="gr12" draw:text-style-name="P61" svg:x1="0.377cm" svg:y1="0.318cm" svg:x2="0.351cm" svg:y2="1.149cm"><text:p/></draw:line><draw:line text:anchor-type="paragraph" draw:z-index="155" draw:style-name="gr12" draw:text-style-name="P61" svg:x1="3.922cm" svg:y1="0.328cm" svg:x2="3.896cm" svg:y2="1.36cm"><text:p/></draw:line><draw:line text:anchor-type="paragraph" draw:z-index="156" draw:style-name="gr12" draw:text-style-name="P61" svg:x1="7.336cm" svg:y1="0.344cm" svg:x2="7.336cm" svg:y2="1.307cm"><text:p/></draw:line><draw:line text:anchor-type="paragraph" draw:z-index="157" draw:style-name="gr12" draw:text-style-name="P61" svg:x1="10.617cm" svg:y1="0.407cm" svg:x2="10.617cm" svg:y2="1.28cm"><text:p/></draw:line><draw:line text:anchor-type="paragraph" draw:z-index="158" draw:style-name="gr12" draw:text-style-name="P61" svg:x1="13.633cm" svg:y1="0.4cm" svg:x2="13.633cm" svg:y2="1.148cm"><text:p/></draw:line><draw:line text:anchor-type="paragraph" draw:z-index="159" draw:style-name="gr12" draw:text-style-name="P61" svg:x1="16.729cm" svg:y1="0.349cm" svg:x2="16.729cm" svg:y2="1.148cm"><text:p/></draw:line><draw:line text:anchor-type="paragraph" draw:z-index="162" draw:style-name="gr4" draw:text-style-name="P61" svg:x1="-1.725cm" svg:y1="0.328cm" svg:x2="-1.686cm" svg:y2="2.603cm"><text:p/></draw:line><draw:line text:anchor-type="paragraph" draw:z-index="163" draw:style-name="gr14" draw:text-style-name="P61" svg:x1="15.062cm" svg:y1="2.101cm" svg:x2="15.062cm" svg:y2="0.037cm"><text:p/></draw:line><draw:line text:anchor-type="paragraph" draw:z-index="174" draw:style-name="gr14" draw:text-style-name="P61" svg:x1="-0.31cm" svg:y1="0.064cm" svg:x2="1.874cm" svg:y2="0.09cm"><text:p/></draw:line><draw:line text:anchor-type="paragraph" draw:z-index="175" draw:style-name="gr14" draw:text-style-name="P61" svg:x1="1.873cm" svg:y1="0.831cm" svg:x2="1.873cm" svg:y2="0.064cm"><text:p/></draw:line><draw:line text:anchor-type="paragraph" draw:z-index="180" draw:style-name="gr14" draw:text-style-name="P62" svg:x1="5.366cm" svg:y1="0.355cm" svg:x2="6.146cm" svg:y2="0.355cm"><text:p/></draw:line><draw:line text:anchor-type="paragraph" draw:z-index="179" draw:style-name="gr14" draw:text-style-name="P61" svg:x1="5.366cm" svg:y1="0.355cm" svg:x2="5.405cm" svg:y2="2.101cm"><text:p/></draw:line><draw:line text:anchor-type="paragraph" draw:z-index="173" draw:style-name="gr14" draw:text-style-name="P61" svg:x1="6.145cm" svg:y1="2.207cm" svg:x2="6.145cm" svg:y2="0.355cm"><text:p/></draw:line><draw:line text:anchor-type="paragraph" draw:z-index="170" draw:style-name="gr14" draw:text-style-name="P61" svg:x1="8.765cm" svg:y1="0.222cm" svg:x2="9.268cm" svg:y2="0.222cm"><text:p/></draw:line><draw:line text:anchor-type="paragraph" draw:z-index="171" draw:style-name="gr14" draw:text-style-name="P61" svg:x1="8.765cm" svg:y1="0.222cm" svg:x2="8.818cm" svg:y2="2.233cm"><text:p/></draw:line><draw:line text:anchor-type="paragraph" draw:z-index="169" draw:style-name="gr14" draw:text-style-name="P61" svg:x1="9.267cm" svg:y1="0.222cm" svg:x2="9.32cm" svg:y2="2.206cm"><text:p/></draw:line><draw:line text:anchor-type="paragraph" draw:z-index="166" draw:style-name="gr14" draw:text-style-name="P61" svg:x1="12.019cm" svg:y1="0.4cm" svg:x2="12.642cm" svg:y2="0.4cm"><text:p/></draw:line><draw:line text:anchor-type="paragraph" draw:z-index="167" draw:style-name="gr14" draw:text-style-name="P61" svg:x1="12.019cm" svg:y1="2.233cm" svg:x2="12.019cm" svg:y2="0.4cm"><text:p/></draw:line><draw:line text:anchor-type="paragraph" draw:z-index="165" draw:style-name="gr14" draw:text-style-name="P61" svg:x1="12.642cm" svg:y1="0.4cm" svg:x2="12.642cm" svg:y2="2.127cm"><text:p/></draw:line><draw:line text:anchor-type="paragraph" draw:z-index="183" draw:style-name="gr14" draw:text-style-name="P61" svg:x1="15.035cm" svg:y1="0.037cm" svg:x2="17.601cm" svg:y2="0.037cm"><text:p/></draw:line></text:p>
      <text:p text:style-name="P9"><draw:custom-shape text:anchor-type="paragraph" draw:z-index="113" draw:style-name="gr3" svg:width="0.821cm" svg:height="0.488cm" draw:transform="rotate (1.5707963267949) translate (13.4002638888889cm 1.29469444444444cm)"><text:p/>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7" draw:style-name="gr3" svg:width="0.821cm" svg:height="0.477cm" draw:transform="rotate (1.5707963267949) translate (0.128763888888889cm 1.284111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27" draw:style-name="gr13" draw:text-style-name="P61" svg:x1="5.868cm" svg:y1="0.079cm" svg:x2="6.41cm" svg:y2="0.079cm"><text:p/></draw:line><draw:line text:anchor-type="paragraph" draw:z-index="129" draw:style-name="gr4" draw:text-style-name="P61" svg:x1="6.41cm" svg:y1="0.079cm" svg:x2="6.41cm" svg:y2="1.084cm"><text:p/></draw:line><draw:line text:anchor-type="paragraph" draw:z-index="132" draw:style-name="gr13" draw:text-style-name="P61" svg:x1="9.096cm" svg:y1="0cm" svg:x2="9.558cm" svg:y2="0cm"><text:p/></draw:line><draw:line text:anchor-type="paragraph" draw:z-index="133" draw:style-name="gr4" draw:text-style-name="P61" svg:x1="9.559cm" svg:y1="1.058cm" svg:x2="9.559cm" svg:y2="0cm"><text:p/></draw:line><draw:line text:anchor-type="paragraph" draw:z-index="137" draw:style-name="gr13" draw:text-style-name="P61" svg:x1="12.351cm" svg:y1="0.106cm" svg:x2="12.998cm" svg:y2="0.106cm"><text:p/></draw:line><draw:line text:anchor-type="paragraph" draw:z-index="138" draw:style-name="gr4" draw:text-style-name="P61" svg:x1="12.998cm" svg:y1="0.926cm" svg:x2="12.998cm" svg:y2="0.106cm"><text:p/></draw:line><draw:line text:anchor-type="paragraph" draw:z-index="142" draw:style-name="gr13" draw:text-style-name="P61" svg:x1="15.42cm" svg:y1="0.026cm" svg:x2="15.776cm" svg:y2="0.026cm"><text:p/></draw:line><draw:line text:anchor-type="paragraph" draw:z-index="143" draw:style-name="gr4" draw:text-style-name="P61" svg:x1="15.776cm" svg:y1="0.926cm" svg:x2="15.776cm" svg:y2="0.026cm"><text:p/></draw:line><draw:line text:anchor-type="paragraph" draw:z-index="153" draw:style-name="gr4" draw:text-style-name="P61" svg:x1="-0.972cm" svg:y1="0.344cm" svg:x2="-0.972cm" svg:y2="0.37cm"><text:p/></draw:line><draw:line text:anchor-type="paragraph" draw:z-index="151" draw:style-name="gr4" draw:text-style-name="P61" svg:x1="-0.945cm" svg:y1="0.873cm" svg:x2="-0.945cm" svg:y2="0.053cm"><text:p/></draw:line><draw:line text:anchor-type="paragraph" draw:z-index="161" draw:style-name="gr13" draw:text-style-name="P61" svg:x1="-1.222cm" svg:y1="0.053cm" svg:x2="-0.945cm" svg:y2="0.053cm"><text:p/></draw:line><draw:line text:anchor-type="paragraph" draw:z-index="176" draw:style-name="gr14" draw:text-style-name="P61" svg:x1="1.873cm" svg:y1="0.344cm" svg:x2="2.6cm" svg:y2="0.344cm"><text:p/></draw:line><draw:line text:anchor-type="paragraph" draw:z-index="177" draw:style-name="gr14" draw:text-style-name="P61" svg:x1="2.6cm" svg:y1="0.344cm" svg:x2="2.6cm" svg:y2="1.64cm"><text:p/></draw:line></text:p>
      <text:p text:style-name="P9"><draw:custom-shape text:anchor-type="paragraph" draw:z-index="112" draw:style-name="gr3" svg:width="0.821cm" svg:height="0.477cm" draw:transform="rotate (1.5707963267949) translate (16.5329305555556cm 0.8237361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4" draw:style-name="gr3" svg:width="0.821cm" svg:height="0.477cm" draw:transform="rotate (1.5707963267949) translate (10.4210555555556cm 0.977194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5" draw:style-name="gr3" svg:width="0.821cm" svg:height="0.477cm" draw:transform="rotate (1.5707963267949) translate (7.11376388888889cm 0.9824861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6" draw:style-name="gr3" svg:width="0.821cm" svg:height="0.477cm" draw:transform="rotate (1.5707963267949) translate (3.67418055555556cm 0.971902777777778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39" draw:style-name="gr4" draw:text-style-name="P61" svg:x1="13.4cm" svg:y1="0.439cm" svg:x2="12.998cm" svg:y2="0.439cm"><text:p/></draw:line><draw:line text:anchor-type="paragraph" draw:z-index="141" draw:style-name="gr13" draw:text-style-name="P61" svg:x1="13.887cm" svg:y1="0.413cm" svg:x2="14.891cm" svg:y2="0.413cm"><text:p/></draw:line><draw:line text:anchor-type="paragraph" draw:z-index="144" draw:style-name="gr4" draw:text-style-name="P61" svg:x1="16.533cm" svg:y1="0.413cm" svg:x2="15.776cm" svg:y2="0.439cm"><text:p/></draw:line><draw:line text:anchor-type="paragraph" draw:z-index="147" draw:style-name="gr13" draw:text-style-name="P61" svg:x1="17.009cm" svg:y1="0.386cm" svg:x2="18.157cm" svg:y2="0.386cm"><text:p/></draw:line><draw:line text:anchor-type="paragraph" draw:z-index="149" draw:style-name="gr13" draw:text-style-name="P61" svg:x1="0.605cm" svg:y1="0.386cm" svg:x2="1.674cm" svg:y2="0.36cm"><text:p/></draw:line><draw:line text:anchor-type="paragraph" draw:z-index="152" draw:style-name="gr4" draw:text-style-name="P61" svg:x1="0.129cm" svg:y1="0.386cm" svg:x2="-0.945cm" svg:y2="0.386cm"><text:p/></draw:line></text:p>
      <text:p text:style-name="P9"><draw:line text:anchor-type="paragraph" draw:z-index="123" draw:style-name="gr4" draw:text-style-name="P61" svg:x1="2.838cm" svg:y1="0.058cm" svg:x2="3.674cm" svg:y2="0.084cm"><text:p/></draw:line><draw:line text:anchor-type="paragraph" draw:z-index="126" draw:style-name="gr13" draw:text-style-name="P61" svg:x1="4.15cm" svg:y1="0.058cm" svg:x2="5.219cm" svg:y2="0.058cm"><text:p/></draw:line><draw:line text:anchor-type="paragraph" draw:z-index="128" draw:style-name="gr4" draw:text-style-name="P61" svg:x1="6.357cm" svg:y1="0.111cm" svg:x2="7.114cm" svg:y2="0.111cm"><text:p/></draw:line><draw:line text:anchor-type="paragraph" draw:z-index="131" draw:style-name="gr13" draw:text-style-name="P61" svg:x1="10.897cm" svg:y1="0.085cm" svg:x2="11.781cm" svg:y2="0.085cm"><text:p/></draw:line><draw:line text:anchor-type="paragraph" draw:z-index="134" draw:style-name="gr4" draw:text-style-name="P61" svg:x1="10.422cm" svg:y1="0.058cm" svg:x2="9.559cm" svg:y2="0.084cm"><text:p/></draw:line><draw:line text:anchor-type="paragraph" draw:z-index="136" draw:style-name="gr13" draw:text-style-name="P61" svg:x1="7.59cm" svg:y1="0.058cm" svg:x2="8.58cm" svg:y2="0.084cm"><text:p/></draw:line></text:p>
      <text:p text:style-name="P9"><draw:line text:anchor-type="paragraph" draw:z-index="164" draw:style-name="gr14" draw:text-style-name="P61" svg:x1="12.642cm" svg:y1="0.179cm" svg:x2="15.062cm" svg:y2="0.153cm"><text:p/></draw:line><draw:line text:anchor-type="paragraph" draw:z-index="168" draw:style-name="gr14" draw:text-style-name="P61" svg:x1="9.32cm" svg:y1="0.286cm" svg:x2="12.019cm" svg:y2="0.286cm"><text:p/></draw:line><draw:line text:anchor-type="paragraph" draw:z-index="172" draw:style-name="gr14" draw:text-style-name="P61" svg:x1="8.791cm" svg:y1="0.285cm" svg:x2="6.145cm" svg:y2="0.259cm"><text:p/></draw:line><draw:line text:anchor-type="paragraph" draw:z-index="178" draw:style-name="gr14" draw:text-style-name="P61" svg:x1="2.6cm" svg:y1="0.18cm" svg:x2="5.405cm" svg:y2="0.18cm"><text:p/></draw:line></text:p>
      <text:p text:style-name="P9"><draw:custom-shape text:anchor-type="paragraph" draw:z-index="372" draw:style-name="gr30" svg:width="10.362cm" svg:height="0.953cm" svg:x="5.463cm" svg:y="0.249cm"><text:p><text:s text:c="2"/>Figure 2 : <text:s/>Showing the critical path for “Carry Skip Adder”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9"/>
      <text:p text:style-name="P10"/>
      <text:p text:style-name="P9"><text:span text:style-name="T48"><text:s text:c="8"/></text:span><text:span text:style-name="T49">=&gt; </text:span><text:span text:style-name="T48"><text:s text:c="2"/></text:span><text:span text:style-name="T52">Size of the group = k</text:span><text:span text:style-name="T19">opt </text:span><text:span text:style-name="T52"><text:s/>= 3</text:span></text:p>
      <text:p text:style-name="P9"/>
      <text:p text:style-name="P29"><text:s text:c="9"/><text:span text:style-name="T78">=&gt; Optimal time delay of the design, <text:s/></text:span><text:span text:style-name="T71">T</text:span><text:span text:style-name="T8">opt <text:s/></text:span><text:span text:style-name="T32"><text:s/>= <text:s/>( 4 k</text:span><text:span text:style-name="T8">opt </text:span><text:span text:style-name="T32">+ 2n / k</text:span><text:span text:style-name="T8">opt <text:s text:c="2"/></text:span><text:span text:style-name="T32"><text:s/>- 7) Δ</text:span><text:span text:style-name="T8">g <text:s text:c="2"/></text:span></text:p>
      <text:p text:style-name="P29"><text:s text:c="77"/><text:span text:style-name="T32"><text:s/>= <text:s/>( 4*3 <text:s/>+ (2 * 18) / <text:s/>3 <text:s text:c="2"/>- 7) Δ</text:span><text:span text:style-name="T8">g <text:s text:c="2"/></text:span><text:span text:style-name="T32"><text:s/>= 17Δ</text:span><text:span text:style-name="T8">g</text:span></text:p>
      <text:p text:style-name="P29"/>
      <text:p text:style-name="P29"/>
      <text:p text:style-name="P30"/>
      <text:p text:style-name="P52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3. (20 marks) Build a carry-save adder that performs X = A + B + C + D + E, where each </text:p>
      <text:p text:style-name="P32">of operands A, B, C, D, and E has 4 bits. Draw a full diagram for the carry-save adder and </text:p>
      <text:p text:style-name="P32">estimate the complexities using both (3, 2) and (2, 2) counters as building blocks. Explicitly </text:p>
      <text:p text:style-name="P32">show a critical path.</text:p>
      <text:p text:style-name="P31"/>
      <text:p text:style-name="P31">Ans.) <text:s/>Since, A, B, C, D and E are 4 bit operands =&gt; A, B, C, D, E ∈ <text:span text:style-name="T79">[0, 2</text:span><text:span text:style-name="T2">4 </text:span><text:span text:style-name="T79">- 1] <text:s text:c="2"/>= [0-15]</text:span></text:p>
      <text:p text:style-name="P31"><text:s text:c="11"/><text:span text:style-name="T79">Hence, the sum of four such numbers will have no more than ( 5 x [0-15]) ⊂ <text:s/>[0, 2</text:span><text:span text:style-name="T2">7 –</text:span><text:span text:style-name="T79"> 1] i.e. 7 bits</text:span></text:p>
      <text:p text:style-name="P31"/>
      <text:p text:style-name="P31"><text:s text:c="6"/><text:span text:style-name="T79">=&gt; Organize the architecture diagram in at most 7 columns.</text:span></text:p>
      <text:p text:style-name="P31"><draw:line text:anchor-type="paragraph" draw:z-index="189" draw:style-name="gr16" draw:text-style-name="P61" svg:x1="3.796cm" svg:y1="0.474cm" svg:x2="3.844cm" svg:y2="19.894cm"><text:p/></draw:line></text:p>
      <text:p text:style-name="P31"><draw:line text:anchor-type="paragraph" draw:z-index="184" draw:style-name="gr16" draw:text-style-name="P61" svg:x1="12.977cm" svg:y1="0.146cm" svg:x2="13.104cm" svg:y2="19.064cm"><text:p/></draw:line><draw:line text:anchor-type="paragraph" draw:z-index="185" draw:style-name="gr16" draw:text-style-name="P61" svg:x1="10.649cm" svg:y1="0.199cm" svg:x2="10.829cm" svg:y2="19.17cm"><text:p/></draw:line><draw:line text:anchor-type="paragraph" draw:z-index="186" draw:style-name="gr16" draw:text-style-name="P61" svg:x1="8.347cm" svg:y1="0.12cm" svg:x2="8.395cm" svg:y2="19.196cm"><text:p/></draw:line><draw:line text:anchor-type="paragraph" draw:z-index="187" draw:style-name="gr16" draw:text-style-name="P61" svg:x1="6.124cm" svg:y1="0.041cm" svg:x2="6.145cm" svg:y2="19.329cm"><text:p/></draw:line><draw:line text:anchor-type="paragraph" draw:z-index="188" draw:style-name="gr16" draw:text-style-name="P61" svg:x1="15.173cm" svg:y1="0.173cm" svg:x2="15.432cm" svg:y2="18.985cm"><text:p/></draw:line><draw:line text:anchor-type="paragraph" draw:z-index="190" draw:style-name="gr16" draw:text-style-name="P61" svg:x1="1.441cm" svg:y1="0.014cm" svg:x2="1.515cm" svg:y2="19.355cm"><text:p/></draw:line><draw:line text:anchor-type="paragraph" draw:z-index="191" draw:style-name="gr16" draw:text-style-name="P61" svg:x1="-0.385cm" svg:y1="0.014cm" svg:x2="-0.311cm" svg:y2="19.514cm"><text:p/></draw:line></text:p>
      <text:p text:style-name="P31"><text:s text:c="4"/><text:span text:style-name="T81">2</text:span><text:span text:style-name="T3">6</text:span><text:span text:style-name="T80"> <text:s text:c="10"/></text:span><text:span text:style-name="T81">2</text:span><text:span text:style-name="T3">5</text:span><text:span text:style-name="T80"> <text:s text:c="12"/></text:span><text:span text:style-name="T81">2</text:span><text:span text:style-name="T3">4</text:span><text:span text:style-name="T80"> <text:s text:c="12"/></text:span><text:span text:style-name="T81">2</text:span><text:span text:style-name="T3">3</text:span><text:span text:style-name="T80"> <text:s text:c="12"/></text:span><text:span text:style-name="T81">2</text:span><text:span text:style-name="T3">2</text:span><text:span text:style-name="T80"> <text:s text:c="12"/></text:span><text:span text:style-name="T81">2</text:span><text:span text:style-name="T3">1</text:span><text:span text:style-name="T80"> <text:s text:c="12"/></text:span><text:span text:style-name="T81">2</text:span><text:span text:style-name="T3">0</text:span></text:p>
      <text:p text:style-name="P33"><draw:frame text:anchor-type="paragraph" draw:z-index="216" draw:style-name="gr18" svg:width="1.721cm" svg:height="0.636cm" svg:x="13.215cm" svg:y="0.416cm"><draw:text-box><text:p><text:s/>A<text:span text:style-name="T88">0 <text:s text:c="3"/></text:span><text:span text:style-name="T28">B</text:span><text:span text:style-name="T88">0 <text:s/></text:span><text:span text:style-name="T28">C</text:span><text:span text:style-name="T88">0</text:span></text:p></draw:text-box></draw:frame><draw:frame text:anchor-type="paragraph" draw:z-index="217" draw:style-name="gr19" draw:text-style-name="P63" svg:width="1.721cm" svg:height="0.59cm" svg:x="11.045cm" svg:y="0.347cm"><draw:text-box><text:p><text:span text:style-name="T89"><text:s/></text:span><text:span text:style-name="T89">A</text:span><text:span text:style-name="T90">1 <text:s text:c="3"/></text:span><text:span text:style-name="T91">B</text:span><text:span text:style-name="T90">1 <text:s/></text:span><text:span text:style-name="T91">C</text:span><text:span text:style-name="T90">1</text:span></text:p></draw:text-box></draw:frame><draw:frame text:anchor-type="paragraph" draw:z-index="218" draw:style-name="gr18" svg:width="1.721cm" svg:height="0.636cm" svg:x="8.585cm" svg:y="0.448cm"><draw:text-box><text:p>A<text:span text:style-name="T88">2 <text:s text:c="4"/></text:span><text:span text:style-name="T28">B</text:span><text:span text:style-name="T88">2 <text:s/></text:span><text:span text:style-name="T28">C</text:span><text:span text:style-name="T88">2</text:span></text:p></draw:text-box></draw:frame><draw:line text:anchor-type="paragraph" draw:z-index="552" draw:style-name="gr33" draw:text-style-name="P61" svg:x1="14.023cm" svg:y1="0.173cm" svg:x2="14.023cm" svg:y2="3.944cm"><text:p/></draw:line></text:p>
      <text:p text:style-name="Standard"><draw:custom-shape text:anchor-type="paragraph" draw:z-index="192" draw:style-name="gr17" svg:width="1.43cm" svg:height="1.165cm" svg:x="8.77cm" svg:y="1.258cm"><text:p><text:s/>( 3, <text:s/>2)</text:p><draw:enhanced-geometry svg:viewBox="0 0 21600 21600" draw:type="rectangle" draw:enhanced-path="M 0 0 L 21600 0 21600 21600 0 21600 0 0 Z N"/></draw:custom-shape><draw:custom-shape text:anchor-type="paragraph" draw:z-index="193" draw:style-name="gr17" svg:width="1.43cm" svg:height="1.165cm" svg:x="11.072cm" svg:y="1.231cm"><text:p><text:s/>( 3, <text:s/>2)</text:p><draw:enhanced-geometry svg:viewBox="0 0 21600 21600" draw:type="rectangle" draw:enhanced-path="M 0 0 L 21600 0 21600 21600 0 21600 0 0 Z N"/></draw:custom-shape><draw:custom-shape text:anchor-type="paragraph" draw:z-index="194" draw:style-name="gr17" svg:width="1.43cm" svg:height="1.165cm" svg:x="13.4cm" svg:y="1.205cm"><text:p><text:s/>( 3, <text:s/>2)</text:p><draw:enhanced-geometry svg:viewBox="0 0 21600 21600" draw:type="rectangle" draw:enhanced-path="M 0 0 L 21600 0 21600 21600 0 21600 0 0 Z N"/></draw:custom-shape><draw:custom-shape text:anchor-type="paragraph" draw:z-index="195" draw:style-name="gr17" svg:width="1.43cm" svg:height="1.165cm" svg:x="6.468cm" svg:y="1.205cm"><text:p><text:s/>( 3, <text:s/>2)</text:p><draw:enhanced-geometry svg:viewBox="0 0 21600 21600" draw:type="rectangle" draw:enhanced-path="M 0 0 L 21600 0 21600 21600 0 21600 0 0 Z N"/></draw:custom-shape><draw:custom-shape text:anchor-type="paragraph" draw:z-index="196" draw:style-name="gr17" svg:width="1.43cm" svg:height="1.165cm" svg:x="11.178cm" svg:y="4.882cm"><text:p><text:s/>( 3, <text:s/>2)</text:p><draw:enhanced-geometry svg:viewBox="0 0 21600 21600" draw:type="rectangle" draw:enhanced-path="M 0 0 L 21600 0 21600 21600 0 21600 0 0 Z N"/></draw:custom-shape><draw:custom-shape text:anchor-type="paragraph" draw:z-index="197" draw:style-name="gr17" svg:width="1.43cm" svg:height="1.165cm" svg:x="8.77cm" svg:y="4.882cm"><text:p><text:s/>( 3, <text:s/>2)</text:p><draw:enhanced-geometry svg:viewBox="0 0 21600 21600" draw:type="rectangle" draw:enhanced-path="M 0 0 L 21600 0 21600 21600 0 21600 0 0 Z N"/></draw:custom-shape><draw:line text:anchor-type="paragraph" draw:z-index="198" draw:style-name="gr13" draw:text-style-name="P61" svg:x1="14.644cm" svg:y1="1.205cm" svg:x2="14.644cm" svg:y2="0.623cm"><text:p/></draw:line><draw:line text:anchor-type="paragraph" draw:z-index="199" draw:style-name="gr13" draw:text-style-name="P61" svg:x1="14.088cm" svg:y1="1.205cm" svg:x2="14.088cm" svg:y2="0.596cm"><text:p/></draw:line><draw:line text:anchor-type="paragraph" draw:z-index="200" draw:style-name="gr13" draw:text-style-name="P61" svg:x1="13.4cm" svg:y1="1.204cm" svg:x2="13.4cm" svg:y2="0.543cm"><text:p/></draw:line><draw:line text:anchor-type="paragraph" draw:z-index="201" draw:style-name="gr13" draw:text-style-name="P61" svg:x1="12.501cm" svg:y1="1.231cm" svg:x2="12.501cm" svg:y2="0.649cm"><text:p/></draw:line><draw:line text:anchor-type="paragraph" draw:z-index="202" draw:style-name="gr13" draw:text-style-name="P61" svg:x1="11.945cm" svg:y1="1.232cm" svg:x2="11.945cm" svg:y2="0.623cm"><text:p/></draw:line><draw:line text:anchor-type="paragraph" draw:z-index="203" draw:style-name="gr13" draw:text-style-name="P61" svg:x1="11.257cm" svg:y1="1.231cm" svg:x2="11.257cm" svg:y2="0.57cm"><text:p/></draw:line><draw:line text:anchor-type="paragraph" draw:z-index="204" draw:style-name="gr13" draw:text-style-name="P61" svg:x1="10.014cm" svg:y1="1.258cm" svg:x2="10.014cm" svg:y2="0.676cm"><text:p/></draw:line><draw:line text:anchor-type="paragraph" draw:z-index="205" draw:style-name="gr13" draw:text-style-name="P61" svg:x1="9.458cm" svg:y1="1.258cm" svg:x2="9.458cm" svg:y2="0.649cm"><text:p/></draw:line><draw:line text:anchor-type="paragraph" draw:z-index="206" draw:style-name="gr13" draw:text-style-name="P61" svg:x1="8.77cm" svg:y1="1.257cm" svg:x2="8.77cm" svg:y2="0.596cm"><text:p/></draw:line><draw:line text:anchor-type="paragraph" draw:z-index="207" draw:style-name="gr13" draw:text-style-name="P61" svg:x1="7.897cm" svg:y1="1.205cm" svg:x2="7.897cm" svg:y2="0.623cm"><text:p/></draw:line><draw:line text:anchor-type="paragraph" draw:z-index="208" draw:style-name="gr13" draw:text-style-name="P61" svg:x1="7.341cm" svg:y1="1.205cm" svg:x2="7.341cm" svg:y2="0.596cm"><text:p/></draw:line><draw:line text:anchor-type="paragraph" draw:z-index="209" draw:style-name="gr13" draw:text-style-name="P61" svg:x1="6.653cm" svg:y1="1.204cm" svg:x2="6.653cm" svg:y2="0.543cm"><text:p/></draw:line><draw:frame text:anchor-type="paragraph" draw:z-index="219" draw:style-name="gr19" draw:text-style-name="P63" svg:width="1.721cm" svg:height="0.59cm" svg:x="6.442cm" svg:y="0.035cm"><draw:text-box><text:p><text:span text:style-name="T89">A</text:span><text:span text:style-name="T90">3 <text:s text:c="3"/></text:span><text:span text:style-name="T91">B</text:span><text:span text:style-name="T90">3 <text:s text:c="2"/></text:span><text:span text:style-name="T91">C</text:span><text:span text:style-name="T90">3</text:span></text:p></draw:text-box></draw:frame> <text:s text:c="131"/></text:p>
      <text:p text:style-name="Standard"/>
      <text:p text:style-name="Standard"/>
      <text:p text:style-name="Standard"><draw:line text:anchor-type="paragraph" draw:z-index="210" draw:style-name="gr13" draw:text-style-name="P61" svg:x1="12.422cm" svg:y1="3.422cm" svg:x2="12.39cm" svg:y2="2.358cm"><text:p/></draw:line><draw:line text:anchor-type="paragraph" draw:z-index="211" draw:style-name="gr13" draw:text-style-name="P61" svg:x1="11.866cm" svg:y1="3.422cm" svg:x2="11.887cm" svg:y2="2.147cm"><text:p/></draw:line><draw:line text:anchor-type="paragraph" draw:z-index="212" draw:style-name="gr13" draw:text-style-name="P61" svg:x1="11.178cm" svg:y1="3.422cm" svg:x2="11.199cm" svg:y2="1.803cm"><text:p/></draw:line><draw:line text:anchor-type="paragraph" draw:z-index="213" draw:style-name="gr13" draw:text-style-name="P61" svg:x1="10.199cm" svg:y1="3.422cm" svg:x2="10.199cm" svg:y2="2.385cm"><text:p/></draw:line><draw:line text:anchor-type="paragraph" draw:z-index="214" draw:style-name="gr13" draw:text-style-name="P61" svg:x1="9.643cm" svg:y1="3.422cm" svg:x2="9.643cm" svg:y2="2.12cm"><text:p/></draw:line><draw:line text:anchor-type="paragraph" draw:z-index="215" draw:style-name="gr13" draw:text-style-name="P61" svg:x1="8.955cm" svg:y1="3.422cm" svg:x2="8.976cm" svg:y2="1.856cm"><text:p/></draw:line><draw:line text:anchor-type="paragraph" draw:z-index="220" draw:style-name="gr4" draw:text-style-name="P61" svg:x1="10.649cm" svg:y1="2.385cm" svg:x2="10.199cm" svg:y2="2.385cm"><text:p/></draw:line><draw:frame text:anchor-type="paragraph" draw:z-index="221" draw:style-name="gr20" svg:width="0.604cm" svg:height="0.715cm" svg:x="10.331cm" svg:y="2.517cm"><draw:text-box><text:p>D<text:span text:style-name="T88">2</text:span></text:p></draw:text-box></draw:frame><draw:custom-shape text:anchor-type="paragraph" draw:z-index="222" draw:style-name="gr17" svg:width="1.43cm" svg:height="1.165cm" svg:x="13.453cm" svg:y="3.427cm"><text:p><text:s/>( 3, <text:s/>2)</text:p><draw:enhanced-geometry svg:viewBox="0 0 21600 21600" draw:type="rectangle" draw:enhanced-path="M 0 0 L 21600 0 21600 21600 0 21600 0 0 Z N"/></draw:custom-shape><draw:line text:anchor-type="paragraph" draw:z-index="223" draw:style-name="gr13" draw:text-style-name="P61" svg:x1="14.697cm" svg:y1="3.427cm" svg:x2="14.665cm" svg:y2="2.385cm"><text:p/></draw:line><draw:line text:anchor-type="paragraph" draw:z-index="224" draw:style-name="gr13" draw:text-style-name="P61" svg:x1="14.141cm" svg:y1="3.427cm" svg:x2="14.141cm" svg:y2="2.014cm"><text:p/></draw:line><draw:line text:anchor-type="paragraph" draw:z-index="225" draw:style-name="gr13" draw:text-style-name="P61" svg:x1="13.665cm" svg:y1="3.427cm" svg:x2="13.665cm" svg:y2="2.766cm"><text:p/></draw:line><draw:custom-shape text:anchor-type="paragraph" draw:z-index="226" draw:style-name="gr17" svg:width="1.43cm" svg:height="1.165cm" svg:x="6.6cm" svg:y="3.427cm"><text:p><text:s/>( 3, <text:s/>2)</text:p><draw:enhanced-geometry svg:viewBox="0 0 21600 21600" draw:type="rectangle" draw:enhanced-path="M 0 0 L 21600 0 21600 21600 0 21600 0 0 Z N"/></draw:custom-shape><draw:line text:anchor-type="paragraph" draw:z-index="227" draw:style-name="gr13" draw:text-style-name="P61" svg:x1="7.844cm" svg:y1="3.427cm" svg:x2="7.865cm" svg:y2="2.385cm"><text:p/></draw:line><draw:line text:anchor-type="paragraph" draw:z-index="228" draw:style-name="gr13" draw:text-style-name="P61" svg:x1="7.288cm" svg:y1="3.427cm" svg:x2="7.309cm" svg:y2="2.067cm"><text:p/></draw:line><draw:line text:anchor-type="paragraph" draw:z-index="229" draw:style-name="gr13" draw:text-style-name="P61" svg:x1="6.6cm" svg:y1="3.428cm" svg:x2="6.621cm" svg:y2="1.856cm"><text:p/></draw:line><draw:custom-shape text:anchor-type="paragraph" draw:z-index="230" draw:style-name="gr17" svg:width="1.43cm" svg:height="1.165cm" svg:x="13.559cm" svg:y="7.211cm"><text:p><text:s/>( 3, <text:s/>2)</text:p><draw:enhanced-geometry svg:viewBox="0 0 21600 21600" draw:type="rectangle" draw:enhanced-path="M 0 0 L 21600 0 21600 21600 0 21600 0 0 Z N"/></draw:custom-shape><draw:line text:anchor-type="paragraph" draw:z-index="231" draw:style-name="gr13" draw:text-style-name="P61" svg:x1="14.802cm" svg:y1="7.211cm" svg:x2="14.797cm" svg:y2="6.195cm"><text:p/></draw:line><draw:line text:anchor-type="paragraph" draw:z-index="232" draw:style-name="gr13" draw:text-style-name="P61" svg:x1="14.247cm" svg:y1="7.211cm" svg:x2="14.247cm" svg:y2="5.719cm"><text:p/></draw:line><draw:line text:anchor-type="paragraph" draw:z-index="233" draw:style-name="gr13" draw:text-style-name="P61" svg:x1="13.559cm" svg:y1="7.211cm" svg:x2="13.559cm" svg:y2="6.38cm"><text:p/></draw:line><draw:custom-shape text:anchor-type="paragraph" draw:z-index="234" draw:style-name="gr17" svg:width="1.43cm" svg:height="1.165cm" svg:x="11.231cm" svg:y="7.237cm"><text:p><text:s/>( 3, <text:s/>2)</text:p><draw:enhanced-geometry svg:viewBox="0 0 21600 21600" draw:type="rectangle" draw:enhanced-path="M 0 0 L 21600 0 21600 21600 0 21600 0 0 Z N"/></draw:custom-shape><draw:line text:anchor-type="paragraph" draw:z-index="235" draw:style-name="gr13" draw:text-style-name="P61" svg:x1="11.919cm" svg:y1="7.237cm" svg:x2="11.919cm" svg:y2="6.036cm"><text:p/></draw:line><draw:line text:anchor-type="paragraph" draw:z-index="236" draw:style-name="gr13" draw:text-style-name="P61" svg:x1="11.231cm" svg:y1="7.237cm" svg:x2="11.252cm" svg:y2="5.824cm"><text:p/></draw:line><draw:custom-shape text:anchor-type="paragraph" draw:z-index="237" draw:style-name="gr17" svg:width="1.43cm" svg:height="1.165cm" svg:x="8.929cm" svg:y="7.184cm"><text:p><text:s/>( 3, <text:s/>2)</text:p><draw:enhanced-geometry svg:viewBox="0 0 21600 21600" draw:type="rectangle" draw:enhanced-path="M 0 0 L 21600 0 21600 21600 0 21600 0 0 Z N"/></draw:custom-shape><draw:line text:anchor-type="paragraph" draw:z-index="238" draw:style-name="gr13" draw:text-style-name="P61" svg:x1="10.172cm" svg:y1="7.184cm" svg:x2="10.172cm" svg:y2="6.274cm"><text:p/></draw:line><draw:line text:anchor-type="paragraph" draw:z-index="239" draw:style-name="gr13" draw:text-style-name="P61" svg:x1="9.691cm" svg:y1="7.184cm" svg:x2="9.691cm" svg:y2="5.983cm"><text:p/></draw:line><draw:line text:anchor-type="paragraph" draw:z-index="240" draw:style-name="gr13" draw:text-style-name="P61" svg:x1="8.929cm" svg:y1="7.184cm" svg:x2="8.924cm" svg:y2="5.639cm"><text:p/></draw:line><draw:custom-shape text:anchor-type="paragraph" draw:z-index="241" draw:style-name="gr17" svg:width="1.43cm" svg:height="1.165cm" svg:x="6.627cm" svg:y="7.158cm"><text:p><text:s/>( 3, <text:s/>2)</text:p><draw:enhanced-geometry svg:viewBox="0 0 21600 21600" draw:type="rectangle" draw:enhanced-path="M 0 0 L 21600 0 21600 21600 0 21600 0 0 Z N"/></draw:custom-shape><draw:line text:anchor-type="paragraph" draw:z-index="242" draw:style-name="gr13" draw:text-style-name="P61" svg:x1="7.839cm" svg:y1="7.158cm" svg:x2="7.839cm" svg:y2="6.274cm"><text:p/></draw:line><draw:line text:anchor-type="paragraph" draw:z-index="243" draw:style-name="gr13" draw:text-style-name="P61" svg:x1="7.315cm" svg:y1="7.158cm" svg:x2="7.315cm" svg:y2="6.01cm"><text:p/></draw:line><draw:line text:anchor-type="paragraph" draw:z-index="244" draw:style-name="gr13" draw:text-style-name="P61" svg:x1="6.627cm" svg:y1="7.158cm" svg:x2="6.627cm" svg:y2="5.507cm"><text:p/></draw:line><draw:custom-shape text:anchor-type="paragraph" draw:z-index="245" draw:style-name="gr17" svg:width="1.43cm" svg:height="1.165cm" svg:x="4.378cm" svg:y="7.105cm"><text:p><text:s/>( 3, <text:s/>2)</text:p><draw:enhanced-geometry svg:viewBox="0 0 21600 21600" draw:type="rectangle" draw:enhanced-path="M 0 0 L 21600 0 21600 21600 0 21600 0 0 Z N"/></draw:custom-shape><draw:line text:anchor-type="paragraph" draw:z-index="246" draw:style-name="gr13" draw:text-style-name="P61" svg:x1="5.622cm" svg:y1="7.105cm" svg:x2="5.622cm" svg:y2="6.195cm"><text:p/></draw:line><draw:line text:anchor-type="paragraph" draw:z-index="247" draw:style-name="gr13" draw:text-style-name="P61" svg:x1="5.066cm" svg:y1="7.105cm" svg:x2="5.087cm" svg:y2="5.084cm"><text:p/></draw:line><draw:line text:anchor-type="paragraph" draw:z-index="248" draw:style-name="gr13" draw:text-style-name="P61" svg:x1="4.378cm" svg:y1="7.105cm" svg:x2="4.32cm" svg:y2="1.591cm"><text:p/></draw:line><draw:line text:anchor-type="paragraph" draw:z-index="249" draw:style-name="gr4" draw:text-style-name="P61" svg:x1="6.754cm" svg:y1="0.908cm" svg:x2="6.754cm" svg:y2="1.564cm"><text:p/></draw:line><draw:line text:anchor-type="paragraph" draw:z-index="250" draw:style-name="gr4" draw:text-style-name="P61" svg:x1="4.32cm" svg:y1="1.565cm" svg:x2="6.754cm" svg:y2="1.565cm"><text:p/></draw:line><draw:line text:anchor-type="paragraph" draw:z-index="251" draw:style-name="gr4" draw:text-style-name="P61" svg:x1="6.913cm" svg:y1="4.591cm" svg:x2="6.913cm" svg:y2="5.083cm"><text:p/></draw:line><draw:line text:anchor-type="paragraph" draw:z-index="252" draw:style-name="gr4" draw:text-style-name="P61" svg:x1="5.087cm" svg:y1="5.084cm" svg:x2="6.913cm" svg:y2="5.084cm"><text:p/></draw:line><draw:line text:anchor-type="paragraph" draw:z-index="253" draw:style-name="gr4" draw:text-style-name="P61" svg:x1="6.145cm" svg:y1="6.195cm" svg:x2="5.616cm" svg:y2="6.195cm"><text:p/></draw:line><draw:frame text:anchor-type="paragraph" draw:z-index="254" draw:style-name="gr21" svg:width="0.636cm" svg:height="0.779cm" svg:x="5.749cm" svg:y="6.38cm"><draw:text-box><text:p>“0”</text:p></draw:text-box></draw:frame><draw:line text:anchor-type="paragraph" draw:z-index="255" draw:style-name="gr4" draw:text-style-name="P61" svg:x1="7.521cm" svg:y1="4.591cm" svg:x2="7.521cm" svg:y2="5.506cm"><text:p/></draw:line><draw:line text:anchor-type="paragraph" draw:z-index="256" draw:style-name="gr4" draw:text-style-name="P61" svg:x1="6.675cm" svg:y1="5.507cm" svg:x2="7.522cm" svg:y2="5.507cm"><text:p/></draw:line><draw:line text:anchor-type="paragraph" draw:z-index="257" draw:style-name="gr4" draw:text-style-name="P61" svg:x1="9.109cm" svg:y1="4.586cm" svg:x2="9.109cm" svg:y2="5.401cm"><text:p/></draw:line><draw:line text:anchor-type="paragraph" draw:z-index="258" draw:style-name="gr4" draw:text-style-name="P61" svg:x1="7.315cm" svg:y1="6.01cm" svg:x2="8.395cm" svg:y2="6.01cm"><text:p/></draw:line><draw:line text:anchor-type="paragraph" draw:z-index="259" draw:style-name="gr4" draw:text-style-name="P61" svg:x1="9.797cm" svg:y1="4.586cm" svg:x2="9.797cm" svg:y2="5.639cm"><text:p/></draw:line><draw:line text:anchor-type="paragraph" draw:z-index="260" draw:style-name="gr4" draw:text-style-name="P61" svg:x1="8.929cm" svg:y1="5.639cm" svg:x2="9.797cm" svg:y2="5.639cm"><text:p/></draw:line><draw:line text:anchor-type="paragraph" draw:z-index="261" draw:style-name="gr4" draw:text-style-name="P61" svg:x1="11.516cm" svg:y1="4.586cm" svg:x2="11.516cm" svg:y2="5.295cm"><text:p/></draw:line><draw:line text:anchor-type="paragraph" draw:z-index="262" draw:style-name="gr4" draw:text-style-name="P61" svg:x1="9.691cm" svg:y1="5.983cm" svg:x2="10.749cm" svg:y2="5.983cm"><text:p/></draw:line><draw:line text:anchor-type="paragraph" draw:z-index="263" draw:style-name="gr4" draw:text-style-name="P61" svg:x1="13.898cm" svg:y1="4.591cm" svg:x2="13.898cm" svg:y2="5.189cm"><text:p/></draw:line><draw:line text:anchor-type="paragraph" draw:z-index="264" draw:style-name="gr4" draw:text-style-name="P61" svg:x1="11.919cm" svg:y1="6.036cm" svg:x2="13.078cm" svg:y2="6.036cm"><text:p/></draw:line><draw:line text:anchor-type="paragraph" draw:z-index="265" draw:style-name="gr4" draw:text-style-name="P61" svg:x1="12.204cm" svg:y1="4.586cm" svg:x2="12.178cm" svg:y2="5.824cm"><text:p/></draw:line><draw:line text:anchor-type="paragraph" draw:z-index="266" draw:style-name="gr4" draw:text-style-name="P61" svg:x1="11.252cm" svg:y1="5.824cm" svg:x2="12.178cm" svg:y2="5.824cm"><text:p/></draw:line><draw:line text:anchor-type="paragraph" draw:z-index="267" draw:style-name="gr4" draw:text-style-name="P61" svg:x1="13.077cm" svg:y1="2.358cm" svg:x2="12.421cm" svg:y2="2.358cm"><text:p/></draw:line><draw:frame text:anchor-type="paragraph" draw:z-index="268" draw:style-name="gr22" svg:width="0.556cm" svg:height="0.662cm" svg:x="12.421cm" svg:y="2.517cm"><draw:text-box><text:p><text:s/>D<text:span text:style-name="T88">1</text:span></text:p></draw:text-box></draw:frame><draw:line text:anchor-type="paragraph" draw:z-index="269" draw:style-name="gr4" draw:text-style-name="P61" svg:x1="8.394cm" svg:y1="2.385cm" svg:x2="7.865cm" svg:y2="2.385cm"><text:p/></draw:line><draw:frame text:anchor-type="paragraph" draw:z-index="270" draw:style-name="gr23" svg:width="0.53cm" svg:height="0.59cm" svg:x="7.997cm" svg:y="2.544cm"><draw:text-box><text:p>D<text:span text:style-name="T88">3</text:span></text:p></draw:text-box></draw:frame><draw:line text:anchor-type="paragraph" draw:z-index="271" draw:style-name="gr4" draw:text-style-name="P61" svg:x1="8.347cm" svg:y1="6.274cm" svg:x2="7.839cm" svg:y2="6.274cm"><text:p/></draw:line><draw:frame text:anchor-type="paragraph" draw:z-index="272" draw:style-name="gr22" svg:width="0.742cm" svg:height="0.662cm" svg:x="7.839cm" svg:y="6.406cm"><draw:text-box><text:p><text:s/>E<text:span text:style-name="T88">3</text:span></text:p></draw:text-box></draw:frame><draw:line text:anchor-type="paragraph" draw:z-index="273" draw:style-name="gr4" draw:text-style-name="P61" svg:x1="8.394cm" svg:y1="5.401cm" svg:x2="8.394cm" svg:y2="6.01cm"><text:p/></draw:line><draw:line text:anchor-type="paragraph" draw:z-index="274" draw:style-name="gr4" draw:text-style-name="P61" svg:x1="9.109cm" svg:y1="5.401cm" svg:x2="8.347cm" svg:y2="5.401cm"><text:p/></draw:line><draw:line text:anchor-type="paragraph" draw:z-index="275" draw:style-name="gr4" draw:text-style-name="P61" svg:x1="10.749cm" svg:y1="6.274cm" svg:x2="10.172cm" svg:y2="6.274cm"><text:p/></draw:line><draw:frame text:anchor-type="paragraph" draw:z-index="276" draw:style-name="gr23" svg:width="0.578cm" svg:height="0.59cm" svg:x="10.172cm" svg:y="6.433cm"><draw:text-box><text:p><text:s/>E<text:span text:style-name="T88">2</text:span></text:p></draw:text-box></draw:frame><draw:line text:anchor-type="paragraph" draw:z-index="277" draw:style-name="gr4" draw:text-style-name="P61" svg:x1="10.749cm" svg:y1="5.295cm" svg:x2="10.749cm" svg:y2="5.983cm"><text:p/></draw:line><draw:line text:anchor-type="paragraph" draw:z-index="278" draw:style-name="gr4" draw:text-style-name="P61" svg:x1="11.516cm" svg:y1="5.295cm" svg:x2="10.749cm" svg:y2="5.295cm"><text:p/></draw:line><draw:line text:anchor-type="paragraph" draw:z-index="279" draw:style-name="gr4" draw:text-style-name="P61" svg:x1="13.077cm" svg:y1="5.189cm" svg:x2="13.077cm" svg:y2="6.036cm"><text:p/></draw:line><draw:line text:anchor-type="paragraph" draw:z-index="280" draw:style-name="gr4" draw:text-style-name="P61" svg:x1="13.898cm" svg:y1="5.189cm" svg:x2="12.977cm" svg:y2="5.189cm"><text:p/></draw:line><draw:line text:anchor-type="paragraph" draw:z-index="281" draw:style-name="gr4" draw:text-style-name="P61" svg:x1="14.533cm" svg:y1="4.591cm" svg:x2="14.533cm" svg:y2="5.692cm"><text:p/></draw:line><draw:line text:anchor-type="paragraph" draw:z-index="282" draw:style-name="gr4" draw:text-style-name="P61" svg:x1="14.247cm" svg:y1="5.718cm" svg:x2="14.533cm" svg:y2="5.692cm"><text:p/></draw:line><draw:line text:anchor-type="paragraph" draw:z-index="283" draw:style-name="gr4" draw:text-style-name="P61" svg:x1="15.327cm" svg:y1="6.195cm" svg:x2="14.803cm" svg:y2="6.195cm"><text:p/></draw:line><draw:line text:anchor-type="paragraph" draw:z-index="284" draw:style-name="gr4" draw:text-style-name="P61" svg:x1="13.078cm" svg:y1="6.406cm" svg:x2="12.469cm" svg:y2="6.406cm"><text:p/></draw:line><draw:frame text:anchor-type="paragraph" draw:z-index="285" draw:style-name="gr24" draw:text-style-name="P63" svg:width="0.477cm" svg:height="0.59cm" svg:x="12.601cm" svg:y="6.406cm"><draw:text-box><text:p><text:span text:style-name="T89">E</text:span><text:span text:style-name="T90">1</text:span></text:p></draw:text-box></draw:frame><draw:frame text:anchor-type="paragraph" draw:z-index="286" draw:style-name="gr20" svg:width="0.556cm" svg:height="0.715cm" svg:x="14.93cm" svg:y="6.354cm"><draw:text-box><text:p>E<text:span text:style-name="T88">0</text:span></text:p></draw:text-box></draw:frame><draw:frame text:anchor-type="paragraph" draw:z-index="287" draw:style-name="gr25" draw:text-style-name="P63" svg:width="0.689cm" svg:height="0.489cm" svg:x="13.342cm" svg:y="6.036cm"><draw:text-box><text:p><text:span text:style-name="T89">“</text:span><text:span text:style-name="T89">0”</text:span></text:p></draw:text-box></draw:frame><draw:line text:anchor-type="paragraph" draw:z-index="288" draw:style-name="gr4" draw:text-style-name="P61" svg:x1="15.173cm" svg:y1="2.385cm" svg:x2="14.697cm" svg:y2="2.385cm"><text:p/></draw:line><draw:frame text:anchor-type="paragraph" draw:z-index="289" draw:style-name="gr26" svg:width="0.63cm" svg:height="0.609cm" svg:x="14.697cm" svg:y="2.676cm"><draw:text-box><text:p><text:s/>D<text:span text:style-name="T88">0</text:span></text:p></draw:text-box></draw:frame><draw:line text:anchor-type="paragraph" draw:z-index="290" draw:style-name="gr4" draw:text-style-name="P61" svg:x1="7.442cm" svg:y1="0.908cm" svg:x2="7.442cm" svg:y2="1.855cm"><text:p/></draw:line><draw:line text:anchor-type="paragraph" draw:z-index="291" draw:style-name="gr4" draw:text-style-name="P61" svg:x1="6.622cm" svg:y1="1.856cm" svg:x2="7.442cm" svg:y2="1.856cm"><text:p/></draw:line><draw:line text:anchor-type="paragraph" draw:z-index="292" draw:style-name="gr4" draw:text-style-name="P61" svg:x1="7.31cm" svg:y1="2.067cm" svg:x2="8.347cm" svg:y2="2.067cm"><text:p/></draw:line><draw:line text:anchor-type="paragraph" draw:z-index="293" draw:style-name="gr4" draw:text-style-name="P61" svg:x1="8.347cm" svg:y1="1.512cm" svg:x2="8.347cm" svg:y2="2.068cm"><text:p/></draw:line><draw:line text:anchor-type="paragraph" draw:z-index="294" draw:style-name="gr4" draw:text-style-name="P61" svg:x1="9.082cm" svg:y1="0.961cm" svg:x2="9.082cm" svg:y2="1.485cm"><text:p/></draw:line><draw:line text:anchor-type="paragraph" draw:z-index="295" draw:style-name="gr4" draw:text-style-name="P61" svg:x1="8.347cm" svg:y1="1.512cm" svg:x2="9.083cm" svg:y2="1.512cm"><text:p/></draw:line><draw:line text:anchor-type="paragraph" draw:z-index="296" draw:style-name="gr4" draw:text-style-name="P61" svg:x1="9.664cm" svg:y1="0.961cm" svg:x2="9.664cm" svg:y2="1.855cm"><text:p/></draw:line><draw:line text:anchor-type="paragraph" draw:z-index="297" draw:style-name="gr4" draw:text-style-name="P61" svg:x1="8.976cm" svg:y1="1.856cm" svg:x2="9.664cm" svg:y2="1.856cm"><text:p/></draw:line><draw:line text:anchor-type="paragraph" draw:z-index="298" draw:style-name="gr4" draw:text-style-name="P61" svg:x1="11.331cm" svg:y1="0.935cm" svg:x2="11.331cm" svg:y2="1.565cm"><text:p/></draw:line><draw:line text:anchor-type="paragraph" draw:z-index="299" draw:style-name="gr4" draw:text-style-name="P61" svg:x1="9.585cm" svg:y1="2.12cm" svg:x2="10.749cm" svg:y2="2.12cm"><text:p/></draw:line><draw:line text:anchor-type="paragraph" draw:z-index="300" draw:style-name="gr4" draw:text-style-name="P61" svg:x1="12.099cm" svg:y1="0.935cm" svg:x2="12.099cm" svg:y2="1.803cm"><text:p/></draw:line><draw:line text:anchor-type="paragraph" draw:z-index="301" draw:style-name="gr4" draw:text-style-name="P61" svg:x1="10.649cm" svg:y1="1.617cm" svg:x2="10.649cm" svg:y2="2.12cm"><text:p/></draw:line><draw:line text:anchor-type="paragraph" draw:z-index="302" draw:style-name="gr4" draw:text-style-name="P61" svg:x1="10.649cm" svg:y1="1.617cm" svg:x2="11.332cm" svg:y2="1.617cm"><text:p/></draw:line><draw:line text:anchor-type="paragraph" draw:z-index="303" draw:style-name="gr4" draw:text-style-name="P61" svg:x1="11.199cm" svg:y1="1.803cm" svg:x2="12.099cm" svg:y2="1.803cm"><text:p/></draw:line><draw:line text:anchor-type="paragraph" draw:z-index="304" draw:style-name="gr4" draw:text-style-name="P61" svg:x1="13.686cm" svg:y1="0.908cm" svg:x2="13.66cm" svg:y2="2.146cm"><text:p/></draw:line><draw:line text:anchor-type="paragraph" draw:z-index="305" draw:style-name="gr4" draw:text-style-name="P61" svg:x1="11.887cm" svg:y1="2.147cm" svg:x2="13.66cm" svg:y2="2.147cm"><text:p/></draw:line><draw:line text:anchor-type="paragraph" draw:z-index="306" draw:style-name="gr4" draw:text-style-name="P61" svg:x1="14.427cm" svg:y1="0.908cm" svg:x2="14.427cm" svg:y2="2.014cm"><text:p/></draw:line><draw:line text:anchor-type="paragraph" draw:z-index="307" draw:style-name="gr4" draw:text-style-name="P61" svg:x1="14.109cm" svg:y1="2.014cm" svg:x2="14.427cm" svg:y2="2.014cm"><text:p/></draw:line><draw:frame text:anchor-type="paragraph" draw:z-index="308" draw:style-name="gr27" svg:width="0.636cm" svg:height="0.489cm" svg:x="13.289cm" svg:y="2.385cm"><draw:text-box><text:p>“0”</text:p></draw:text-box></draw:frame><draw:custom-shape text:anchor-type="paragraph" draw:z-index="309" draw:style-name="gr17" svg:width="1.43cm" svg:height="1.165cm" svg:x="11.178cm" svg:y="10.968cm"><text:p><text:s text:c="4"/>FA</text:p><draw:enhanced-geometry svg:viewBox="0 0 21600 21600" draw:type="rectangle" draw:enhanced-path="M 0 0 L 21600 0 21600 21600 0 21600 0 0 Z N"/></draw:custom-shape><draw:line text:anchor-type="paragraph" draw:z-index="310" draw:style-name="gr13" draw:text-style-name="P61" svg:x1="12.607cm" svg:y1="11.566cm" svg:x2="13.665cm" svg:y2="11.566cm"><text:p/></draw:line><draw:line text:anchor-type="paragraph" draw:z-index="311" draw:style-name="gr13" draw:text-style-name="P61" svg:x1="11.628cm" svg:y1="10.968cm" svg:x2="11.628cm" svg:y2="9.476cm"><text:p/></draw:line><draw:custom-shape text:anchor-type="paragraph" draw:z-index="312" draw:style-name="gr17" svg:width="1.43cm" svg:height="1.165cm" svg:x="8.849cm" svg:y="10.994cm"><text:p><text:s text:c="4"/>FA</text:p><draw:enhanced-geometry svg:viewBox="0 0 21600 21600" draw:type="rectangle" draw:enhanced-path="M 0 0 L 21600 0 21600 21600 0 21600 0 0 Z N"/></draw:custom-shape><draw:line text:anchor-type="paragraph" draw:z-index="313" draw:style-name="gr13" draw:text-style-name="P61" svg:x1="9.961cm" svg:y1="10.994cm" svg:x2="9.961cm" svg:y2="9.793cm"><text:p/></draw:line><draw:line text:anchor-type="paragraph" draw:z-index="314" draw:style-name="gr13" draw:text-style-name="P61" svg:x1="9.272cm" svg:y1="10.994cm" svg:x2="9.267cm" svg:y2="9.581cm"><text:p/></draw:line><draw:custom-shape text:anchor-type="paragraph" draw:z-index="315" draw:style-name="gr17" svg:width="1.43cm" svg:height="1.165cm" svg:x="6.548cm" svg:y="10.941cm"><text:p><text:s text:c="4"/>FA</text:p><draw:enhanced-geometry svg:viewBox="0 0 21600 21600" draw:type="rectangle" draw:enhanced-path="M 0 0 L 21600 0 21600 21600 0 21600 0 0 Z N"/></draw:custom-shape><draw:line text:anchor-type="paragraph" draw:z-index="316" draw:style-name="gr13" draw:text-style-name="P61" svg:x1="7.706cm" svg:y1="10.941cm" svg:x2="7.706cm" svg:y2="9.74cm"><text:p/></draw:line><draw:line text:anchor-type="paragraph" draw:z-index="317" draw:style-name="gr13" draw:text-style-name="P61" svg:x1="6.944cm" svg:y1="10.941cm" svg:x2="6.939cm" svg:y2="9.396cm"><text:p/></draw:line><draw:custom-shape text:anchor-type="paragraph" draw:z-index="318" draw:style-name="gr17" svg:width="1.43cm" svg:height="1.165cm" svg:x="4.246cm" svg:y="10.915cm"><text:p><text:s text:c="4"/>FA</text:p><draw:enhanced-geometry svg:viewBox="0 0 21600 21600" draw:type="rectangle" draw:enhanced-path="M 0 0 L 21600 0 21600 21600 0 21600 0 0 Z N"/></draw:custom-shape><draw:line text:anchor-type="paragraph" draw:z-index="319" draw:style-name="gr13" draw:text-style-name="P61" svg:x1="5.278cm" svg:y1="10.915cm" svg:x2="5.278cm" svg:y2="9.767cm"><text:p/></draw:line><draw:line text:anchor-type="paragraph" draw:z-index="320" draw:style-name="gr13" draw:text-style-name="P61" svg:x1="4.59cm" svg:y1="10.915cm" svg:x2="4.59cm" svg:y2="9.264cm"><text:p/></draw:line><draw:custom-shape text:anchor-type="paragraph" draw:z-index="321" draw:style-name="gr17" svg:width="1.43cm" svg:height="1.165cm" svg:x="1.997cm" svg:y="10.862cm"><text:p><text:s text:c="4"/>FA</text:p><draw:enhanced-geometry svg:viewBox="0 0 21600 21600" draw:type="rectangle" draw:enhanced-path="M 0 0 L 21600 0 21600 21600 0 21600 0 0 Z N"/></draw:custom-shape><draw:line text:anchor-type="paragraph" draw:z-index="322" draw:style-name="gr13" draw:text-style-name="P61" svg:x1="3.24cm" svg:y1="10.862cm" svg:x2="3.24cm" svg:y2="9.952cm"><text:p/></draw:line><draw:line text:anchor-type="paragraph" draw:z-index="323" draw:style-name="gr13" draw:text-style-name="P61" svg:x1="2.685cm" svg:y1="10.862cm" svg:x2="2.706cm" svg:y2="8.841cm"><text:p/></draw:line><draw:line text:anchor-type="paragraph" draw:z-index="324" draw:style-name="gr4" draw:text-style-name="P61" svg:x1="4.531cm" svg:y1="8.348cm" svg:x2="4.531cm" svg:y2="8.84cm"><text:p/></draw:line><draw:line text:anchor-type="paragraph" draw:z-index="325" draw:style-name="gr4" draw:text-style-name="P61" svg:x1="2.706cm" svg:y1="8.841cm" svg:x2="4.532cm" svg:y2="8.841cm"><text:p/></draw:line><draw:line text:anchor-type="paragraph" draw:z-index="326" draw:style-name="gr4" draw:text-style-name="P61" svg:x1="3.764cm" svg:y1="9.952cm" svg:x2="3.235cm" svg:y2="9.952cm"><text:p/></draw:line><draw:frame text:anchor-type="paragraph" draw:z-index="327" draw:style-name="gr21" svg:width="0.636cm" svg:height="0.779cm" svg:x="3.367cm" svg:y="10.137cm"><draw:text-box><text:p>“0”</text:p></draw:text-box></draw:frame><draw:line text:anchor-type="paragraph" draw:z-index="328" draw:style-name="gr4" draw:text-style-name="P61" svg:x1="5.14cm" svg:y1="8.348cm" svg:x2="5.14cm" svg:y2="9.263cm"><text:p/></draw:line><draw:line text:anchor-type="paragraph" draw:z-index="329" draw:style-name="gr4" draw:text-style-name="P61" svg:x1="4.59cm" svg:y1="9.264cm" svg:x2="5.14cm" svg:y2="9.264cm"><text:p/></draw:line><draw:line text:anchor-type="paragraph" draw:z-index="330" draw:style-name="gr4" draw:text-style-name="P61" svg:x1="6.727cm" svg:y1="8.343cm" svg:x2="6.727cm" svg:y2="9.158cm"><text:p/></draw:line><draw:line text:anchor-type="paragraph" draw:z-index="331" draw:style-name="gr4" draw:text-style-name="P61" svg:x1="5.278cm" svg:y1="9.767cm" svg:x2="6.014cm" svg:y2="9.767cm"><text:p/></draw:line><draw:line text:anchor-type="paragraph" draw:z-index="332" draw:style-name="gr4" draw:text-style-name="P61" svg:x1="7.415cm" svg:y1="8.343cm" svg:x2="7.415cm" svg:y2="9.396cm"><text:p/></draw:line><draw:line text:anchor-type="paragraph" draw:z-index="333" draw:style-name="gr4" draw:text-style-name="P61" svg:x1="6.939cm" svg:y1="9.396cm" svg:x2="7.415cm" svg:y2="9.396cm"><text:p/></draw:line><draw:line text:anchor-type="paragraph" draw:z-index="334" draw:style-name="gr4" draw:text-style-name="P61" svg:x1="9.135cm" svg:y1="8.343cm" svg:x2="9.135cm" svg:y2="9.052cm"><text:p/></draw:line><draw:line text:anchor-type="paragraph" draw:z-index="335" draw:style-name="gr4" draw:text-style-name="P61" svg:x1="7.706cm" svg:y1="9.74cm" svg:x2="8.367cm" svg:y2="9.74cm"><text:p/></draw:line><draw:line text:anchor-type="paragraph" draw:z-index="336" draw:style-name="gr4" draw:text-style-name="P61" svg:x1="11.516cm" svg:y1="8.348cm" svg:x2="11.516cm" svg:y2="8.946cm"><text:p/></draw:line><draw:line text:anchor-type="paragraph" draw:z-index="337" draw:style-name="gr4" draw:text-style-name="P61" svg:x1="9.961cm" svg:y1="9.793cm" svg:x2="10.697cm" svg:y2="9.793cm"><text:p/></draw:line><draw:line text:anchor-type="paragraph" draw:z-index="338" draw:style-name="gr4" draw:text-style-name="P61" svg:x1="9.823cm" svg:y1="8.343cm" svg:x2="9.797cm" svg:y2="9.581cm"><text:p/></draw:line><draw:line text:anchor-type="paragraph" draw:z-index="339" draw:style-name="gr4" draw:text-style-name="P61" svg:x1="9.246cm" svg:y1="9.581cm" svg:x2="9.796cm" svg:y2="9.581cm"><text:p/></draw:line><draw:line text:anchor-type="paragraph" draw:z-index="340" draw:style-name="gr4" draw:text-style-name="P61" svg:x1="6.013cm" svg:y1="9.158cm" svg:x2="6.013cm" svg:y2="9.767cm"><text:p/></draw:line><draw:line text:anchor-type="paragraph" draw:z-index="341" draw:style-name="gr4" draw:text-style-name="P61" svg:x1="6.727cm" svg:y1="9.158cm" svg:x2="5.965cm" svg:y2="9.158cm"><text:p/></draw:line><draw:line text:anchor-type="paragraph" draw:z-index="342" draw:style-name="gr4" draw:text-style-name="P61" svg:x1="8.368cm" svg:y1="9.052cm" svg:x2="8.368cm" svg:y2="9.74cm"><text:p/></draw:line><draw:line text:anchor-type="paragraph" draw:z-index="343" draw:style-name="gr4" draw:text-style-name="P61" svg:x1="9.135cm" svg:y1="9.052cm" svg:x2="8.368cm" svg:y2="9.052cm"><text:p/></draw:line><draw:line text:anchor-type="paragraph" draw:z-index="344" draw:style-name="gr4" draw:text-style-name="P61" svg:x1="10.696cm" svg:y1="8.946cm" svg:x2="10.696cm" svg:y2="9.793cm"><text:p/></draw:line><draw:line text:anchor-type="paragraph" draw:z-index="345" draw:style-name="gr4" draw:text-style-name="P61" svg:x1="11.516cm" svg:y1="8.946cm" svg:x2="10.696cm" svg:y2="8.946cm"><text:p/></draw:line><draw:line text:anchor-type="paragraph" draw:z-index="346" draw:style-name="gr4" draw:text-style-name="P61" svg:x1="12.151cm" svg:y1="8.348cm" svg:x2="12.151cm" svg:y2="9.449cm"><text:p/></draw:line><draw:line text:anchor-type="paragraph" draw:z-index="347" draw:style-name="gr4" draw:text-style-name="P61" svg:x1="11.628cm" svg:y1="9.476cm" svg:x2="12.152cm" svg:y2="9.476cm"><text:p/></draw:line><draw:frame text:anchor-type="paragraph" draw:z-index="348" draw:style-name="gr28" svg:width="0.689cm" svg:height="0.583cm" svg:x="13.427cm" svg:y="10.984cm"><draw:text-box><text:p>“0”</text:p></draw:text-box></draw:frame><draw:line text:anchor-type="paragraph" draw:z-index="349" draw:style-name="gr13" draw:text-style-name="P61" svg:x1="12.236cm" svg:y1="10.967cm" svg:x2="12.236cm" svg:y2="9.872cm"><text:p/></draw:line><draw:line text:anchor-type="paragraph" draw:z-index="350" draw:style-name="gr4" draw:text-style-name="P61" svg:x1="14.22cm" svg:y1="8.375cm" svg:x2="14.22cm" svg:y2="9.82cm"><text:p/></draw:line><draw:line text:anchor-type="paragraph" draw:z-index="351" draw:style-name="gr4" draw:text-style-name="P61" svg:x1="12.236cm" svg:y1="9.82cm" svg:x2="14.22cm" svg:y2="9.82cm"><text:p/></draw:line><draw:line text:anchor-type="paragraph" draw:z-index="352" draw:style-name="gr13" draw:text-style-name="P61" svg:x1="10.278cm" svg:y1="11.46cm" svg:x2="11.178cm" svg:y2="11.46cm"><text:p/></draw:line><draw:line text:anchor-type="paragraph" draw:z-index="353" draw:style-name="gr13" draw:text-style-name="P61" svg:x1="7.976cm" svg:y1="11.434cm" svg:x2="8.849cm" svg:y2="11.434cm"><text:p/></draw:line><draw:line text:anchor-type="paragraph" draw:z-index="354" draw:style-name="gr13" draw:text-style-name="P61" svg:x1="5.674cm" svg:y1="11.407cm" svg:x2="6.547cm" svg:y2="11.407cm"><text:p/></draw:line><draw:line text:anchor-type="paragraph" draw:z-index="355" draw:style-name="gr13" draw:text-style-name="P61" svg:x1="3.425cm" svg:y1="11.407cm" svg:x2="4.245cm" svg:y2="11.407cm"><text:p/></draw:line><draw:line text:anchor-type="paragraph" draw:z-index="356" draw:style-name="gr4" draw:text-style-name="P61" svg:x1="0.621cm" svg:y1="11.381cm" svg:x2="1.997cm" svg:y2="11.381cm"><text:p/></draw:line><draw:line text:anchor-type="paragraph" draw:z-index="357" draw:style-name="gr13" draw:text-style-name="P61" svg:x1="0.621cm" svg:y1="14.953cm" svg:x2="0.621cm" svg:y2="11.381cm"><text:p/></draw:line><draw:line text:anchor-type="paragraph" draw:z-index="358" draw:style-name="gr12" draw:text-style-name="P61" svg:x1="2.632cm" svg:y1="12.026cm" svg:x2="2.632cm" svg:y2="14.899cm"><text:p/></draw:line><draw:line text:anchor-type="paragraph" draw:z-index="359" draw:style-name="gr12" draw:text-style-name="P61" svg:x1="4.881cm" svg:y1="12.079cm" svg:x2="4.881cm" svg:y2="14.847cm"><text:p/></draw:line><draw:line text:anchor-type="paragraph" draw:z-index="360" draw:style-name="gr12" draw:text-style-name="P61" svg:x1="7.209cm" svg:y1="12.106cm" svg:x2="7.183cm" svg:y2="14.741cm"><text:p/></draw:line><draw:line text:anchor-type="paragraph" draw:z-index="361" draw:style-name="gr12" draw:text-style-name="P61" svg:x1="9.537cm" svg:y1="12.158cm" svg:x2="9.511cm" svg:y2="14.714cm"><text:p/></draw:line><draw:line text:anchor-type="paragraph" draw:z-index="362" draw:style-name="gr12" draw:text-style-name="P61" svg:x1="11.866cm" svg:y1="12.132cm" svg:x2="11.866cm" svg:y2="14.714cm"><text:p/></draw:line><draw:line text:anchor-type="paragraph" draw:z-index="363" draw:style-name="gr12" draw:text-style-name="P61" svg:x1="14.564cm" svg:y1="8.375cm" svg:x2="14.538cm" svg:y2="14.582cm"><text:p/></draw:line><draw:frame text:anchor-type="paragraph" draw:z-index="364" draw:style-name="gr8" svg:width="0.445cm" svg:height="0.768cm" svg:x="14.406cm" svg:y="14.529cm"><draw:text-box><text:p>s<text:span text:style-name="T88">0</text:span></text:p></draw:text-box></draw:frame></text:p>
      <text:p text:style-name="Standard"/>
      <text:p text:style-name="Standard"/>
      <text:p text:style-name="Standard"/>
      <text:p text:style-name="Standard"><draw:line text:anchor-type="paragraph" draw:z-index="553" draw:style-name="gr33" draw:text-style-name="P61" svg:x1="12.635cm" svg:y1="0.049cm" svg:x2="14.023cm" svg:y2="0.049cm"><text:p/></draw:line><draw:line text:anchor-type="paragraph" draw:z-index="555" draw:style-name="gr33" draw:text-style-name="P61" svg:x1="12.635cm" svg:y1="0.049cm" svg:x2="12.607cm" svg:y2="9.242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73" draw:style-name="gr12" draw:text-style-name="P61" svg:x1="12.469cm" svg:y1="0.078cm" svg:x2="12.469cm" svg:y2="0.90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554" draw:style-name="gr33" draw:text-style-name="P61" svg:x1="0.794cm" svg:y1="0.381cm" svg:x2="12.607cm" svg:y2="0.48cm"><text:p/></draw:line><draw:line text:anchor-type="paragraph" draw:z-index="556" draw:style-name="gr34" draw:text-style-name="P61" svg:x1="0.794cm" svg:y1="0.381cm" svg:x2="0.895cm" svg:y2="3.3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65" draw:style-name="gr8" svg:width="0.445cm" svg:height="0.768cm" svg:x="11.866cm" svg:y="0.109cm"><draw:text-box><text:p>s<text:span text:style-name="T88">1</text:span></text:p></draw:text-box></draw:frame><draw:frame text:anchor-type="paragraph" draw:z-index="366" draw:style-name="gr29" draw:text-style-name="P63" svg:width="0.445cm" svg:height="0.59cm" svg:x="9.511cm" svg:y="0.065cm"><draw:text-box><text:p><text:span text:style-name="T89">s</text:span><text:span text:style-name="T90">2</text:span></text:p></draw:text-box></draw:frame><draw:frame text:anchor-type="paragraph" draw:z-index="367" draw:style-name="gr8" svg:width="0.445cm" svg:height="0.768cm" svg:x="7.024cm" svg:y="0.136cm"><draw:text-box><text:p>s<text:span text:style-name="T88">3</text:span></text:p></draw:text-box></draw:frame><draw:frame text:anchor-type="paragraph" draw:z-index="368" draw:style-name="gr8" svg:width="0.445cm" svg:height="0.768cm" svg:x="4.748cm" svg:y="0.145cm"><draw:text-box><text:p>s<text:span text:style-name="T88">4</text:span></text:p></draw:text-box></draw:frame><draw:frame text:anchor-type="paragraph" draw:z-index="369" draw:style-name="gr8" svg:width="0.445cm" svg:height="0.768cm" svg:x="2.632cm" svg:y="0.295cm"><draw:text-box><text:p>s<text:span text:style-name="T88">5</text:span></text:p></draw:text-box></draw:frame><draw:frame text:anchor-type="paragraph" draw:z-index="370" draw:style-name="gr8" svg:width="0.445cm" svg:height="0.768cm" svg:x="0.489cm" svg:y="0.295cm"><draw:text-box><text:p>s<text:span text:style-name="T88">6</text:span></text:p></draw:text-box></draw:frame></text:p>
      <text:p text:style-name="Standard"/>
      <text:p text:style-name="Standard"/>
      <text:p text:style-name="Standard"><draw:custom-shape text:anchor-type="paragraph" draw:z-index="374" draw:style-name="gr30" svg:width="10.558cm" svg:height="0.821cm" svg:x="2.574cm" svg:y="0.39cm"><text:p><text:s/>Figure 3: <text:s/>“Carry Save Adder” using (3,2) as building block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text:soft-page-break/></text:p>
      <text:p text:style-name="P40"><text:s/>The architecture complexities using <text:span text:style-name="T86">only</text:span> (3,2) <text:span text:style-name="T87">or FA</text:span> as building blocks <text:s/>are:</text:p>
      <text:p text:style-name="P40"/>
      <text:p text:style-name="P40">* <text:span text:style-name="T70">Circuit complexity: <text:s/>C = 18(3,2)'s <text:s/>= <text:s/>18 FA</text:span></text:p>
      <text:p text:style-name="P41"><text:span text:style-name="T82">* </text:span><text:span text:style-name="T73">Critical path delay: <text:s/>T = 8 * </text:span><text:span text:style-name="T75">(2</text:span><text:span text:style-name="T73">Δ</text:span><text:span text:style-name="T11">G</text:span><text:span text:style-name="T38">)</text:span><text:span text:style-name="T11"> </text:span><text:span text:style-name="T37"><text:s/>= <text:s/>16 Δ</text:span><text:span text:style-name="T11">G</text:span></text:p>
      <text:p text:style-name="Standard"><draw:frame text:anchor-type="paragraph" draw:z-index="410" draw:style-name="gr19" draw:text-style-name="P63" svg:width="1.721cm" svg:height="0.59cm" svg:x="6.435cm" svg:y="0.482cm"><draw:text-box><text:p><text:span text:style-name="T89">A</text:span><text:span text:style-name="T90">3 <text:s text:c="3"/></text:span><text:span text:style-name="T91">B</text:span><text:span text:style-name="T90">3 <text:s text:c="2"/></text:span><text:span text:style-name="T91">C</text:span><text:span text:style-name="T90">3</text:span></text:p></draw:text-box></draw:frame><draw:frame text:anchor-type="paragraph" draw:z-index="408" draw:style-name="gr31" draw:text-style-name="P63" svg:width="1.721cm" svg:height="0.731cm" svg:x="11.04cm" svg:y="0.474cm"><draw:text-box><text:p><text:span text:style-name="T89"><text:s/></text:span><text:span text:style-name="T89">A</text:span><text:span text:style-name="T90">1 <text:s text:c="3"/></text:span><text:span text:style-name="T91">B</text:span><text:span text:style-name="T90">1 <text:s/></text:span><text:span text:style-name="T91">C</text:span><text:span text:style-name="T90">1</text:span></text:p></draw:text-box></draw:frame><draw:line text:anchor-type="paragraph" draw:z-index="558" draw:style-name="gr33" draw:text-style-name="P61" svg:x1="13.936cm" svg:y1="0.399cm" svg:x2="13.936cm" svg:y2="3.872cm"><text:p/></draw:line></text:p>
      <text:p text:style-name="Standard"><draw:frame text:anchor-type="paragraph" draw:z-index="407" draw:style-name="gr18" svg:width="1.721cm" svg:height="0.636cm" svg:x="13.215cm" svg:y="0.093cm"><draw:text-box><text:p><text:s/>A<text:span text:style-name="T88">0 <text:s text:c="3"/></text:span><text:span text:style-name="T28">B</text:span><text:span text:style-name="T88">0 <text:s/></text:span><text:span text:style-name="T28">C</text:span><text:span text:style-name="T88">0</text:span></text:p></draw:text-box></draw:frame><draw:frame text:anchor-type="paragraph" draw:z-index="409" draw:style-name="gr18" svg:width="1.721cm" svg:height="0.636cm" svg:x="8.551cm" svg:y="0.058cm"><draw:text-box><text:p>A<text:span text:style-name="T88">2 <text:s text:c="4"/></text:span><text:span text:style-name="T28">B</text:span><text:span text:style-name="T88">2 <text:s/></text:span><text:span text:style-name="T28">C</text:span><text:span text:style-name="T88">2</text:span></text:p></draw:text-box></draw:frame></text:p>
      <text:p text:style-name="Standard"><draw:line text:anchor-type="paragraph" draw:z-index="389" draw:style-name="gr13" draw:text-style-name="P61" svg:x1="14.644cm" svg:y1="1.014cm" svg:x2="14.644cm" svg:y2="0.432cm"><text:p/></draw:line><draw:line text:anchor-type="paragraph" draw:z-index="390" draw:style-name="gr13" draw:text-style-name="P61" svg:x1="14.088cm" svg:y1="1.015cm" svg:x2="14.088cm" svg:y2="0.406cm"><text:p/></draw:line><draw:line text:anchor-type="paragraph" draw:z-index="391" draw:style-name="gr13" draw:text-style-name="P61" svg:x1="13.4cm" svg:y1="1.014cm" svg:x2="13.4cm" svg:y2="0.353cm"><text:p/></draw:line><draw:line text:anchor-type="paragraph" draw:z-index="392" draw:style-name="gr13" draw:text-style-name="P61" svg:x1="12.495cm" svg:y1="0.746cm" svg:x2="12.495cm" svg:y2="0.164cm"><text:p/></draw:line><draw:line text:anchor-type="paragraph" draw:z-index="393" draw:style-name="gr13" draw:text-style-name="P61" svg:x1="11.94cm" svg:y1="0.747cm" svg:x2="11.94cm" svg:y2="0.138cm"><text:p/></draw:line><draw:line text:anchor-type="paragraph" draw:z-index="394" draw:style-name="gr13" draw:text-style-name="P61" svg:x1="11.252cm" svg:y1="0.746cm" svg:x2="11.252cm" svg:y2="0.085cm"><text:p/></draw:line><draw:line text:anchor-type="paragraph" draw:z-index="395" draw:style-name="gr13" draw:text-style-name="P61" svg:x1="9.98cm" svg:y1="0.743cm" svg:x2="9.98cm" svg:y2="0.161cm"><text:p/></draw:line><draw:line text:anchor-type="paragraph" draw:z-index="396" draw:style-name="gr13" draw:text-style-name="P61" svg:x1="9.458cm" svg:y1="0.743cm" svg:x2="9.458cm" svg:y2="0.134cm"><text:p/></draw:line><draw:line text:anchor-type="paragraph" draw:z-index="397" draw:style-name="gr13" draw:text-style-name="P61" svg:x1="8.936cm" svg:y1="0.742cm" svg:x2="8.936cm" svg:y2="0.081cm"><text:p/></draw:line><draw:line text:anchor-type="paragraph" draw:z-index="400" draw:style-name="gr13" draw:text-style-name="P61" svg:x1="6.653cm" svg:y1="0.927cm" svg:x2="6.653cm" svg:y2="0.266cm"><text:p/></draw:line><draw:line text:anchor-type="paragraph" draw:z-index="399" draw:style-name="gr13" draw:text-style-name="P61" svg:x1="7.176cm" svg:y1="0.875cm" svg:x2="7.176cm" svg:y2="0.266cm"><text:p/></draw:line><draw:line text:anchor-type="paragraph" draw:z-index="398" draw:style-name="gr13" draw:text-style-name="P61" svg:x1="7.699cm" svg:y1="0.848cm" svg:x2="7.699cm" svg:y2="0.266cm"><text:p/></draw:line></text:p>
      <text:p text:style-name="P39"><draw:custom-shape text:anchor-type="paragraph" draw:z-index="384" draw:style-name="gr17" svg:width="1.43cm" svg:height="1.165cm" svg:x="11.04cm" svg:y="0.259cm"><text:p><text:s/>( 3, <text:s/>2)</text:p><draw:enhanced-geometry svg:viewBox="0 0 21600 21600" draw:type="rectangle" draw:enhanced-path="M 0 0 L 21600 0 21600 21600 0 21600 0 0 Z N"/></draw:custom-shape><draw:custom-shape text:anchor-type="paragraph" draw:z-index="383" draw:style-name="gr17" svg:width="1.43cm" svg:height="1.165cm" svg:x="8.77cm" svg:y="0.256cm"><text:p><text:s/>( 3, <text:s/>2)</text:p><draw:enhanced-geometry svg:viewBox="0 0 21600 21600" draw:type="rectangle" draw:enhanced-path="M 0 0 L 21600 0 21600 21600 0 21600 0 0 Z N"/></draw:custom-shape><draw:custom-shape text:anchor-type="paragraph" draw:z-index="386" draw:style-name="gr17" svg:width="1.43cm" svg:height="1.165cm" svg:x="6.468cm" svg:y="0.369cm"><text:p><text:s/>( 3, <text:s/>2)</text:p><draw:enhanced-geometry svg:viewBox="0 0 21600 21600" draw:type="rectangle" draw:enhanced-path="M 0 0 L 21600 0 21600 21600 0 21600 0 0 Z N"/></draw:custom-shape><draw:line text:anchor-type="paragraph" draw:z-index="379" draw:style-name="gr16" draw:text-style-name="P61" svg:x1="15.579cm" svg:y1="0.37cm" svg:x2="15.579cm" svg:y2="16.047cm"><text:p/></draw:line></text:p>
      <text:p text:style-name="Standard"><draw:line text:anchor-type="paragraph" draw:z-index="375" draw:style-name="gr16" draw:text-style-name="P61" svg:x1="12.977cm" svg:y1="0.146cm" svg:x2="13.104cm" svg:y2="15.693cm"><text:p/></draw:line><draw:line text:anchor-type="paragraph" draw:z-index="376" draw:style-name="gr16" draw:text-style-name="P61" svg:x1="10.649cm" svg:y1="0.199cm" svg:x2="10.829cm" svg:y2="15.727cm"><text:p/></draw:line><draw:line text:anchor-type="paragraph" draw:z-index="377" draw:style-name="gr16" draw:text-style-name="P61" svg:x1="8.347cm" svg:y1="0.12cm" svg:x2="8.395cm" svg:y2="15.727cm"><text:p/></draw:line><draw:line text:anchor-type="paragraph" draw:z-index="378" draw:style-name="gr16" draw:text-style-name="P61" svg:x1="6.124cm" svg:y1="0.041cm" svg:x2="6.145cm" svg:y2="15.694cm"><text:p/></draw:line><draw:line text:anchor-type="paragraph" draw:z-index="380" draw:style-name="gr16" draw:text-style-name="P61" svg:x1="3.796cm" svg:y1="0.474cm" svg:x2="3.796cm" svg:y2="15.758cm"><text:p/></draw:line><draw:line text:anchor-type="paragraph" draw:z-index="381" draw:style-name="gr16" draw:text-style-name="P61" svg:x1="1.441cm" svg:y1="0.014cm" svg:x2="1.515cm" svg:y2="15.924cm"><text:p/></draw:line><draw:line text:anchor-type="paragraph" draw:z-index="382" draw:style-name="gr16" draw:text-style-name="P61" svg:x1="-0.385cm" svg:y1="0.014cm" svg:x2="-0.311cm" svg:y2="16.023cm"><text:p/></draw:line><draw:custom-shape text:anchor-type="paragraph" draw:z-index="385" draw:style-name="gr17" svg:width="1.43cm" svg:height="1.165cm" svg:x="13.4cm" svg:y="0.041cm"><text:p><text:s/>( 3, <text:s/>2)</text:p><draw:enhanced-geometry svg:viewBox="0 0 21600 21600" draw:type="rectangle" draw:enhanced-path="M 0 0 L 21600 0 21600 21600 0 21600 0 0 Z N"/></draw:custom-shape></text:p>
      <text:p text:style-name="Standard"><draw:line text:anchor-type="paragraph" draw:z-index="479" draw:style-name="gr4" draw:text-style-name="P61" svg:x1="9.082cm" svg:y1="0.474cm" svg:x2="9.082cm" svg:y2="0.998cm"><text:p/></draw:line><draw:line text:anchor-type="paragraph" draw:z-index="481" draw:style-name="gr4" draw:text-style-name="P61" svg:x1="9.664cm" svg:y1="0.474cm" svg:x2="9.664cm" svg:y2="1.368cm"><text:p/></draw:line><draw:line text:anchor-type="paragraph" draw:z-index="483" draw:style-name="gr4" draw:text-style-name="P61" svg:x1="11.331cm" svg:y1="0.448cm" svg:x2="11.331cm" svg:y2="1.078cm"><text:p/></draw:line><draw:line text:anchor-type="paragraph" draw:z-index="485" draw:style-name="gr4" draw:text-style-name="P61" svg:x1="12.099cm" svg:y1="0.448cm" svg:x2="12.099cm" svg:y2="1.316cm"><text:p/></draw:line></text:p>
      <text:p text:style-name="Standard"><draw:line text:anchor-type="paragraph" draw:z-index="491" draw:style-name="gr4" draw:text-style-name="P61" svg:x1="14.46cm" svg:y1="0.078cm" svg:x2="14.46cm" svg:y2="1.041cm"><text:p/></draw:line><draw:line text:anchor-type="paragraph" draw:z-index="489" draw:style-name="gr4" draw:text-style-name="P61" svg:x1="13.712cm" svg:y1="0.231cm" svg:x2="13.686cm" svg:y2="1.173cm"><text:p/></draw:line><draw:line text:anchor-type="paragraph" draw:z-index="475" draw:style-name="gr4" draw:text-style-name="P61" svg:x1="7.442cm" svg:y1="0.072cm" svg:x2="7.442cm" svg:y2="0.882cm"><text:p/></draw:line><draw:line text:anchor-type="paragraph" draw:z-index="437" draw:style-name="gr4" draw:text-style-name="P61" svg:x1="6.754cm" svg:y1="0.072cm" svg:x2="6.754cm" svg:y2="0.591cm"><text:p/></draw:line></text:p>
      <text:p text:style-name="Standard"><draw:line text:anchor-type="paragraph" draw:z-index="403" draw:style-name="gr13" draw:text-style-name="P61" svg:x1="11.178cm" svg:y1="1.961cm" svg:x2="11.199cm" svg:y2="0.342cm"><text:p/></draw:line><draw:line text:anchor-type="paragraph" draw:z-index="406" draw:style-name="gr13" draw:text-style-name="P61" svg:x1="8.955cm" svg:y1="1.961cm" svg:x2="8.976cm" svg:y2="0.395cm"><text:p/></draw:line><draw:line text:anchor-type="paragraph" draw:z-index="419" draw:style-name="gr13" draw:text-style-name="P61" svg:x1="6.6cm" svg:y1="1.967cm" svg:x2="6.621cm" svg:y2="0.395cm"><text:p/></draw:line><draw:line text:anchor-type="paragraph" draw:z-index="436" draw:style-name="gr13" draw:text-style-name="P61" svg:x1="4.565cm" svg:y1="5.644cm" svg:x2="4.565cm" svg:y2="0.104cm"><text:p/></draw:line><draw:line text:anchor-type="paragraph" draw:z-index="438" draw:style-name="gr4" draw:text-style-name="P61" svg:x1="4.565cm" svg:y1="0.104cm" svg:x2="6.754cm" svg:y2="0.104cm"><text:p/></draw:line><draw:line text:anchor-type="paragraph" draw:z-index="476" draw:style-name="gr4" draw:text-style-name="P61" svg:x1="6.622cm" svg:y1="0.395cm" svg:x2="7.442cm" svg:y2="0.395cm"><text:p/></draw:line><draw:line text:anchor-type="paragraph" draw:z-index="478" draw:style-name="gr4" draw:text-style-name="P61" svg:x1="8.347cm" svg:y1="0.051cm" svg:x2="8.347cm" svg:y2="0.607cm"><text:p/></draw:line><draw:line text:anchor-type="paragraph" draw:z-index="480" draw:style-name="gr4" draw:text-style-name="P61" svg:x1="8.347cm" svg:y1="0.051cm" svg:x2="9.083cm" svg:y2="0.051cm"><text:p/></draw:line><draw:line text:anchor-type="paragraph" draw:z-index="482" draw:style-name="gr4" draw:text-style-name="P61" svg:x1="8.976cm" svg:y1="0.395cm" svg:x2="9.664cm" svg:y2="0.395cm"><text:p/></draw:line><draw:line text:anchor-type="paragraph" draw:z-index="486" draw:style-name="gr4" draw:text-style-name="P61" svg:x1="10.649cm" svg:y1="0.157cm" svg:x2="10.649cm" svg:y2="0.66cm"><text:p/></draw:line><draw:line text:anchor-type="paragraph" draw:z-index="487" draw:style-name="gr4" draw:text-style-name="P61" svg:x1="10.649cm" svg:y1="0.157cm" svg:x2="11.332cm" svg:y2="0.157cm"><text:p/></draw:line><draw:line text:anchor-type="paragraph" draw:z-index="488" draw:style-name="gr4" draw:text-style-name="P61" svg:x1="11.199cm" svg:y1="0.342cm" svg:x2="12.099cm" svg:y2="0.342cm"><text:p/></draw:line><draw:line text:anchor-type="paragraph" draw:z-index="557" draw:style-name="gr33" draw:text-style-name="P61" svg:x1="12.481cm" svg:y1="0.464cm" svg:x2="14.001cm" svg:y2="0.464cm"><text:p/></draw:line><draw:line text:anchor-type="paragraph" draw:z-index="559" draw:style-name="gr33" draw:text-style-name="P61" svg:x1="12.481cm" svg:y1="0.464cm" svg:x2="12.315cm" svg:y2="10.882cm"><text:p/></draw:line></text:p>
      <text:p text:style-name="Standard"><draw:line text:anchor-type="paragraph" draw:z-index="401" draw:style-name="gr13" draw:text-style-name="P61" svg:x1="12.422cm" svg:y1="1.475cm" svg:x2="12.39cm" svg:y2="0.411cm"><text:p/></draw:line><draw:line text:anchor-type="paragraph" draw:z-index="402" draw:style-name="gr13" draw:text-style-name="P61" svg:x1="11.866cm" svg:y1="1.474cm" svg:x2="11.887cm" svg:y2="0.199cm"><text:p/></draw:line><draw:line text:anchor-type="paragraph" draw:z-index="404" draw:style-name="gr13" draw:text-style-name="P61" svg:x1="10.199cm" svg:y1="1.474cm" svg:x2="10.199cm" svg:y2="0.437cm"><text:p/></draw:line><draw:line text:anchor-type="paragraph" draw:z-index="405" draw:style-name="gr13" draw:text-style-name="P61" svg:x1="9.643cm" svg:y1="1.475cm" svg:x2="9.643cm" svg:y2="0.173cm"><text:p/></draw:line><draw:line text:anchor-type="paragraph" draw:z-index="411" draw:style-name="gr4" draw:text-style-name="P61" svg:x1="10.649cm" svg:y1="0.437cm" svg:x2="10.199cm" svg:y2="0.437cm"><text:p/></draw:line><draw:line text:anchor-type="paragraph" draw:z-index="414" draw:style-name="gr13" draw:text-style-name="P61" svg:x1="14.697cm" svg:y1="1.479cm" svg:x2="14.665cm" svg:y2="0.437cm"><text:p/></draw:line><draw:line text:anchor-type="paragraph" draw:z-index="415" draw:style-name="gr13" draw:text-style-name="P61" svg:x1="14.141cm" svg:y1="1.48cm" svg:x2="14.141cm" svg:y2="0.067cm"><text:p/></draw:line><draw:line text:anchor-type="paragraph" draw:z-index="417" draw:style-name="gr13" draw:text-style-name="P61" svg:x1="7.844cm" svg:y1="1.479cm" svg:x2="7.865cm" svg:y2="0.437cm"><text:p/></draw:line><draw:line text:anchor-type="paragraph" draw:z-index="418" draw:style-name="gr13" draw:text-style-name="P61" svg:x1="7.288cm" svg:y1="1.48cm" svg:x2="7.309cm" svg:y2="0.12cm"><text:p/></draw:line><draw:line text:anchor-type="paragraph" draw:z-index="453" draw:style-name="gr4" draw:text-style-name="P61" svg:x1="13.077cm" svg:y1="0.411cm" svg:x2="12.421cm" svg:y2="0.411cm"><text:p/></draw:line><draw:line text:anchor-type="paragraph" draw:z-index="455" draw:style-name="gr4" draw:text-style-name="P61" svg:x1="8.394cm" svg:y1="0.437cm" svg:x2="7.865cm" svg:y2="0.437cm"><text:p/></draw:line><draw:line text:anchor-type="paragraph" draw:z-index="473" draw:style-name="gr4" draw:text-style-name="P61" svg:x1="15.173cm" svg:y1="0.437cm" svg:x2="14.697cm" svg:y2="0.437cm"><text:p/></draw:line><draw:line text:anchor-type="paragraph" draw:z-index="477" draw:style-name="gr4" draw:text-style-name="P61" svg:x1="7.31cm" svg:y1="0.12cm" svg:x2="8.347cm" svg:y2="0.12cm"><text:p/></draw:line><draw:line text:anchor-type="paragraph" draw:z-index="484" draw:style-name="gr4" draw:text-style-name="P61" svg:x1="9.585cm" svg:y1="0.173cm" svg:x2="10.749cm" svg:y2="0.173cm"><text:p/></draw:line><draw:line text:anchor-type="paragraph" draw:z-index="490" draw:style-name="gr4" draw:text-style-name="P61" svg:x1="11.887cm" svg:y1="0.199cm" svg:x2="13.66cm" svg:y2="0.199cm"><text:p/></draw:line><draw:line text:anchor-type="paragraph" draw:z-index="492" draw:style-name="gr4" draw:text-style-name="P61" svg:x1="14.141cm" svg:y1="0.067cm" svg:x2="14.46cm" svg:y2="0.067cm"><text:p/></draw:line></text:p>
      <text:p text:style-name="Standard"><draw:frame text:anchor-type="paragraph" draw:z-index="412" draw:style-name="gr20" svg:width="0.604cm" svg:height="0.715cm" svg:x="10.331cm" svg:y="0.083cm"><draw:text-box><text:p>D<text:span text:style-name="T88">2</text:span></text:p></draw:text-box></draw:frame><draw:frame text:anchor-type="paragraph" draw:z-index="454" draw:style-name="gr22" svg:width="0.556cm" svg:height="0.662cm" svg:x="12.421cm" svg:y="0.083cm"><draw:text-box><text:p><text:s/>D<text:span text:style-name="T88">1</text:span></text:p></draw:text-box></draw:frame><draw:frame text:anchor-type="paragraph" draw:z-index="456" draw:style-name="gr23" svg:width="0.53cm" svg:height="0.59cm" svg:x="7.997cm" svg:y="0.109cm"><draw:text-box><text:p>D<text:span text:style-name="T88">3</text:span></text:p></draw:text-box></draw:frame><draw:frame text:anchor-type="paragraph" draw:z-index="474" draw:style-name="gr26" svg:width="0.63cm" svg:height="0.609cm" svg:x="14.697cm" svg:y="0.242cm"><draw:text-box><text:p><text:s/>D<text:span text:style-name="T88">0</text:span></text:p></draw:text-box></draw:frame></text:p>
      <text:p text:style-name="Standard"/>
      <text:p text:style-name="Standard"><draw:custom-shape text:anchor-type="paragraph" draw:z-index="413" draw:style-name="gr17" svg:width="1.43cm" svg:height="1.165cm" svg:x="13.453cm" svg:y="0.019cm"><text:p><text:s/>( 2, <text:s/>2)</text:p><draw:enhanced-geometry svg:viewBox="0 0 21600 21600" draw:type="rectangle" draw:enhanced-path="M 0 0 L 21600 0 21600 21600 0 21600 0 0 Z N"/></draw:custom-shape><draw:custom-shape text:anchor-type="paragraph" draw:z-index="416" draw:style-name="gr17" svg:width="1.43cm" svg:height="1.165cm" svg:x="6.6cm" svg:y="0.019cm"><text:p><text:s/>( 3, <text:s/>2)</text:p><draw:enhanced-geometry svg:viewBox="0 0 21600 21600" draw:type="rectangle" draw:enhanced-path="M 0 0 L 21600 0 21600 21600 0 21600 0 0 Z N"/></draw:custom-shape><draw:custom-shape text:anchor-type="paragraph" draw:z-index="388" draw:style-name="gr17" svg:width="1.43cm" svg:height="1.165cm" svg:x="8.77cm" svg:y="0.014cm"><text:p><text:s/>( 3, <text:s/>2)</text:p><draw:enhanced-geometry svg:viewBox="0 0 21600 21600" draw:type="rectangle" draw:enhanced-path="M 0 0 L 21600 0 21600 21600 0 21600 0 0 Z N"/></draw:custom-shape><draw:custom-shape text:anchor-type="paragraph" draw:z-index="387" draw:style-name="gr17" svg:width="1.43cm" svg:height="1.165cm" svg:x="11.178cm" svg:y="0.014cm"><text:p><text:s/>( 3, <text:s/>2)</text:p><draw:enhanced-geometry svg:viewBox="0 0 21600 21600" draw:type="rectangle" draw:enhanced-path="M 0 0 L 21600 0 21600 21600 0 21600 0 0 Z N"/></draw:custom-shape></text:p>
      <text:p text:style-name="Standard"/>
      <text:p text:style-name="Standard"><draw:line text:anchor-type="paragraph" draw:z-index="439" draw:style-name="gr4" draw:text-style-name="P61" svg:x1="6.913cm" svg:y1="0.21cm" svg:x2="6.913cm" svg:y2="0.702cm"><text:p/></draw:line><draw:line text:anchor-type="paragraph" draw:z-index="441" draw:style-name="gr4" draw:text-style-name="P61" svg:x1="7.521cm" svg:y1="0.21cm" svg:x2="7.521cm" svg:y2="1.125cm"><text:p/></draw:line><draw:line text:anchor-type="paragraph" draw:z-index="443" draw:style-name="gr4" draw:text-style-name="P61" svg:x1="9.109cm" svg:y1="0.205cm" svg:x2="9.109cm" svg:y2="1.02cm"><text:p/></draw:line><draw:line text:anchor-type="paragraph" draw:z-index="445" draw:style-name="gr4" draw:text-style-name="P61" svg:x1="9.797cm" svg:y1="0.205cm" svg:x2="9.797cm" svg:y2="1.258cm"><text:p/></draw:line><draw:line text:anchor-type="paragraph" draw:z-index="447" draw:style-name="gr4" draw:text-style-name="P61" svg:x1="11.516cm" svg:y1="0.205cm" svg:x2="11.516cm" svg:y2="0.914cm"><text:p/></draw:line><draw:line text:anchor-type="paragraph" draw:z-index="449" draw:style-name="gr4" draw:text-style-name="P61" svg:x1="13.898cm" svg:y1="0.21cm" svg:x2="13.898cm" svg:y2="0.808cm"><text:p/></draw:line><draw:line text:anchor-type="paragraph" draw:z-index="451" draw:style-name="gr4" draw:text-style-name="P61" svg:x1="12.204cm" svg:y1="0.205cm" svg:x2="12.178cm" svg:y2="1.443cm"><text:p/></draw:line><draw:line text:anchor-type="paragraph" draw:z-index="467" draw:style-name="gr4" draw:text-style-name="P61" svg:x1="14.533cm" svg:y1="0.21cm" svg:x2="14.533cm" svg:y2="1.311cm"><text:p/></draw:line></text:p>
      <text:p text:style-name="Standard"><draw:line text:anchor-type="paragraph" draw:z-index="435" draw:style-name="gr13" draw:text-style-name="P61" svg:x1="5.066cm" svg:y1="2.236cm" svg:x2="5.087cm" svg:y2="0.215cm"><text:p/></draw:line><draw:line text:anchor-type="paragraph" draw:z-index="440" draw:style-name="gr4" draw:text-style-name="P61" svg:x1="5.087cm" svg:y1="0.215cm" svg:x2="6.913cm" svg:y2="0.215cm"><text:p/></draw:line><draw:line text:anchor-type="paragraph" draw:z-index="463" draw:style-name="gr4" draw:text-style-name="P61" svg:x1="10.749cm" svg:y1="0.427cm" svg:x2="10.749cm" svg:y2="1.115cm"><text:p/></draw:line><draw:line text:anchor-type="paragraph" draw:z-index="464" draw:style-name="gr4" draw:text-style-name="P61" svg:x1="11.516cm" svg:y1="0.427cm" svg:x2="10.749cm" svg:y2="0.427cm"><text:p/></draw:line><draw:line text:anchor-type="paragraph" draw:z-index="465" draw:style-name="gr4" draw:text-style-name="P61" svg:x1="13.077cm" svg:y1="0.321cm" svg:x2="13.077cm" svg:y2="1.168cm"><text:p/></draw:line><draw:line text:anchor-type="paragraph" draw:z-index="466" draw:style-name="gr4" draw:text-style-name="P61" svg:x1="13.898cm" svg:y1="0.321cm" svg:x2="12.977cm" svg:y2="0.321cm"><text:p/></draw:line></text:p>
      <text:p text:style-name="Standard"><draw:line text:anchor-type="paragraph" draw:z-index="422" draw:style-name="gr13" draw:text-style-name="P61" svg:x1="14.247cm" svg:y1="1.855cm" svg:x2="14.247cm" svg:y2="0.363cm"><text:p/></draw:line><draw:line text:anchor-type="paragraph" draw:z-index="425" draw:style-name="gr13" draw:text-style-name="P61" svg:x1="11.231cm" svg:y1="1.882cm" svg:x2="11.252cm" svg:y2="0.469cm"><text:p/></draw:line><draw:line text:anchor-type="paragraph" draw:z-index="429" draw:style-name="gr13" draw:text-style-name="P61" svg:x1="8.929cm" svg:y1="1.829cm" svg:x2="8.924cm" svg:y2="0.284cm"><text:p/></draw:line><draw:line text:anchor-type="paragraph" draw:z-index="433" draw:style-name="gr13" draw:text-style-name="P61" svg:x1="6.627cm" svg:y1="1.803cm" svg:x2="6.627cm" svg:y2="0.152cm"><text:p/></draw:line><draw:line text:anchor-type="paragraph" draw:z-index="442" draw:style-name="gr4" draw:text-style-name="P61" svg:x1="6.675cm" svg:y1="0.152cm" svg:x2="7.522cm" svg:y2="0.152cm"><text:p/></draw:line><draw:line text:anchor-type="paragraph" draw:z-index="446" draw:style-name="gr4" draw:text-style-name="P61" svg:x1="8.929cm" svg:y1="0.284cm" svg:x2="9.797cm" svg:y2="0.284cm"><text:p/></draw:line><draw:line text:anchor-type="paragraph" draw:z-index="452" draw:style-name="gr4" draw:text-style-name="P61" svg:x1="11.252cm" svg:y1="0.469cm" svg:x2="12.178cm" svg:y2="0.469cm"><text:p/></draw:line><draw:line text:anchor-type="paragraph" draw:z-index="459" draw:style-name="gr4" draw:text-style-name="P61" svg:x1="8.394cm" svg:y1="0.046cm" svg:x2="8.394cm" svg:y2="0.655cm"><text:p/></draw:line><draw:line text:anchor-type="paragraph" draw:z-index="460" draw:style-name="gr4" draw:text-style-name="P61" svg:x1="9.109cm" svg:y1="0.046cm" svg:x2="8.347cm" svg:y2="0.046cm"><text:p/></draw:line><draw:line text:anchor-type="paragraph" draw:z-index="468" draw:style-name="gr4" draw:text-style-name="P61" svg:x1="14.247cm" svg:y1="0.363cm" svg:x2="14.533cm" svg:y2="0.337cm"><text:p/></draw:line></text:p>
      <text:p text:style-name="Standard"><draw:line text:anchor-type="paragraph" draw:z-index="421" draw:style-name="gr13" draw:text-style-name="P61" svg:x1="14.802cm" svg:y1="1.369cm" svg:x2="14.797cm" svg:y2="0.353cm"><text:p/></draw:line><draw:line text:anchor-type="paragraph" draw:z-index="424" draw:style-name="gr13" draw:text-style-name="P61" svg:x1="11.919cm" svg:y1="1.395cm" svg:x2="11.919cm" svg:y2="0.194cm"><text:p/></draw:line><draw:line text:anchor-type="paragraph" draw:z-index="427" draw:style-name="gr13" draw:text-style-name="P61" svg:x1="10.172cm" svg:y1="1.342cm" svg:x2="10.172cm" svg:y2="0.432cm"><text:p/></draw:line><draw:line text:anchor-type="paragraph" draw:z-index="428" draw:style-name="gr13" draw:text-style-name="P61" svg:x1="9.691cm" svg:y1="1.342cm" svg:x2="9.691cm" svg:y2="0.141cm"><text:p/></draw:line><draw:line text:anchor-type="paragraph" draw:z-index="431" draw:style-name="gr13" draw:text-style-name="P61" svg:x1="7.839cm" svg:y1="1.316cm" svg:x2="7.839cm" svg:y2="0.432cm"><text:p/></draw:line><draw:line text:anchor-type="paragraph" draw:z-index="432" draw:style-name="gr13" draw:text-style-name="P61" svg:x1="7.315cm" svg:y1="1.316cm" svg:x2="7.315cm" svg:y2="0.168cm"><text:p/></draw:line><draw:line text:anchor-type="paragraph" draw:z-index="444" draw:style-name="gr4" draw:text-style-name="P61" svg:x1="7.315cm" svg:y1="0.168cm" svg:x2="8.395cm" svg:y2="0.168cm"><text:p/></draw:line><draw:line text:anchor-type="paragraph" draw:z-index="448" draw:style-name="gr4" draw:text-style-name="P61" svg:x1="9.691cm" svg:y1="0.141cm" svg:x2="10.749cm" svg:y2="0.141cm"><text:p/></draw:line><draw:line text:anchor-type="paragraph" draw:z-index="450" draw:style-name="gr4" draw:text-style-name="P61" svg:x1="11.919cm" svg:y1="0.194cm" svg:x2="13.078cm" svg:y2="0.194cm"><text:p/></draw:line><draw:line text:anchor-type="paragraph" draw:z-index="457" draw:style-name="gr4" draw:text-style-name="P61" svg:x1="8.347cm" svg:y1="0.432cm" svg:x2="7.839cm" svg:y2="0.432cm"><text:p/></draw:line><draw:line text:anchor-type="paragraph" draw:z-index="461" draw:style-name="gr4" draw:text-style-name="P61" svg:x1="10.749cm" svg:y1="0.432cm" svg:x2="10.172cm" svg:y2="0.432cm"><text:p/></draw:line><draw:line text:anchor-type="paragraph" draw:z-index="469" draw:style-name="gr4" draw:text-style-name="P61" svg:x1="15.327cm" svg:y1="0.353cm" svg:x2="14.803cm" svg:y2="0.353cm"><text:p/></draw:line></text:p>
      <text:p text:style-name="Standard"><draw:frame text:anchor-type="paragraph" draw:z-index="458" draw:style-name="gr22" svg:width="0.742cm" svg:height="0.662cm" svg:x="7.839cm" svg:y="0.078cm"><draw:text-box><text:p><text:s/>E<text:span text:style-name="T88">3</text:span></text:p></draw:text-box></draw:frame><draw:frame text:anchor-type="paragraph" draw:z-index="462" draw:style-name="gr23" svg:width="0.578cm" svg:height="0.59cm" svg:x="10.172cm" svg:y="0.104cm"><draw:text-box><text:p><text:s/>E<text:span text:style-name="T88">2</text:span></text:p></draw:text-box></draw:frame><draw:line text:anchor-type="paragraph" draw:z-index="470" draw:style-name="gr4" draw:text-style-name="P61" svg:x1="13.078cm" svg:y1="0.078cm" svg:x2="12.469cm" svg:y2="0.078cm"><text:p/></draw:line><draw:frame text:anchor-type="paragraph" draw:z-index="471" draw:style-name="gr24" draw:text-style-name="P63" svg:width="0.477cm" svg:height="0.59cm" svg:x="12.601cm" svg:y="0.078cm"><draw:text-box><text:p><text:span text:style-name="T89">E</text:span><text:span text:style-name="T90">1</text:span></text:p></draw:text-box></draw:frame><draw:frame text:anchor-type="paragraph" draw:z-index="472" draw:style-name="gr20" svg:width="0.556cm" svg:height="0.715cm" svg:x="14.93cm" svg:y="0.025cm"><draw:text-box><text:p>E<text:span text:style-name="T88">0</text:span></text:p></draw:text-box></draw:frame><draw:line text:anchor-type="paragraph" draw:z-index="550" draw:style-name="gr12" draw:text-style-name="P61" svg:x1="12.469cm" svg:y1="0.078cm" svg:x2="12.469cm" svg:y2="0.909cm"><text:p/></draw:line></text:p>
      <text:p text:style-name="Standard"><draw:custom-shape text:anchor-type="paragraph" draw:z-index="420" draw:style-name="gr17" svg:width="1.43cm" svg:height="1.165cm" svg:x="13.559cm" svg:y="0.395cm"><text:p><text:s/>( 2, <text:s/>2)</text:p><draw:enhanced-geometry svg:viewBox="0 0 21600 21600" draw:type="rectangle" draw:enhanced-path="M 0 0 L 21600 0 21600 21600 0 21600 0 0 Z N"/></draw:custom-shape><draw:custom-shape text:anchor-type="paragraph" draw:z-index="423" draw:style-name="gr17" svg:width="1.43cm" svg:height="1.165cm" svg:x="11.231cm" svg:y="0.422cm"><text:p><text:s/>( 3, <text:s/>2)</text:p><draw:enhanced-geometry svg:viewBox="0 0 21600 21600" draw:type="rectangle" draw:enhanced-path="M 0 0 L 21600 0 21600 21600 0 21600 0 0 Z N"/></draw:custom-shape><draw:custom-shape text:anchor-type="paragraph" draw:z-index="426" draw:style-name="gr17" svg:width="1.43cm" svg:height="1.165cm" svg:x="8.929cm" svg:y="0.369cm"><text:p><text:s/>( 3, <text:s/>2)</text:p><draw:enhanced-geometry svg:viewBox="0 0 21600 21600" draw:type="rectangle" draw:enhanced-path="M 0 0 L 21600 0 21600 21600 0 21600 0 0 Z N"/></draw:custom-shape><draw:custom-shape text:anchor-type="paragraph" draw:z-index="430" draw:style-name="gr17" svg:width="1.43cm" svg:height="1.165cm" svg:x="6.627cm" svg:y="0.342cm"><text:p><text:s/>( 3, <text:s/>2)</text:p><draw:enhanced-geometry svg:viewBox="0 0 21600 21600" draw:type="rectangle" draw:enhanced-path="M 0 0 L 21600 0 21600 21600 0 21600 0 0 Z N"/></draw:custom-shape><draw:custom-shape text:anchor-type="paragraph" draw:z-index="434" draw:style-name="gr17" svg:width="1.43cm" svg:height="1.165cm" svg:x="4.378cm" svg:y="0.289cm"><text:p><text:s/>( 2, <text:s/>2)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line text:anchor-type="paragraph" draw:z-index="506" draw:style-name="gr4" draw:text-style-name="P61" svg:x1="4.531cm" svg:y1="0.072cm" svg:x2="4.531cm" svg:y2="0.564cm"><text:p/></draw:line><draw:line text:anchor-type="paragraph" draw:z-index="508" draw:style-name="gr4" draw:text-style-name="P61" svg:x1="5.14cm" svg:y1="0.072cm" svg:x2="5.14cm" svg:y2="0.987cm"><text:p/></draw:line><draw:line text:anchor-type="paragraph" draw:z-index="510" draw:style-name="gr4" draw:text-style-name="P61" svg:x1="6.727cm" svg:y1="0.067cm" svg:x2="6.727cm" svg:y2="0.882cm"><text:p/></draw:line><draw:line text:anchor-type="paragraph" draw:z-index="512" draw:style-name="gr4" draw:text-style-name="P61" svg:x1="7.415cm" svg:y1="0.067cm" svg:x2="7.415cm" svg:y2="1.12cm"><text:p/></draw:line><draw:line text:anchor-type="paragraph" draw:z-index="514" draw:style-name="gr4" draw:text-style-name="P61" svg:x1="9.135cm" svg:y1="0.067cm" svg:x2="9.135cm" svg:y2="0.776cm"><text:p/></draw:line><draw:line text:anchor-type="paragraph" draw:z-index="516" draw:style-name="gr4" draw:text-style-name="P61" svg:x1="11.516cm" svg:y1="0.072cm" svg:x2="11.516cm" svg:y2="0.67cm"><text:p/></draw:line><draw:line text:anchor-type="paragraph" draw:z-index="518" draw:style-name="gr4" draw:text-style-name="P61" svg:x1="9.823cm" svg:y1="0.067cm" svg:x2="9.797cm" svg:y2="1.305cm"><text:p/></draw:line><draw:line text:anchor-type="paragraph" draw:z-index="526" draw:style-name="gr4" draw:text-style-name="P61" svg:x1="12.151cm" svg:y1="0.072cm" svg:x2="12.151cm" svg:y2="1.173cm"><text:p/></draw:line><draw:line text:anchor-type="paragraph" draw:z-index="529" draw:style-name="gr4" draw:text-style-name="P61" svg:x1="14.22cm" svg:y1="0.099cm" svg:x2="14.22cm" svg:y2="1.544cm"><text:p/></draw:line><draw:line text:anchor-type="paragraph" draw:z-index="542" draw:style-name="gr12" draw:text-style-name="P61" svg:x1="14.564cm" svg:y1="0.099cm" svg:x2="14.538cm" svg:y2="6.306cm"><text:p/></draw:line></text:p>
      <text:p text:style-name="Standard"><draw:line text:anchor-type="paragraph" draw:z-index="505" draw:style-name="gr13" draw:text-style-name="P61" svg:x1="2.685cm" svg:y1="2.099cm" svg:x2="2.706cm" svg:y2="0.078cm"><text:p/></draw:line><draw:line text:anchor-type="paragraph" draw:z-index="507" draw:style-name="gr4" draw:text-style-name="P61" svg:x1="2.706cm" svg:y1="0.078cm" svg:x2="4.532cm" svg:y2="0.078cm"><text:p/></draw:line><draw:line text:anchor-type="paragraph" draw:z-index="520" draw:style-name="gr4" draw:text-style-name="P61" svg:x1="6.013cm" svg:y1="0.395cm" svg:x2="6.013cm" svg:y2="1.004cm"><text:p/></draw:line><draw:line text:anchor-type="paragraph" draw:z-index="521" draw:style-name="gr4" draw:text-style-name="P61" svg:x1="6.727cm" svg:y1="0.395cm" svg:x2="5.965cm" svg:y2="0.395cm"><text:p/></draw:line><draw:line text:anchor-type="paragraph" draw:z-index="522" draw:style-name="gr4" draw:text-style-name="P61" svg:x1="8.368cm" svg:y1="0.289cm" svg:x2="8.368cm" svg:y2="0.977cm"><text:p/></draw:line><draw:line text:anchor-type="paragraph" draw:z-index="523" draw:style-name="gr4" draw:text-style-name="P61" svg:x1="9.135cm" svg:y1="0.289cm" svg:x2="8.368cm" svg:y2="0.289cm"><text:p/></draw:line><draw:line text:anchor-type="paragraph" draw:z-index="524" draw:style-name="gr4" draw:text-style-name="P61" svg:x1="10.696cm" svg:y1="0.183cm" svg:x2="10.696cm" svg:y2="1.03cm"><text:p/></draw:line><draw:line text:anchor-type="paragraph" draw:z-index="525" draw:style-name="gr4" draw:text-style-name="P61" svg:x1="11.516cm" svg:y1="0.183cm" svg:x2="10.696cm" svg:y2="0.183cm"><text:p/></draw:line></text:p>
      <text:p text:style-name="Standard"><draw:line text:anchor-type="paragraph" draw:z-index="494" draw:style-name="gr13" draw:text-style-name="P61" svg:x1="11.628cm" svg:y1="1.718cm" svg:x2="11.628cm" svg:y2="0.226cm"><text:p/></draw:line><draw:line text:anchor-type="paragraph" draw:z-index="497" draw:style-name="gr13" draw:text-style-name="P61" svg:x1="9.272cm" svg:y1="1.745cm" svg:x2="9.267cm" svg:y2="0.332cm"><text:p/></draw:line><draw:line text:anchor-type="paragraph" draw:z-index="500" draw:style-name="gr13" draw:text-style-name="P61" svg:x1="6.944cm" svg:y1="1.691cm" svg:x2="6.939cm" svg:y2="0.146cm"><text:p/></draw:line><draw:line text:anchor-type="paragraph" draw:z-index="503" draw:style-name="gr13" draw:text-style-name="P61" svg:x1="4.59cm" svg:y1="1.665cm" svg:x2="4.59cm" svg:y2="0.014cm"><text:p/></draw:line><draw:line text:anchor-type="paragraph" draw:z-index="509" draw:style-name="gr4" draw:text-style-name="P61" svg:x1="4.59cm" svg:y1="0.014cm" svg:x2="5.14cm" svg:y2="0.014cm"><text:p/></draw:line><draw:line text:anchor-type="paragraph" draw:z-index="513" draw:style-name="gr4" draw:text-style-name="P61" svg:x1="6.939cm" svg:y1="0.146cm" svg:x2="7.415cm" svg:y2="0.146cm"><text:p/></draw:line><draw:line text:anchor-type="paragraph" draw:z-index="519" draw:style-name="gr4" draw:text-style-name="P61" svg:x1="9.246cm" svg:y1="0.332cm" svg:x2="9.796cm" svg:y2="0.332cm"><text:p/></draw:line><draw:line text:anchor-type="paragraph" draw:z-index="527" draw:style-name="gr4" draw:text-style-name="P61" svg:x1="11.628cm" svg:y1="0.226cm" svg:x2="12.152cm" svg:y2="0.226cm"><text:p/></draw:line></text:p>
      <text:p text:style-name="P39"><draw:frame text:anchor-type="paragraph" draw:z-index="549" draw:style-name="gr32" svg:width="0.47cm" svg:height="0.816cm" svg:x="0.464cm" svg:y="5.009cm"><draw:text-box><text:p>s<text:span text:style-name="T88">6</text:span></text:p></draw:text-box></draw:frame><draw:frame text:anchor-type="paragraph" draw:z-index="548" draw:style-name="gr8" svg:width="0.445cm" svg:height="0.768cm" svg:x="2.432cm" svg:y="4.978cm"><draw:text-box><text:p>s<text:span text:style-name="T88">5</text:span></text:p></draw:text-box></draw:frame><draw:frame text:anchor-type="paragraph" draw:z-index="547" draw:style-name="gr8" svg:width="0.445cm" svg:height="0.768cm" svg:x="4.65cm" svg:y="5.059cm"><draw:text-box><text:p>s<text:span text:style-name="T88">4</text:span></text:p></draw:text-box></draw:frame><draw:frame text:anchor-type="paragraph" draw:z-index="546" draw:style-name="gr8" svg:width="0.445cm" svg:height="0.768cm" svg:x="7.024cm" svg:y="5.052cm"><draw:text-box><text:p>s<text:span text:style-name="T88">3</text:span></text:p></draw:text-box></draw:frame><draw:frame text:anchor-type="paragraph" draw:z-index="544" draw:style-name="gr8" svg:width="0.445cm" svg:height="0.768cm" svg:x="11.668cm" svg:y="4.891cm"><draw:text-box><text:p>s<text:span text:style-name="T88">1</text:span></text:p></draw:text-box></draw:frame><draw:frame text:anchor-type="paragraph" draw:z-index="545" draw:style-name="gr29" draw:text-style-name="P63" svg:width="0.445cm" svg:height="0.59cm" svg:x="9.28cm" svg:y="4.979cm"><draw:text-box><text:p><text:span text:style-name="T89">s</text:span><text:span text:style-name="T90">2</text:span></text:p></draw:text-box></draw:frame><draw:custom-shape text:anchor-type="paragraph" draw:z-index="551" draw:style-name="gr30" svg:width="10.558cm" svg:height="0.821cm" svg:x="2.937cm" svg:y="6.56cm"><text:p><text:s/>Figure 4: <text:s/>“Carry Save Adder” using (2,2) as building block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43" draw:style-name="gr8" svg:width="0.445cm" svg:height="0.768cm" svg:x="14.406cm" svg:y="4.792cm"><draw:text-box><text:p>s<text:span text:style-name="T88">0</text:span></text:p></draw:text-box></draw:frame><draw:line text:anchor-type="paragraph" draw:z-index="541" draw:style-name="gr12" draw:text-style-name="P61" svg:x1="11.866cm" svg:y1="2.395cm" svg:x2="11.866cm" svg:y2="4.977cm"><text:p/></draw:line><draw:line text:anchor-type="paragraph" draw:z-index="540" draw:style-name="gr12" draw:text-style-name="P61" svg:x1="9.537cm" svg:y1="2.422cm" svg:x2="9.511cm" svg:y2="4.978cm"><text:p/></draw:line><draw:line text:anchor-type="paragraph" draw:z-index="539" draw:style-name="gr12" draw:text-style-name="P61" svg:x1="7.209cm" svg:y1="2.369cm" svg:x2="7.183cm" svg:y2="5.004cm"><text:p/></draw:line><draw:line text:anchor-type="paragraph" draw:z-index="538" draw:style-name="gr12" draw:text-style-name="P61" svg:x1="4.881cm" svg:y1="2.342cm" svg:x2="4.881cm" svg:y2="5.11cm"><text:p/></draw:line><draw:line text:anchor-type="paragraph" draw:z-index="537" draw:style-name="gr12" draw:text-style-name="P61" svg:x1="2.632cm" svg:y1="2.29cm" svg:x2="2.632cm" svg:y2="5.163cm"><text:p/></draw:line><draw:line text:anchor-type="paragraph" draw:z-index="536" draw:style-name="gr13" draw:text-style-name="P61" svg:x1="0.621cm" svg:y1="5.216cm" svg:x2="0.621cm" svg:y2="1.644cm"><text:p/></draw:line><draw:line text:anchor-type="paragraph" draw:z-index="535" draw:style-name="gr4" draw:text-style-name="P61" svg:x1="0.621cm" svg:y1="1.644cm" svg:x2="1.997cm" svg:y2="1.644cm"><text:p/></draw:line><draw:line text:anchor-type="paragraph" draw:z-index="534" draw:style-name="gr13" draw:text-style-name="P61" svg:x1="3.425cm" svg:y1="1.67cm" svg:x2="4.245cm" svg:y2="1.67cm"><text:p/></draw:line><draw:line text:anchor-type="paragraph" draw:z-index="533" draw:style-name="gr13" draw:text-style-name="P61" svg:x1="5.674cm" svg:y1="1.67cm" svg:x2="6.547cm" svg:y2="1.67cm"><text:p/></draw:line><draw:line text:anchor-type="paragraph" draw:z-index="532" draw:style-name="gr13" draw:text-style-name="P61" svg:x1="7.976cm" svg:y1="1.697cm" svg:x2="8.849cm" svg:y2="1.697cm"><text:p/></draw:line><draw:line text:anchor-type="paragraph" draw:z-index="531" draw:style-name="gr13" draw:text-style-name="P61" svg:x1="10.278cm" svg:y1="1.723cm" svg:x2="11.178cm" svg:y2="1.723cm"><text:p/></draw:line><draw:line text:anchor-type="paragraph" draw:z-index="530" draw:style-name="gr4" draw:text-style-name="P61" svg:x1="12.236cm" svg:y1="0.083cm" svg:x2="14.22cm" svg:y2="0.083cm"><text:p/></draw:line><draw:line text:anchor-type="paragraph" draw:z-index="528" draw:style-name="gr13" draw:text-style-name="P61" svg:x1="12.236cm" svg:y1="1.231cm" svg:x2="12.236cm" svg:y2="0.136cm"><text:p/></draw:line><draw:line text:anchor-type="paragraph" draw:z-index="517" draw:style-name="gr4" draw:text-style-name="P61" svg:x1="9.961cm" svg:y1="0.056cm" svg:x2="10.697cm" svg:y2="0.056cm"><text:p/></draw:line><draw:line text:anchor-type="paragraph" draw:z-index="515" draw:style-name="gr4" draw:text-style-name="P61" svg:x1="7.706cm" svg:y1="0.004cm" svg:x2="8.367cm" svg:y2="0.004cm"><text:p/></draw:line><draw:line text:anchor-type="paragraph" draw:z-index="511" draw:style-name="gr4" draw:text-style-name="P61" svg:x1="5.278cm" svg:y1="0.03cm" svg:x2="6.014cm" svg:y2="0.03cm"><text:p/></draw:line><draw:custom-shape text:anchor-type="paragraph" draw:z-index="504" draw:style-name="gr17" svg:width="1.43cm" svg:height="1.165cm" svg:x="1.997cm" svg:y="1.125cm"><text:p><text:s text:c="4"/>HA</text:p><draw:enhanced-geometry svg:viewBox="0 0 21600 21600" draw:type="rectangle" draw:enhanced-path="M 0 0 L 21600 0 21600 21600 0 21600 0 0 Z N"/></draw:custom-shape><draw:line text:anchor-type="paragraph" draw:z-index="502" draw:style-name="gr13" draw:text-style-name="P61" svg:x1="5.278cm" svg:y1="1.178cm" svg:x2="5.278cm" svg:y2="0.03cm"><text:p/></draw:line><draw:custom-shape text:anchor-type="paragraph" draw:z-index="501" draw:style-name="gr17" svg:width="1.43cm" svg:height="1.165cm" svg:x="4.246cm" svg:y="1.178cm"><text:p><text:s text:c="4"/>FA</text:p><draw:enhanced-geometry svg:viewBox="0 0 21600 21600" draw:type="rectangle" draw:enhanced-path="M 0 0 L 21600 0 21600 21600 0 21600 0 0 Z N"/></draw:custom-shape><draw:line text:anchor-type="paragraph" draw:z-index="499" draw:style-name="gr13" draw:text-style-name="P61" svg:x1="7.706cm" svg:y1="1.205cm" svg:x2="7.706cm" svg:y2="0.004cm"><text:p/></draw:line><draw:custom-shape text:anchor-type="paragraph" draw:z-index="498" draw:style-name="gr17" svg:width="1.43cm" svg:height="1.165cm" svg:x="6.548cm" svg:y="1.205cm"><text:p><text:s text:c="4"/>FA</text:p><draw:enhanced-geometry svg:viewBox="0 0 21600 21600" draw:type="rectangle" draw:enhanced-path="M 0 0 L 21600 0 21600 21600 0 21600 0 0 Z N"/></draw:custom-shape><draw:line text:anchor-type="paragraph" draw:z-index="496" draw:style-name="gr13" draw:text-style-name="P61" svg:x1="9.961cm" svg:y1="1.257cm" svg:x2="9.961cm" svg:y2="0.056cm"><text:p/></draw:line><draw:custom-shape text:anchor-type="paragraph" draw:z-index="495" draw:style-name="gr17" svg:width="1.43cm" svg:height="1.165cm" svg:x="8.849cm" svg:y="1.258cm"><text:p><text:s text:c="4"/>FA</text:p><draw:enhanced-geometry svg:viewBox="0 0 21600 21600" draw:type="rectangle" draw:enhanced-path="M 0 0 L 21600 0 21600 21600 0 21600 0 0 Z N"/></draw:custom-shape><draw:custom-shape text:anchor-type="paragraph" draw:z-index="493" draw:style-name="gr17" svg:width="1.43cm" svg:height="1.165cm" svg:x="11.178cm" svg:y="1.231cm"><text:p><text:s text:c="4"/>HA</text:p><draw:enhanced-geometry svg:viewBox="0 0 21600 21600" draw:type="rectangle" draw:enhanced-path="M 0 0 L 21600 0 21600 21600 0 21600 0 0 Z N"/></draw:custom-shape></text:p>
      <text:p text:style-name="P39"/>
      <text:p text:style-name="P39"/>
      <text:p text:style-name="P39"/>
      <text:p text:style-name="P39"/>
      <text:p text:style-name="P39"><draw:line text:anchor-type="paragraph" draw:z-index="560" draw:style-name="gr33" draw:text-style-name="P61" svg:x1="1.005cm" svg:y1="0.072cm" svg:x2="12.315cm" svg:y2="0.171cm"><text:p/></draw:line><draw:line text:anchor-type="paragraph" draw:z-index="561" draw:style-name="gr35" draw:text-style-name="P61" svg:x1="0.938cm" svg:y1="2.222cm" svg:x2="1.005cm" svg:y2="0.072cm"><text:p/></draw:lin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/>The architecture complexities using <text:span text:style-name="T87">both </text:span><text:s/><text:span text:style-name="T86">(3,2) or FA and </text:span>(2,2) <text:span text:style-name="T87">or HA </text:span><text:s/>as building blocks <text:s/>are:</text:p>
      <text:p text:style-name="P40"/>
      <text:p text:style-name="P40">* <text:span text:style-name="T70">Circuit complexity: <text:s/>C = 1</text:span><text:span text:style-name="T74">3</text:span><text:span text:style-name="T70">(3,2)'s <text:s/>+ <text:s/>5(2,2)'s = <text:s/>1</text:span><text:span text:style-name="T74">3</text:span><text:span text:style-name="T70"> FA</text:span><text:span text:style-name="T74">s</text:span><text:span text:style-name="T70"> </text:span><text:span text:style-name="T74">+ 5HAs</text:span></text:p>
      <text:p text:style-name="P41"><text:span text:style-name="T82">*</text:span><text:span text:style-name="T73"> Critical path delay: <text:s/>T = </text:span><text:span text:style-name="T75">6</text:span><text:span text:style-name="T73"> </text:span><text:span text:style-name="T75">(2</text:span><text:span text:style-name="T73">Δ</text:span><text:span text:style-name="T11">G</text:span><text:span text:style-name="T38">) + </text:span><text:span text:style-name="T11"><text:s/></text:span><text:span text:style-name="T38">2(1Δ</text:span><text:span text:style-name="T12">G </text:span><text:span text:style-name="T38">) </text:span><text:span text:style-name="T37"><text:s/>= <text:s/>1</text:span><text:span text:style-name="T38">4</text:span><text:span text:style-name="T37"> Δ</text:span><text:span text:style-name="T11">G</text:span></text:p>
      <text:p text:style-name="P39"/>
      <text:p text:style-name="P51"/>
      <text:p text:style-name="P39"><text:soft-page-break/></text:p>
      <text:p text:style-name="P11">4. (20 marks) Consider multiplication of a 5-bit multiplicand A and a 4-bit multiplier X. Design a high-speed multiplier realizing this multiplication operation. Assume that (3, 2) and (2, 2) counters are used for carry save addition and carry-propagate addition. Show the steps in dot diagram or draw a block diagram for your design. How many (3, 2) and (2, 2) counters are required? Assume that ∆ (3,2) = 2∆ G and ∆ (2,2) = ∆ G . What is time delay of your multiplier?</text:p>
      <text:p text:style-name="P39"/>
      <text:p text:style-name="P39"/>
      <text:p text:style-name="P42">Ans.) <text:s text:c="2"/><text:span text:style-name="T83">Let A = (a</text:span><text:span text:style-name="T20">4</text:span><text:span text:style-name="T55">a</text:span><text:span text:style-name="T20">3</text:span><text:span text:style-name="T55">a</text:span><text:span text:style-name="T20">2</text:span><text:span text:style-name="T55">a</text:span><text:span text:style-name="T20">1</text:span><text:span text:style-name="T55">a</text:span><text:span text:style-name="T20">0</text:span><text:span text:style-name="T55">) <text:s text:c="2"/>and <text:s text:c="2"/>X = (x</text:span><text:span text:style-name="T20">3</text:span><text:span text:style-name="T55">x</text:span><text:span text:style-name="T20">2</text:span><text:span text:style-name="T55">x</text:span><text:span text:style-name="T20">1</text:span><text:span text:style-name="T55">x</text:span><text:span text:style-name="T20">0</text:span><text:span text:style-name="T55">) then </text:span><text:span text:style-name="T56">the product bits P = (</text:span><text:span text:style-name="T62">p</text:span><text:span text:style-name="T26">8</text:span><text:span text:style-name="T56">p</text:span><text:span text:style-name="T23">7</text:span><text:span text:style-name="T56">p</text:span><text:span text:style-name="T23">6</text:span><text:span text:style-name="T56">p</text:span><text:span text:style-name="T23">5</text:span><text:span text:style-name="T56">p</text:span><text:span text:style-name="T23">4</text:span><text:span text:style-name="T56">p</text:span><text:span text:style-name="T23">3</text:span><text:span text:style-name="T56">p</text:span><text:span text:style-name="T23">2</text:span><text:span text:style-name="T56">p</text:span><text:span text:style-name="T23">1</text:span><text:span text:style-name="T56">p</text:span><text:span text:style-name="T23">0</text:span><text:span text:style-name="T56">) can be </text:span></text:p>
      <text:p text:style-name="P42"><text:span text:style-name="T56"><text:s text:c="15"/>obtained as follows:</text:span> <text:s text:c="9"/></text:p>
      <text:p text:style-name="P15"/>
      <text:p text:style-name="P15"/>
      <text:p text:style-name="P15"><text:s text:c="48"/><text:span text:style-name="T83">a</text:span><text:span text:style-name="T20">4 <text:s text:c="12"/></text:span><text:span text:style-name="T55">a</text:span><text:span text:style-name="T20">3 <text:s text:c="14"/></text:span><text:span text:style-name="T55">a</text:span><text:span text:style-name="T20">2 <text:s text:c="14"/></text:span><text:span text:style-name="T55">a</text:span><text:span text:style-name="T20">1 <text:s text:c="16"/></text:span><text:span text:style-name="T55">a</text:span><text:span text:style-name="T21">0</text:span></text:p>
      <text:p text:style-name="P14"><text:span text:style-name="T21"><text:s text:c="65"/></text:span><text:span text:style-name="T21"><text:s text:c="37"/></text:span><text:span text:style-name="T55">x</text:span><text:span text:style-name="T20">3 <text:s text:c="14"/></text:span><text:span text:style-name="T55">x</text:span><text:span text:style-name="T20">2 <text:s text:c="13"/></text:span><text:span text:style-name="T55">x</text:span><text:span text:style-name="T20">1 <text:s text:c="15"/></text:span><text:span text:style-name="T55">x</text:span><text:span text:style-name="T20">0</text:span></text:p>
      <text:p text:style-name="P45"><text:s text:c="80"/>---------------------------------------------------------------------</text:p>
      <text:p text:style-name="P14"><text:span text:style-name="T20"><text:s text:c="81"/></text:span><text:span text:style-name="T55">a</text:span><text:span text:style-name="T20">4</text:span><text:span text:style-name="T55">x</text:span><text:span text:style-name="T20">0 <text:s text:c="9"/></text:span><text:span text:style-name="T55">a</text:span><text:span text:style-name="T20">3</text:span><text:span text:style-name="T55">x</text:span><text:span text:style-name="T20">0 <text:s text:c="8"/></text:span><text:span text:style-name="T55">a</text:span><text:span text:style-name="T20">2</text:span><text:span text:style-name="T55">x</text:span><text:span text:style-name="T20">0 <text:s text:c="9"/></text:span><text:span text:style-name="T55">a</text:span><text:span text:style-name="T20">1</text:span><text:span text:style-name="T55">x</text:span><text:span text:style-name="T20">0 <text:s text:c="8"/></text:span><text:span text:style-name="T55">a</text:span><text:span text:style-name="T20">0</text:span><text:span text:style-name="T55">x</text:span><text:span text:style-name="T20">0</text:span></text:p>
      <text:p text:style-name="P15"><text:span text:style-name="T20"><text:s text:c="61"/></text:span><text:span text:style-name="T55">a</text:span><text:span text:style-name="T20">4</text:span><text:span text:style-name="T55">x</text:span><text:span text:style-name="T20">1 <text:s text:c="9"/></text:span><text:span text:style-name="T55">a</text:span><text:span text:style-name="T20">3</text:span><text:span text:style-name="T55">x</text:span><text:span text:style-name="T20">1 <text:s text:c="8"/></text:span><text:span text:style-name="T55">a</text:span><text:span text:style-name="T20">2</text:span><text:span text:style-name="T55">x</text:span><text:span text:style-name="T20">1 <text:s text:c="9"/></text:span><text:span text:style-name="T55">a</text:span><text:span text:style-name="T20">1</text:span><text:span text:style-name="T55">x</text:span><text:span text:style-name="T20">1 <text:s text:c="8"/></text:span><text:span text:style-name="T55">a</text:span><text:span text:style-name="T20">0</text:span><text:span text:style-name="T55">x</text:span><text:span text:style-name="T20">1</text:span></text:p>
      <text:p text:style-name="P15"><text:span text:style-name="T20"><text:s text:c="41"/></text:span><text:span text:style-name="T55">a</text:span><text:span text:style-name="T20">4</text:span><text:span text:style-name="T55">x</text:span><text:span text:style-name="T20">2 <text:s text:c="9"/></text:span><text:span text:style-name="T55">a</text:span><text:span text:style-name="T20">3</text:span><text:span text:style-name="T55">x</text:span><text:span text:style-name="T20">2 <text:s text:c="8"/></text:span><text:span text:style-name="T55">a</text:span><text:span text:style-name="T20">2</text:span><text:span text:style-name="T55">x</text:span><text:span text:style-name="T20">2 <text:s text:c="9"/></text:span><text:span text:style-name="T55">a</text:span><text:span text:style-name="T20">1</text:span><text:span text:style-name="T55">x</text:span><text:span text:style-name="T20">2 <text:s text:c="8"/></text:span><text:span text:style-name="T55">a</text:span><text:span text:style-name="T20">0</text:span><text:span text:style-name="T55">x</text:span><text:span text:style-name="T20">2</text:span></text:p>
      <text:p text:style-name="P15"><text:span text:style-name="T20"><text:s text:c="21"/></text:span><text:span text:style-name="T55">a</text:span><text:span text:style-name="T20">4</text:span><text:span text:style-name="T55">x</text:span><text:span text:style-name="T20">3 <text:s text:c="9"/></text:span><text:span text:style-name="T55">a</text:span><text:span text:style-name="T20">3</text:span><text:span text:style-name="T55">x</text:span><text:span text:style-name="T20">3 <text:s text:c="8"/></text:span><text:span text:style-name="T55">a</text:span><text:span text:style-name="T20">2</text:span><text:span text:style-name="T55">x</text:span><text:span text:style-name="T20">3 <text:s text:c="9"/></text:span><text:span text:style-name="T55">a</text:span><text:span text:style-name="T20">1</text:span><text:span text:style-name="T55">x</text:span><text:span text:style-name="T20">3 <text:s text:c="8"/></text:span><text:span text:style-name="T55">a</text:span><text:span text:style-name="T20">0</text:span><text:span text:style-name="T55">x</text:span><text:span text:style-name="T20">3</text:span></text:p>
      <text:p text:style-name="P46"><text:s text:c="9"/>----------------------------------------------------------------------------------------------------------------------------</text:p>
      <text:p text:style-name="P15"><text:span text:style-name="T20"><text:s text:c="7"/></text:span><text:span text:style-name="T58">p</text:span><text:span text:style-name="T24">8</text:span><text:span text:style-name="T20"> <text:s text:c="11"/></text:span><text:span text:style-name="T55">p</text:span><text:span text:style-name="T20">7 <text:s text:c="13"/></text:span><text:span text:style-name="T55">p</text:span><text:span text:style-name="T20">6 <text:s text:c="15"/></text:span><text:span text:style-name="T55">p</text:span><text:span text:style-name="T20">5 <text:s text:c="14"/></text:span><text:span text:style-name="T55">p</text:span><text:span text:style-name="T20">4 <text:s text:c="12"/></text:span><text:span text:style-name="T55">p</text:span><text:span text:style-name="T20">3 <text:s text:c="13"/></text:span><text:span text:style-name="T55">p</text:span><text:span text:style-name="T20">2 <text:s text:c="14"/></text:span><text:span text:style-name="T55">p</text:span><text:span text:style-name="T20">1 <text:s text:c="13"/></text:span><text:span text:style-name="T55">p</text:span><text:span text:style-name="T20">0</text:span></text:p>
      <text:p text:style-name="P15"/>
      <text:p text:style-name="P16"><text:span text:style-name="T55">* </text:span><text:span text:style-name="T56">The 20 partial product bits can be generated using 20 two-input AND gates and hence</text:span></text:p>
      <text:p text:style-name="P34"><text:s text:c="3"/>requires one gate delay</text:p>
      <text:p text:style-name="P16"/>
      <text:p text:style-name="P34"><text:s text:c="47"/>* <text:s text:c="5"/>* <text:s text:c="4"/>* <text:s text:c="5"/>* <text:s text:c="5"/>*</text:p>
      <text:p text:style-name="P34"><text:s text:c="39"/>* <text:s text:c="5"/>* <text:s text:c="5"/>* <text:s text:c="4"/>* <text:s text:c="5"/>* <text:s text:c="13"/></text:p>
      <text:p text:style-name="P34"><text:s text:c="31"/>* <text:s text:c="5"/>* <text:s text:c="5"/>* <text:s text:c="5"/>* <text:s text:c="4"/>*</text:p>
      <text:p text:style-name="P34"><draw:custom-shape text:anchor-type="paragraph" draw:z-index="562" draw:style-name="gr30" svg:width="7.436cm" svg:height="1.721cm" svg:x="11.358cm" svg:y="0.053cm"><text:p>Figure 5: Dot diagram depicting the </text:p><text:p><text:s text:c="16"/>usage of (3,2)'s and (2,2)'s for </text:p><text:p><text:s text:c="14"/>adding the partial product term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22"/>* <text:s text:c="5"/>* <text:s text:c="5"/>* <text:s text:c="5"/>* <text:s text:c="5"/>* </text:p>
      <text:p text:style-name="P34"><text:s text:c="77"/></text:p>
      <text:p text:style-name="P34"><text:s text:c="53"/>||</text:p>
      <text:p text:style-name="P34"><text:s/></text:p>
      <text:p text:style-name="P16"><text:span text:style-name="T56"><text:s text:c="47"/></text:span><text:span text:style-name="T33">*</text:span><text:span text:style-name="T56"> <text:s text:c="5"/></text:span><text:span text:style-name="T33">*</text:span></text:p>
      <text:p text:style-name="P42"><text:span text:style-name="T50"><text:s text:c="39"/></text:span><text:span text:style-name="T53">*</text:span><text:span text:style-name="T50"> <text:s text:c="5"/></text:span><text:span text:style-name="T53">*</text:span><text:span text:style-name="T50"> <text:s text:c="5"/></text:span><text:span text:style-name="T53">*</text:span> <text:span text:style-name="T50"><text:s text:c="5"/></text:span><text:span text:style-name="T53">*</text:span><text:span text:style-name="T50"> <text:s text:c="12"/></text:span></text:p>
      <text:p text:style-name="P16"><text:span text:style-name="T56"><text:s text:c="31"/>* <text:s text:c="5"/></text:span><text:span text:style-name="T33">*</text:span><text:span text:style-name="T56"> <text:s text:c="5"/></text:span><text:span text:style-name="T33">*</text:span><text:span text:style-name="T56"> <text:s text:c="5"/></text:span><text:span text:style-name="T33">*</text:span><text:span text:style-name="T56"> <text:s text:c="5"/></text:span><text:span text:style-name="T33">*</text:span><text:span text:style-name="T56"> <text:s text:c="5"/>* <text:s/></text:span></text:p>
      <text:p text:style-name="P16"><text:span text:style-name="T56"><text:s text:c="23"/>* <text:s text:c="5"/>* <text:s text:c="5"/></text:span><text:span text:style-name="T33">*</text:span><text:span text:style-name="T56"> <text:s text:c="5"/>* <text:s text:c="5"/>* <text:s text:c="5"/></text:span><text:span text:style-name="T33">*</text:span><text:span text:style-name="T56"> <text:s text:c="5"/>* <text:s text:c="5"/>* <text:s text:c="44"/></text:span></text:p>
      <text:p text:style-name="P21"/>
      <text:p text:style-name="P16"><text:span text:style-name="T56"><text:s text:c="53"/>|| <text:s text:c="15"/>Applying 4 (3,2)'s <text:s/></text:span><text:span text:style-name="T58">(1-level CSA)</text:span></text:p>
      <text:p text:style-name="P34"><text:s text:c="70"/></text:p>
      <text:p text:style-name="P34"><text:s text:c="51"/></text:p>
      <text:p text:style-name="P42"><text:span text:style-name="T50"><text:s text:c="31"/></text:span><text:span text:style-name="T53">*</text:span><text:span text:style-name="T50"> <text:s text:c="13"/></text:span><text:span text:style-name="T53">*</text:span><text:span text:style-name="T50"> <text:s text:c="5"/></text:span><text:span text:style-name="T53">*</text:span> <text:span text:style-name="T50"><text:s text:c="18"/></text:span></text:p>
      <text:p text:style-name="Standard"><text:span text:style-name="T50"><text:s text:c="31"/></text:span><text:span text:style-name="T53">*</text:span><text:span text:style-name="T50"> <text:s text:c="5"/></text:span><text:span text:style-name="T53">*</text:span><text:span text:style-name="T50"> <text:s text:c="5"/></text:span><text:span text:style-name="T53">*</text:span><text:span text:style-name="T50"> <text:s text:c="5"/></text:span><text:span text:style-name="T53">*</text:span><text:span text:style-name="T50"> <text:s text:c="13"/>* <text:s/></text:span></text:p>
      <text:p text:style-name="P16"><text:span text:style-name="T56"><text:s text:c="23"/>* <text:s text:c="5"/></text:span><text:span text:style-name="T33">*</text:span><text:span text:style-name="T56"> <text:s text:c="5"/></text:span><text:span text:style-name="T33">*</text:span><text:span text:style-name="T56"> <text:s text:c="5"/></text:span><text:span text:style-name="T33">*</text:span><text:span text:style-name="T56"> <text:s text:c="5"/></text:span><text:span text:style-name="T33">*</text:span><text:span text:style-name="T56"> <text:s text:c="5"/></text:span><text:span text:style-name="T57">*</text:span><text:span text:style-name="T56"> <text:s text:c="5"/>* <text:s text:c="5"/>* <text:s text:c="7"/></text:span></text:p>
      <text:p text:style-name="P34"><text:s text:c="53"/></text:p>
      <text:p text:style-name="P16"><text:span text:style-name="T56"><text:s text:c="52"/></text:span><text:span text:style-name="T58">|| <text:s text:c="15"/>Applying 3 (3,2)'s and 1 (2,2) (1-level CSA)</text:span></text:p>
      <text:p text:style-name="P16"/>
      <text:p text:style-name="P35"><text:s text:c="23"/>* <text:s text:c="5"/>* <text:s text:c="5"/>* <text:s text:c="5"/>* <text:s text:c="21"/>*</text:p>
      <text:p text:style-name="P35"><text:s text:c="23"/>* <text:s text:c="5"/>* <text:s text:c="5"/>* <text:s text:c="5"/>* <text:s text:c="5"/>* <text:s text:c="5"/>* <text:s text:c="5"/>* <text:s text:c="5"/>*</text:p>
      <text:p text:style-name="P17"><text:span text:style-name="T58"><text:s text:c="52"/></text:span><text:span text:style-name="T59">|| <text:s text:c="33"/>(CPA: <text:s/>4 (3,2)'s <text:s/>and 3 (2,2)'s)</text:span></text:p>
      <text:p text:style-name="P36"><text:s text:c="9"/></text:p>
      <text:p text:style-name="P36"><text:s text:c="17"/>* <text:s text:c="4"/>* <text:s text:c="5"/>* <text:s text:c="4"/>* <text:s text:c="5"/>* <text:s text:c="5"/>* <text:s text:c="5"/>* <text:s text:c="5"/>* <text:s text:c="5"/>* <text:s text:c="43"/></text:p>
      <text:p text:style-name="P18"><text:soft-page-break/></text:p>
      <text:p text:style-name="P18"><text:span text:style-name="T59">* <text:s/></text:span><text:span text:style-name="T60">Let the partial product bit be denoted with a *. <text:s text:c="4"/>Then, the CSA tree of 20 partial product bits forms an isoceles trapezoid with 4 rows and base consisting of 8 asterisk's. Since, the height of the trapezoid is 4, it requires 2 levels of CSA before the final CPA.</text:span></text:p>
      <text:p text:style-name="P22"/>
      <text:p text:style-name="P18"><text:span text:style-name="T60">* </text:span><text:span text:style-name="T36">Number of <text:s/>(3,2) counter's required = 11</text:span></text:p>
      <text:p text:style-name="P18"><text:span text:style-name="T60">* </text:span><text:span text:style-name="T36">Number of <text:s/>(2,2) counter's required = 4</text:span></text:p>
      <text:p text:style-name="P18"><draw:frame text:anchor-type="paragraph" draw:z-index="666" draw:style-name="gr38" svg:width="0.742cm" svg:height="0.59cm" svg:x="14.4cm" svg:y="0.346cm"><draw:text-box><text:p>a<text:span text:style-name="T88">0</text:span><text:span text:style-name="T28">x</text:span><text:span text:style-name="T88">2</text:span></text:p></draw:text-box></draw:frame><draw:frame text:anchor-type="paragraph" draw:z-index="669" draw:style-name="gr39" svg:width="0.768cm" svg:height="0.59cm" svg:x="12.178cm" svg:y="0.432cm"><draw:text-box><text:p>a<text:span text:style-name="T88">1</text:span><text:span text:style-name="T28">x</text:span><text:span text:style-name="T88">2</text:span></text:p></draw:text-box></draw:frame><draw:frame text:anchor-type="paragraph" draw:z-index="672" draw:style-name="gr26" svg:width="0.689cm" svg:height="0.609cm" svg:x="9.955cm" svg:y="0.459cm"><draw:text-box><text:p>a<text:span text:style-name="T88">2</text:span><text:span text:style-name="T28">x</text:span><text:span text:style-name="T88">2</text:span></text:p></draw:text-box></draw:frame></text:p>
      <text:p text:style-name="P18"><draw:frame text:anchor-type="paragraph" draw:z-index="665" draw:style-name="gr22" svg:width="0.795cm" svg:height="0.662cm" svg:x="14.004cm" svg:y="0.448cm"><draw:text-box><text:p>a<text:span text:style-name="T88">1</text:span><text:span text:style-name="T28">x</text:span><text:span text:style-name="T88">1</text:span></text:p></draw:text-box></draw:frame><draw:line text:anchor-type="paragraph" draw:z-index="577" draw:style-name="gr13" draw:text-style-name="P61" svg:x1="14.829cm" svg:y1="2.131cm" svg:x2="14.797cm" svg:y2="0.316cm"><text:p/></draw:line><draw:frame text:anchor-type="paragraph" draw:z-index="675" draw:style-name="gr26" svg:width="0.662cm" svg:height="0.609cm" svg:x="7.601cm" svg:y="0.131cm"><draw:text-box><text:p>a<text:span text:style-name="T88">2</text:span><text:span text:style-name="T28">x</text:span><text:span text:style-name="T88">3</text:span></text:p></draw:text-box></draw:frame><draw:line text:anchor-type="paragraph" draw:z-index="704" draw:style-name="gr5" draw:text-style-name="P61" svg:x1="13.924cm" svg:y1="0.236cm" svg:x2="13.924cm" svg:y2="4.443cm"><text:p/></draw:line></text:p>
      <text:p text:style-name="P18"><draw:line text:anchor-type="paragraph" draw:z-index="567" draw:style-name="gr16" draw:text-style-name="P61" svg:x1="15.194cm" svg:y1="0.411cm" svg:x2="15.194cm" svg:y2="14.355cm"><text:p/></draw:line><draw:line text:anchor-type="paragraph" draw:z-index="564" draw:style-name="gr16" draw:text-style-name="P61" svg:x1="10.67cm" svg:y1="0.358cm" svg:x2="10.829cm" svg:y2="14.381cm"><text:p/></draw:line><draw:line text:anchor-type="paragraph" draw:z-index="566" draw:style-name="gr16" draw:text-style-name="P61" svg:x1="6.145cm" svg:y1="0.411cm" svg:x2="6.145cm" svg:y2="14.249cm"><text:p/></draw:line><draw:line text:anchor-type="paragraph" draw:z-index="568" draw:style-name="gr16" draw:text-style-name="P61" svg:x1="3.87cm" svg:y1="0.411cm" svg:x2="3.844cm" svg:y2="14.196cm"><text:p/></draw:line><draw:line text:anchor-type="paragraph" draw:z-index="569" draw:style-name="gr16" draw:text-style-name="P61" svg:x1="1.489cm" svg:y1="0.464cm" svg:x2="1.489cm" svg:y2="14.328cm"><text:p/></draw:line><draw:frame text:anchor-type="paragraph" draw:z-index="664" draw:style-name="gr18" svg:width="0.795cm" svg:height="0.636cm" svg:x="13.21cm" svg:y="0.464cm"><draw:text-box><text:p>a<text:span text:style-name="T88">2</text:span><text:span text:style-name="T28">x</text:span><text:span text:style-name="T88">0</text:span></text:p></draw:text-box></draw:frame><draw:frame text:anchor-type="paragraph" draw:z-index="667" draw:style-name="gr18" svg:width="0.662cm" svg:height="0.636cm" svg:x="10.829cm" svg:y="0.358cm"><draw:text-box><text:p>a<text:span text:style-name="T88">3</text:span><text:span text:style-name="T28">x</text:span><text:span text:style-name="T88">0</text:span></text:p></draw:text-box></draw:frame><draw:frame text:anchor-type="paragraph" draw:z-index="668" draw:style-name="gr26" svg:width="0.768cm" svg:height="0.609cm" svg:x="11.622cm" svg:y="0.014cm"><draw:text-box><text:p>a<text:span text:style-name="T88">2</text:span><text:span text:style-name="T28">x</text:span><text:span text:style-name="T88">1</text:span></text:p></draw:text-box></draw:frame><draw:line text:anchor-type="paragraph" draw:z-index="580" draw:style-name="gr13" draw:text-style-name="P61" svg:x1="12.469cm" svg:y1="1.67cm" svg:x2="12.469cm" svg:y2="0.014cm"><text:p/></draw:line><draw:frame text:anchor-type="paragraph" draw:z-index="671" draw:style-name="gr26" svg:width="0.689cm" svg:height="0.609cm" svg:x="9.267cm" svg:y="0.093cm"><draw:text-box><text:p>a<text:span text:style-name="T88">3</text:span><text:span text:style-name="T28">x</text:span><text:span text:style-name="T88">1</text:span></text:p></draw:text-box></draw:frame><draw:line text:anchor-type="paragraph" draw:z-index="583" draw:style-name="gr13" draw:text-style-name="P61" svg:x1="10.199cm" svg:y1="1.723cm" svg:x2="10.194cm" svg:y2="0.014cm"><text:p/></draw:line><draw:frame text:anchor-type="paragraph" draw:z-index="674" draw:style-name="gr40" svg:width="0.927cm" svg:height="0.59cm" svg:x="6.992cm" svg:y="0.093cm"><draw:text-box><text:p>a<text:span text:style-name="T88">3</text:span><text:span text:style-name="T28">x</text:span><text:span text:style-name="T88">2</text:span></text:p></draw:text-box></draw:frame><draw:line text:anchor-type="paragraph" draw:z-index="586" draw:style-name="gr13" draw:text-style-name="P61" svg:x1="7.897cm" svg:y1="1.697cm" svg:x2="7.918cm" svg:y2="0.252cm"><text:p/></draw:line></text:p>
      <text:p text:style-name="P18"><draw:line text:anchor-type="paragraph" draw:z-index="663" draw:style-name="gr16" draw:text-style-name="P61" svg:x1="17.231cm" svg:y1="0.004cm" svg:x2="17.231cm" svg:y2="13.948cm"><text:p/></draw:line><draw:line text:anchor-type="paragraph" draw:z-index="563" draw:style-name="gr16" draw:text-style-name="P61" svg:x1="13.025cm" svg:y1="0.083cm" svg:x2="13.104cm" svg:y2="13.815cm"><text:p/></draw:line><draw:line text:anchor-type="paragraph" draw:z-index="565" draw:style-name="gr16" draw:text-style-name="P61" svg:x1="8.315cm" svg:y1="0.056cm" svg:x2="8.394cm" svg:y2="13.814cm"><text:p/></draw:line><draw:line text:anchor-type="paragraph" draw:z-index="570" draw:style-name="gr16" draw:text-style-name="P61" svg:x1="-0.337cm" svg:y1="0.056cm" svg:x2="-0.311cm" svg:y2="13.867cm"><text:p/></draw:line><draw:line text:anchor-type="paragraph" draw:z-index="578" draw:style-name="gr13" draw:text-style-name="P61" svg:x1="14.274cm" svg:y1="1.157cm" svg:x2="14.242cm" svg:y2="0.136cm"><text:p/></draw:line><draw:line text:anchor-type="paragraph" draw:z-index="581" draw:style-name="gr13" draw:text-style-name="P61" svg:x1="11.913cm" svg:y1="1.184cm" svg:x2="11.887cm" svg:y2="0.136cm"><text:p/></draw:line><draw:frame text:anchor-type="paragraph" draw:z-index="670" draw:style-name="gr26" svg:width="0.689cm" svg:height="0.609cm" svg:x="8.58cm" svg:y="0.004cm"><draw:text-box><text:p>a<text:span text:style-name="T88">4</text:span><text:span text:style-name="T28">x</text:span><text:span text:style-name="T88">0</text:span></text:p></draw:text-box></draw:frame><draw:line text:anchor-type="paragraph" draw:z-index="584" draw:style-name="gr13" draw:text-style-name="P61" svg:x1="9.643cm" svg:y1="1.237cm" svg:x2="9.611cm" svg:y2="0.189cm"><text:p/></draw:line><draw:frame text:anchor-type="paragraph" draw:z-index="673" draw:style-name="gr18" svg:width="0.81cm" svg:height="0.636cm" svg:x="6.331cm" svg:y="0.004cm"><draw:text-box><text:p>a<text:span text:style-name="T88">4</text:span><text:span text:style-name="T28">x</text:span><text:span text:style-name="T88">1</text:span></text:p></draw:text-box></draw:frame><draw:line text:anchor-type="paragraph" draw:z-index="587" draw:style-name="gr13" draw:text-style-name="P61" svg:x1="7.362cm" svg:y1="1.21cm" svg:x2="7.362cm" svg:y2="0.196cm"><text:p/></draw:line></text:p>
      <text:p text:style-name="P18"><draw:line text:anchor-type="paragraph" draw:z-index="579" draw:style-name="gr13" draw:text-style-name="P61" svg:x1="13.585cm" svg:y1="0.67cm" svg:x2="13.585cm" svg:y2="0.009cm"><text:p/></draw:line><draw:line text:anchor-type="paragraph" draw:z-index="582" draw:style-name="gr13" draw:text-style-name="P61" svg:x1="11.225cm" svg:y1="0.696cm" svg:x2="11.225cm" svg:y2="0.035cm"><text:p/></draw:line><draw:line text:anchor-type="paragraph" draw:z-index="585" draw:style-name="gr13" draw:text-style-name="P61" svg:x1="8.955cm" svg:y1="0.749cm" svg:x2="8.955cm" svg:y2="0.088cm"><text:p/></draw:line><draw:line text:anchor-type="paragraph" draw:z-index="588" draw:style-name="gr13" draw:text-style-name="P61" svg:x1="6.653cm" svg:y1="0.723cm" svg:x2="6.653cm" svg:y2="0.062cm"><text:p/></draw:line></text:p>
      <text:p text:style-name="P18"><draw:custom-shape text:anchor-type="paragraph" draw:z-index="573" draw:style-name="gr17" svg:width="1.43cm" svg:height="1.165cm" svg:x="13.4cm" svg:y="0.183cm"><text:p><text:s/>( 3, <text:s/>2)</text:p><draw:enhanced-geometry svg:viewBox="0 0 21600 21600" draw:type="rectangle" draw:enhanced-path="M 0 0 L 21600 0 21600 21600 0 21600 0 0 Z N"/></draw:custom-shape><draw:custom-shape text:anchor-type="paragraph" draw:z-index="572" draw:style-name="gr17" svg:width="1.43cm" svg:height="1.165cm" svg:x="11.04cm" svg:y="0.21cm"><text:p><text:s/>( 3, <text:s/>2)</text:p><draw:enhanced-geometry svg:viewBox="0 0 21600 21600" draw:type="rectangle" draw:enhanced-path="M 0 0 L 21600 0 21600 21600 0 21600 0 0 Z N"/></draw:custom-shape><draw:custom-shape text:anchor-type="paragraph" draw:z-index="571" draw:style-name="gr17" svg:width="1.43cm" svg:height="1.165cm" svg:x="8.77cm" svg:y="0.263cm"><text:p><text:s/>( 3, <text:s/>2)</text:p><draw:enhanced-geometry svg:viewBox="0 0 21600 21600" draw:type="rectangle" draw:enhanced-path="M 0 0 L 21600 0 21600 21600 0 21600 0 0 Z N"/></draw:custom-shape><draw:custom-shape text:anchor-type="paragraph" draw:z-index="574" draw:style-name="gr17" svg:width="1.43cm" svg:height="1.165cm" svg:x="6.468cm" svg:y="0.236cm"><text:p><text:s/>( 3, <text:s/>2)</text:p><draw:enhanced-geometry svg:viewBox="0 0 21600 21600" draw:type="rectangle" draw:enhanced-path="M 0 0 L 21600 0 21600 21600 0 21600 0 0 Z N"/></draw:custom-shape></text:p>
      <text:p text:style-name="P18"><draw:line text:anchor-type="paragraph" draw:z-index="590" draw:style-name="gr13" draw:text-style-name="P61" svg:x1="11.866cm" svg:y1="3.422cm" svg:x2="11.887cm" svg:y2="2.147cm"><text:p/></draw:line><draw:line text:anchor-type="paragraph" draw:z-index="591" draw:style-name="gr13" draw:text-style-name="P61" svg:x1="11.178cm" svg:y1="3.422cm" svg:x2="11.199cm" svg:y2="1.803cm"><text:p/></draw:line><draw:line text:anchor-type="paragraph" draw:z-index="592" draw:style-name="gr13" draw:text-style-name="P61" svg:x1="10.199cm" svg:y1="3.422cm" svg:x2="10.199cm" svg:y2="2.385cm"><text:p/></draw:line><draw:line text:anchor-type="paragraph" draw:z-index="593" draw:style-name="gr13" draw:text-style-name="P61" svg:x1="9.643cm" svg:y1="3.422cm" svg:x2="9.643cm" svg:y2="2.12cm"><text:p/></draw:line><draw:line text:anchor-type="paragraph" draw:z-index="594" draw:style-name="gr13" draw:text-style-name="P61" svg:x1="8.955cm" svg:y1="3.422cm" svg:x2="8.976cm" svg:y2="1.856cm"><text:p/></draw:line><draw:line text:anchor-type="paragraph" draw:z-index="595" draw:style-name="gr4" draw:text-style-name="P61" svg:x1="10.649cm" svg:y1="2.385cm" svg:x2="10.199cm" svg:y2="2.385cm"><text:p/></draw:line><draw:custom-shape text:anchor-type="paragraph" draw:z-index="598" draw:style-name="gr17" svg:width="1.43cm" svg:height="1.165cm" svg:x="6.6cm" svg:y="3.427cm"><text:p><text:s/>( 2, <text:s/>2)</text:p><draw:enhanced-geometry svg:viewBox="0 0 21600 21600" draw:type="rectangle" draw:enhanced-path="M 0 0 L 21600 0 21600 21600 0 21600 0 0 Z N"/></draw:custom-shape><draw:line text:anchor-type="paragraph" draw:z-index="599" draw:style-name="gr13" draw:text-style-name="P61" svg:x1="7.288cm" svg:y1="3.427cm" svg:x2="7.309cm" svg:y2="2.067cm"><text:p/></draw:line><draw:line text:anchor-type="paragraph" draw:z-index="600" draw:style-name="gr13" draw:text-style-name="P61" svg:x1="6.6cm" svg:y1="3.428cm" svg:x2="6.621cm" svg:y2="1.856cm"><text:p/></draw:line><draw:custom-shape text:anchor-type="paragraph" draw:z-index="601" draw:style-name="gr17" svg:width="1.43cm" svg:height="1.165cm" svg:x="13.559cm" svg:y="7.211cm"><text:p><text:s/>( 2, <text:s/>2)</text:p><draw:enhanced-geometry svg:viewBox="0 0 21600 21600" draw:type="rectangle" draw:enhanced-path="M 0 0 L 21600 0 21600 21600 0 21600 0 0 Z N"/></draw:custom-shape><draw:custom-shape text:anchor-type="paragraph" draw:z-index="602" draw:style-name="gr17" svg:width="1.43cm" svg:height="1.165cm" svg:x="11.231cm" svg:y="7.237cm"><text:p><text:s/>( 2, <text:s/>2)</text:p><draw:enhanced-geometry svg:viewBox="0 0 21600 21600" draw:type="rectangle" draw:enhanced-path="M 0 0 L 21600 0 21600 21600 0 21600 0 0 Z N"/></draw:custom-shape><draw:custom-shape text:anchor-type="paragraph" draw:z-index="604" draw:style-name="gr17" svg:width="1.43cm" svg:height="1.165cm" svg:x="8.929cm" svg:y="7.184cm"><text:p><text:s/>( 3, <text:s/>2)</text:p><draw:enhanced-geometry svg:viewBox="0 0 21600 21600" draw:type="rectangle" draw:enhanced-path="M 0 0 L 21600 0 21600 21600 0 21600 0 0 Z N"/></draw:custom-shape><draw:line text:anchor-type="paragraph" draw:z-index="606" draw:style-name="gr13" draw:text-style-name="P61" svg:x1="9.691cm" svg:y1="7.184cm" svg:x2="9.691cm" svg:y2="5.983cm"><text:p/></draw:line><draw:line text:anchor-type="paragraph" draw:z-index="607" draw:style-name="gr13" draw:text-style-name="P61" svg:x1="8.929cm" svg:y1="7.184cm" svg:x2="8.924cm" svg:y2="5.639cm"><text:p/></draw:line><draw:custom-shape text:anchor-type="paragraph" draw:z-index="608" draw:style-name="gr17" svg:width="1.43cm" svg:height="1.165cm" svg:x="6.627cm" svg:y="7.158cm"><text:p><text:s/>( 3, <text:s/>2)</text:p><draw:enhanced-geometry svg:viewBox="0 0 21600 21600" draw:type="rectangle" draw:enhanced-path="M 0 0 L 21600 0 21600 21600 0 21600 0 0 Z N"/></draw:custom-shape><draw:line text:anchor-type="paragraph" draw:z-index="609" draw:style-name="gr13" draw:text-style-name="P61" svg:x1="7.315cm" svg:y1="7.158cm" svg:x2="7.315cm" svg:y2="6.01cm"><text:p/></draw:line><draw:line text:anchor-type="paragraph" draw:z-index="610" draw:style-name="gr13" draw:text-style-name="P61" svg:x1="6.627cm" svg:y1="7.158cm" svg:x2="6.627cm" svg:y2="5.507cm"><text:p/></draw:line><draw:custom-shape text:anchor-type="paragraph" draw:z-index="611" draw:style-name="gr17" svg:width="1.43cm" svg:height="1.165cm" svg:x="4.378cm" svg:y="7.105cm"><text:p><text:s/>( 3, <text:s/>2)</text:p><draw:enhanced-geometry svg:viewBox="0 0 21600 21600" draw:type="rectangle" draw:enhanced-path="M 0 0 L 21600 0 21600 21600 0 21600 0 0 Z N"/></draw:custom-shape><draw:line text:anchor-type="paragraph" draw:z-index="613" draw:style-name="gr4" draw:text-style-name="P61" svg:x1="6.754cm" svg:y1="0.908cm" svg:x2="6.754cm" svg:y2="1.564cm"><text:p/></draw:line><draw:line text:anchor-type="paragraph" draw:z-index="615" draw:style-name="gr4" draw:text-style-name="P61" svg:x1="6.913cm" svg:y1="4.591cm" svg:x2="6.913cm" svg:y2="5.083cm"><text:p/></draw:line><draw:line text:anchor-type="paragraph" draw:z-index="617" draw:style-name="gr4" draw:text-style-name="P61" svg:x1="7.521cm" svg:y1="4.591cm" svg:x2="7.521cm" svg:y2="5.506cm"><text:p/></draw:line><draw:line text:anchor-type="paragraph" draw:z-index="618" draw:style-name="gr4" draw:text-style-name="P61" svg:x1="6.675cm" svg:y1="5.507cm" svg:x2="7.522cm" svg:y2="5.507cm"><text:p/></draw:line><draw:line text:anchor-type="paragraph" draw:z-index="619" draw:style-name="gr4" draw:text-style-name="P61" svg:x1="9.109cm" svg:y1="4.586cm" svg:x2="9.109cm" svg:y2="5.401cm"><text:p/></draw:line><draw:line text:anchor-type="paragraph" draw:z-index="620" draw:style-name="gr4" draw:text-style-name="P61" svg:x1="7.315cm" svg:y1="6.01cm" svg:x2="8.395cm" svg:y2="6.01cm"><text:p/></draw:line><draw:line text:anchor-type="paragraph" draw:z-index="621" draw:style-name="gr4" draw:text-style-name="P61" svg:x1="9.797cm" svg:y1="4.586cm" svg:x2="9.797cm" svg:y2="5.639cm"><text:p/></draw:line><draw:line text:anchor-type="paragraph" draw:z-index="622" draw:style-name="gr4" draw:text-style-name="P61" svg:x1="8.929cm" svg:y1="5.639cm" svg:x2="9.797cm" svg:y2="5.639cm"><text:p/></draw:line><draw:line text:anchor-type="paragraph" draw:z-index="623" draw:style-name="gr4" draw:text-style-name="P61" svg:x1="11.516cm" svg:y1="4.586cm" svg:x2="11.516cm" svg:y2="5.295cm"><text:p/></draw:line><draw:line text:anchor-type="paragraph" draw:z-index="624" draw:style-name="gr4" draw:text-style-name="P61" svg:x1="9.691cm" svg:y1="5.983cm" svg:x2="10.749cm" svg:y2="5.983cm"><text:p/></draw:line><draw:line text:anchor-type="paragraph" draw:z-index="625" draw:style-name="gr4" draw:text-style-name="P61" svg:x1="13.077cm" svg:y1="2.358cm" svg:x2="12.421cm" svg:y2="2.358cm"><text:p/></draw:line><draw:line text:anchor-type="paragraph" draw:z-index="628" draw:style-name="gr4" draw:text-style-name="P61" svg:x1="8.394cm" svg:y1="5.401cm" svg:x2="8.394cm" svg:y2="6.01cm"><text:p/></draw:line><draw:line text:anchor-type="paragraph" draw:z-index="629" draw:style-name="gr4" draw:text-style-name="P61" svg:x1="9.109cm" svg:y1="5.401cm" svg:x2="8.347cm" svg:y2="5.401cm"><text:p/></draw:line><draw:line text:anchor-type="paragraph" draw:z-index="630" draw:style-name="gr4" draw:text-style-name="P61" svg:x1="10.749cm" svg:y1="5.295cm" svg:x2="10.749cm" svg:y2="5.983cm"><text:p/></draw:line><draw:line text:anchor-type="paragraph" draw:z-index="631" draw:style-name="gr4" draw:text-style-name="P61" svg:x1="11.516cm" svg:y1="5.295cm" svg:x2="10.749cm" svg:y2="5.295cm"><text:p/></draw:line><draw:line text:anchor-type="paragraph" draw:z-index="632" draw:style-name="gr4" draw:text-style-name="P61" svg:x1="7.442cm" svg:y1="0.908cm" svg:x2="7.442cm" svg:y2="1.855cm"><text:p/></draw:line><draw:line text:anchor-type="paragraph" draw:z-index="633" draw:style-name="gr4" draw:text-style-name="P61" svg:x1="6.622cm" svg:y1="1.856cm" svg:x2="7.442cm" svg:y2="1.856cm"><text:p/></draw:line><draw:line text:anchor-type="paragraph" draw:z-index="634" draw:style-name="gr4" draw:text-style-name="P61" svg:x1="7.31cm" svg:y1="2.067cm" svg:x2="8.347cm" svg:y2="2.067cm"><text:p/></draw:line><draw:line text:anchor-type="paragraph" draw:z-index="635" draw:style-name="gr4" draw:text-style-name="P61" svg:x1="8.347cm" svg:y1="1.512cm" svg:x2="8.347cm" svg:y2="2.068cm"><text:p/></draw:line><draw:line text:anchor-type="paragraph" draw:z-index="636" draw:style-name="gr4" draw:text-style-name="P61" svg:x1="9.082cm" svg:y1="0.961cm" svg:x2="9.082cm" svg:y2="1.485cm"><text:p/></draw:line><draw:line text:anchor-type="paragraph" draw:z-index="637" draw:style-name="gr4" draw:text-style-name="P61" svg:x1="8.347cm" svg:y1="1.512cm" svg:x2="9.083cm" svg:y2="1.512cm"><text:p/></draw:line><draw:line text:anchor-type="paragraph" draw:z-index="638" draw:style-name="gr4" draw:text-style-name="P61" svg:x1="9.664cm" svg:y1="0.961cm" svg:x2="9.664cm" svg:y2="1.855cm"><text:p/></draw:line><draw:line text:anchor-type="paragraph" draw:z-index="639" draw:style-name="gr4" draw:text-style-name="P61" svg:x1="8.976cm" svg:y1="1.856cm" svg:x2="9.664cm" svg:y2="1.856cm"><text:p/></draw:line><draw:line text:anchor-type="paragraph" draw:z-index="640" draw:style-name="gr4" draw:text-style-name="P61" svg:x1="11.331cm" svg:y1="0.935cm" svg:x2="11.331cm" svg:y2="1.565cm"><text:p/></draw:line><draw:line text:anchor-type="paragraph" draw:z-index="641" draw:style-name="gr4" draw:text-style-name="P61" svg:x1="9.585cm" svg:y1="2.12cm" svg:x2="10.749cm" svg:y2="2.12cm"><text:p/></draw:line><draw:line text:anchor-type="paragraph" draw:z-index="642" draw:style-name="gr4" draw:text-style-name="P61" svg:x1="12.099cm" svg:y1="0.935cm" svg:x2="12.099cm" svg:y2="1.803cm"><text:p/></draw:line><draw:line text:anchor-type="paragraph" draw:z-index="643" draw:style-name="gr4" draw:text-style-name="P61" svg:x1="10.649cm" svg:y1="1.617cm" svg:x2="10.649cm" svg:y2="2.12cm"><text:p/></draw:line><draw:line text:anchor-type="paragraph" draw:z-index="644" draw:style-name="gr4" draw:text-style-name="P61" svg:x1="10.649cm" svg:y1="1.617cm" svg:x2="11.332cm" svg:y2="1.617cm"><text:p/></draw:line><draw:line text:anchor-type="paragraph" draw:z-index="645" draw:style-name="gr4" draw:text-style-name="P61" svg:x1="11.199cm" svg:y1="1.803cm" svg:x2="12.099cm" svg:y2="1.803cm"><text:p/></draw:line><draw:line text:anchor-type="paragraph" draw:z-index="647" draw:style-name="gr4" draw:text-style-name="P61" svg:x1="11.887cm" svg:y1="2.147cm" svg:x2="13.66cm" svg:y2="2.147cm"><text:p/></draw:line></text:p>
      <text:p text:style-name="P18"><draw:line text:anchor-type="paragraph" draw:z-index="707" draw:style-name="gr7" draw:text-style-name="P61" svg:x1="0.43cm" svg:y1="6.999cm" svg:x2="11.939cm" svg:y2="6.999cm"><text:p/></draw:line><draw:line text:anchor-type="paragraph" draw:z-index="706" draw:style-name="gr5" draw:text-style-name="P61" svg:x1="11.94cm" svg:y1="6.999cm" svg:x2="11.94cm" svg:y2="1.522cm"><text:p/></draw:line><draw:line text:anchor-type="paragraph" draw:z-index="705" draw:style-name="gr5" draw:text-style-name="P61" svg:x1="11.94cm" svg:y1="1.496cm" svg:x2="13.924cm" svg:y2="1.522cm"><text:p/></draw:line><draw:custom-shape text:anchor-type="paragraph" draw:z-index="703" draw:style-name="gr30" svg:width="18.522cm" svg:height="0.853cm" svg:x="-0.443cm" svg:y="11.968cm"><text:p>Figure 6 : Block diagram depicting the usage of (3,2)'s and (2,2)'s for <text:s/>adding the partial product term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02" draw:style-name="gr26" svg:width="0.768cm" svg:height="0.609cm" svg:x="17.681cm" svg:y="7.29cm"><draw:text-box><text:p>a<text:span text:style-name="T88">0</text:span><text:span text:style-name="T28">x</text:span><text:span text:style-name="T88">0</text:span></text:p></draw:text-box></draw:frame><draw:frame text:anchor-type="paragraph" draw:z-index="701" draw:style-name="gr42" svg:width="0.715cm" svg:height="0.689cm" svg:x="17.681cm" svg:y="10.836cm"><draw:text-box><text:p>p<text:span text:style-name="T88">0</text:span></text:p></draw:text-box></draw:frame><draw:line text:anchor-type="paragraph" draw:z-index="700" draw:style-name="gr12" draw:text-style-name="P61" svg:x1="17.998cm" svg:y1="7.872cm" svg:x2="17.972cm" svg:y2="10.835cm"><text:p/></draw:line><draw:frame text:anchor-type="paragraph" draw:z-index="699" draw:style-name="gr26" svg:width="0.662cm" svg:height="0.609cm" svg:x="16.014cm" svg:y="10.941cm"><draw:text-box><text:p>p<text:span text:style-name="T88">1</text:span></text:p></draw:text-box></draw:frame><draw:line text:anchor-type="paragraph" draw:z-index="698" draw:style-name="gr12" draw:text-style-name="P61" svg:x1="16.279cm" svg:y1="7.846cm" svg:x2="16.279cm" svg:y2="11.047cm"><text:p/></draw:line><draw:frame text:anchor-type="paragraph" draw:z-index="697" draw:style-name="gr18" svg:width="0.847cm" svg:height="0.636cm" svg:x="16.147cm" svg:y="4.988cm"><draw:text-box><text:p>a<text:span text:style-name="T88">0</text:span><text:span text:style-name="T28">x</text:span><text:span text:style-name="T88">1</text:span></text:p></draw:text-box></draw:frame><draw:frame text:anchor-type="paragraph" draw:z-index="696" draw:style-name="gr18" svg:width="0.847cm" svg:height="0.636cm" svg:x="15.644cm" svg:y="5.623cm"><draw:text-box><text:p>a<text:span text:style-name="T88">1</text:span><text:span text:style-name="T28">x</text:span><text:span text:style-name="T88">0</text:span></text:p></draw:text-box></draw:frame><draw:line text:anchor-type="paragraph" draw:z-index="695" draw:style-name="gr4" draw:text-style-name="P61" svg:x1="16.014cm" svg:y1="6.126cm" svg:x2="16.014cm" svg:y2="6.682cm"><text:p/></draw:line><draw:line text:anchor-type="paragraph" draw:z-index="694" draw:style-name="gr4" draw:text-style-name="P61" svg:x1="16.596cm" svg:y1="5.57cm" svg:x2="16.596cm" svg:y2="6.681cm"><text:p/></draw:line><draw:line text:anchor-type="paragraph" draw:z-index="693" draw:style-name="gr13" draw:text-style-name="P61" svg:x1="14.988cm" svg:y1="7.237cm" svg:x2="15.565cm" svg:y2="7.237cm"><text:p/></draw:line><draw:custom-shape text:anchor-type="paragraph" draw:z-index="692" draw:style-name="gr17" svg:width="1.43cm" svg:height="1.165cm" svg:x="15.565cm" svg:y="6.682cm"><text:p><text:s/>( 2, <text:s/>2)</text:p><draw:enhanced-geometry svg:viewBox="0 0 21600 21600" draw:type="rectangle" draw:enhanced-path="M 0 0 L 21600 0 21600 21600 0 21600 0 0 Z N"/></draw:custom-shape><draw:line text:anchor-type="paragraph" draw:z-index="646" draw:style-name="gr4" draw:text-style-name="P61" svg:x1="13.66cm" svg:y1="0.374cm" svg:x2="13.66cm" svg:y2="1.66cm"><text:p/></draw:line><draw:frame text:anchor-type="paragraph" draw:z-index="655" draw:style-name="gr8" svg:width="0.445cm" svg:height="0.768cm" svg:x="14.115cm" svg:y="10.92cm"><draw:text-box><text:p>p<text:span text:style-name="T88">2</text:span></text:p></draw:text-box></draw:frame><draw:line text:anchor-type="paragraph" draw:z-index="654" draw:style-name="gr12" draw:text-style-name="P61" svg:x1="14.321cm" svg:y1="7.888cm" svg:x2="14.321cm" svg:y2="11.1cm"><text:p/></draw:line><draw:line text:anchor-type="paragraph" draw:z-index="653" draw:style-name="gr12" draw:text-style-name="P61" svg:x1="11.94cm" svg:y1="7.915cm" svg:x2="11.94cm" svg:y2="10.995cm"><text:p/></draw:line><draw:line text:anchor-type="paragraph" draw:z-index="652" draw:style-name="gr12" draw:text-style-name="P61" svg:x1="9.611cm" svg:y1="7.862cm" svg:x2="9.611cm" svg:y2="10.942cm"><text:p/></draw:line><draw:line text:anchor-type="paragraph" draw:z-index="651" draw:style-name="gr12" draw:text-style-name="P61" svg:x1="7.283cm" svg:y1="7.835cm" svg:x2="7.283cm" svg:y2="10.862cm"><text:p/></draw:line><draw:line text:anchor-type="paragraph" draw:z-index="603" draw:style-name="gr13" draw:text-style-name="P61" svg:x1="12.136cm" svg:y1="6.75cm" svg:x2="12.125cm" svg:y2="4.099cm"><text:p/></draw:line><draw:line text:anchor-type="paragraph" draw:z-index="605" draw:style-name="gr13" draw:text-style-name="P61" svg:x1="10.358cm" svg:y1="7.29cm" svg:x2="11.231cm" svg:y2="7.29cm"><text:p/></draw:line><draw:line text:anchor-type="paragraph" draw:z-index="627" draw:style-name="gr12" draw:text-style-name="P61" svg:x1="8.929cm" svg:y1="7.29cm" svg:x2="8.056cm" svg:y2="7.29cm"><text:p/></draw:line><draw:line text:anchor-type="paragraph" draw:z-index="691" draw:style-name="gr13" draw:text-style-name="P61" svg:x1="5.807cm" svg:y1="7.184cm" svg:x2="6.627cm" svg:y2="7.184cm"><text:p/></draw:line><draw:line text:anchor-type="paragraph" draw:z-index="690" draw:style-name="gr12" draw:text-style-name="P61" svg:x1="5.087cm" svg:y1="4.099cm" svg:x2="5.061cm" svg:y2="6.618cm"><text:p/></draw:line><draw:line text:anchor-type="paragraph" draw:z-index="616" draw:style-name="gr4" draw:text-style-name="P61" svg:x1="5.643cm" svg:y1="4.597cm" svg:x2="6.913cm" svg:y2="4.597cm"><text:p/></draw:line><draw:line text:anchor-type="paragraph" draw:z-index="612" draw:style-name="gr13" draw:text-style-name="P61" svg:x1="5.622cm" svg:y1="6.618cm" svg:x2="5.643cm" svg:y2="4.597cm"><text:p/></draw:line><draw:line text:anchor-type="paragraph" draw:z-index="649" draw:style-name="gr12" draw:text-style-name="P61" svg:x1="5.087cm" svg:y1="7.782cm" svg:x2="5.087cm" svg:y2="10.77cm"><text:p/></draw:line><draw:line text:anchor-type="paragraph" draw:z-index="650" draw:style-name="gr13" draw:text-style-name="P61" svg:x1="0.621cm" svg:y1="10.994cm" svg:x2="0.621cm" svg:y2="7.237cm"><text:p/></draw:line><draw:line text:anchor-type="paragraph" draw:z-index="689" draw:style-name="gr4" draw:text-style-name="P61" svg:x1="2.076cm" svg:y1="7.237cm" svg:x2="0.563cm" svg:y2="7.237cm"><text:p/></draw:line><draw:line text:anchor-type="paragraph" draw:z-index="648" draw:style-name="gr13" draw:text-style-name="P61" svg:x1="2.679cm" svg:y1="10.894cm" svg:x2="2.679cm" svg:y2="7.793cm"><text:p/></draw:line><draw:line text:anchor-type="paragraph" draw:z-index="688" draw:style-name="gr12" draw:text-style-name="P61" svg:x1="4.378cm" svg:y1="7.264cm" svg:x2="3.505cm" svg:y2="7.264cm"><text:p/></draw:line><draw:frame text:anchor-type="paragraph" draw:z-index="687" draw:style-name="gr42" svg:width="0.715cm" svg:height="0.689cm" svg:x="1.965cm" svg:y="4.988cm"><draw:text-box><text:p>a<text:span text:style-name="T88">4</text:span><text:span text:style-name="T28">x</text:span><text:span text:style-name="T88">3</text:span></text:p></draw:text-box></draw:frame><draw:line text:anchor-type="paragraph" draw:z-index="686" draw:style-name="gr12" draw:text-style-name="P61" svg:x1="2.282cm" svg:y1="5.57cm" svg:x2="2.282cm" svg:y2="6.628cm"><text:p/></draw:line><draw:line text:anchor-type="paragraph" draw:z-index="685" draw:style-name="gr41" draw:text-style-name="P61" svg:x1="3.076cm" svg:y1="6.629cm" svg:x2="3.076cm" svg:y2="5.121cm"><text:p/></draw:line><draw:line text:anchor-type="paragraph" draw:z-index="684" draw:style-name="gr4" draw:text-style-name="P61" svg:x1="3.076cm" svg:y1="5.121cm" svg:x2="4.716cm" svg:y2="5.121cm"><text:p/></draw:line><draw:line text:anchor-type="paragraph" draw:z-index="683" draw:style-name="gr4" draw:text-style-name="P61" svg:x1="4.717cm" svg:y1="4.099cm" svg:x2="4.717cm" svg:y2="5.12cm"><text:p/></draw:line><draw:custom-shape text:anchor-type="paragraph" draw:z-index="682" draw:style-name="gr17" svg:width="1.43cm" svg:height="1.165cm" svg:x="2.076cm" svg:y="6.629cm"><text:p><text:s/>( 3, <text:s/>2)</text:p><draw:enhanced-geometry svg:viewBox="0 0 21600 21600" draw:type="rectangle" draw:enhanced-path="M 0 0 L 21600 0 21600 21600 0 21600 0 0 Z N"/></draw:custom-shape><draw:frame text:anchor-type="paragraph" draw:z-index="681" draw:style-name="gr39" svg:width="0.795cm" svg:height="0.59cm" svg:x="4.346cm" svg:y="1.972cm"><draw:text-box><text:p>a<text:span text:style-name="T88">3</text:span><text:span text:style-name="T28">x</text:span><text:span text:style-name="T88">3</text:span></text:p></draw:text-box></draw:frame><draw:line text:anchor-type="paragraph" draw:z-index="680" draw:style-name="gr13" draw:text-style-name="P61" svg:x1="4.637cm" svg:y1="2.935cm" svg:x2="4.637cm" svg:y2="2.501cm"><text:p/></draw:line><draw:frame text:anchor-type="paragraph" draw:z-index="679" draw:style-name="gr20" svg:width="0.742cm" svg:height="0.715cm" svg:x="4.849cm" svg:y="1.416cm"><draw:text-box><text:p>a<text:span text:style-name="T88">4</text:span><text:span text:style-name="T28">x</text:span><text:span text:style-name="T88">2</text:span></text:p></draw:text-box></draw:frame><draw:line text:anchor-type="paragraph" draw:z-index="678" draw:style-name="gr12" draw:text-style-name="P61" svg:x1="5.14cm" svg:y1="1.946cm" svg:x2="5.14cm" svg:y2="2.936cm"><text:p/></draw:line><draw:line text:anchor-type="paragraph" draw:z-index="677" draw:style-name="gr13" draw:text-style-name="P61" svg:x1="5.59cm" svg:y1="2.935cm" svg:x2="5.59cm" svg:y2="1.078cm"><text:p/></draw:line><draw:line text:anchor-type="paragraph" draw:z-index="614" draw:style-name="gr4" draw:text-style-name="P61" svg:x1="5.59cm" svg:y1="1.078cm" svg:x2="6.754cm" svg:y2="1.078cm"><text:p/></draw:line><draw:custom-shape text:anchor-type="paragraph" draw:z-index="676" draw:style-name="gr17" svg:width="1.43cm" svg:height="1.165cm" svg:x="4.352cm" svg:y="2.935cm"><text:p><text:s/>( 3, <text:s/>2)</text:p><draw:enhanced-geometry svg:viewBox="0 0 21600 21600" draw:type="rectangle" draw:enhanced-path="M 0 0 L 21600 0 21600 21600 0 21600 0 0 Z N"/></draw:custom-shape><draw:line text:anchor-type="paragraph" draw:z-index="589" draw:style-name="gr13" draw:text-style-name="P61" svg:x1="12.421cm" svg:y1="2.935cm" svg:x2="12.421cm" svg:y2="1.871cm"><text:p/></draw:line><draw:frame text:anchor-type="paragraph" draw:z-index="596" draw:style-name="gr20" svg:width="1.027cm" svg:height="0.715cm" svg:x="10.331cm" svg:y="2.03cm"><draw:text-box><text:p>a<text:span text:style-name="T88">1</text:span><text:span text:style-name="T28">x</text:span><text:span text:style-name="T88">3</text:span></text:p></draw:text-box></draw:frame><draw:frame text:anchor-type="paragraph" draw:z-index="626" draw:style-name="gr22" svg:width="1.186cm" svg:height="0.662cm" svg:x="12.421cm" svg:y="2.03cm"><draw:text-box><text:p><text:s text:c="2"/>a<text:span text:style-name="T88">0</text:span><text:span text:style-name="T28">x</text:span><text:span text:style-name="T88">3</text:span></text:p></draw:text-box></draw:frame><draw:line text:anchor-type="paragraph" draw:z-index="597" draw:style-name="gr13" draw:text-style-name="P61" svg:x1="14.395cm" svg:y1="6.724cm" svg:x2="14.321cm" svg:y2="0.374cm"><text:p/></draw:line><draw:custom-shape text:anchor-type="paragraph" draw:z-index="576" draw:style-name="gr17" svg:width="1.43cm" svg:height="1.165cm" svg:x="8.77cm" svg:y="2.935cm"><text:p><text:s/>( 3, <text:s/>2)</text:p><draw:enhanced-geometry svg:viewBox="0 0 21600 21600" draw:type="rectangle" draw:enhanced-path="M 0 0 L 21600 0 21600 21600 0 21600 0 0 Z N"/></draw:custom-shape><draw:frame text:anchor-type="paragraph" draw:z-index="656" draw:style-name="gr8" svg:width="0.445cm" svg:height="0.768cm" svg:x="11.76cm" svg:y="10.973cm"><draw:text-box><text:p>p<text:span text:style-name="T88">3</text:span></text:p></draw:text-box></draw:frame><draw:frame text:anchor-type="paragraph" draw:z-index="657" draw:style-name="gr36" draw:text-style-name="P63" svg:width="0.445cm" svg:height="0.59cm" svg:x="9.479cm" svg:y="10.941cm"><draw:text-box><text:p><text:span text:style-name="T89">p</text:span><text:span text:style-name="T90">4</text:span></text:p></draw:text-box></draw:frame><draw:frame text:anchor-type="paragraph" draw:z-index="658" draw:style-name="gr37" svg:width="0.445cm" svg:height="0.705cm" svg:x="7.045cm" svg:y="10.862cm"><draw:text-box><text:p>p<text:span text:style-name="T88">5</text:span></text:p></draw:text-box></draw:frame><draw:frame text:anchor-type="paragraph" draw:z-index="659" draw:style-name="gr8" svg:width="0.445cm" svg:height="0.768cm" svg:x="4.828cm" svg:y="10.77cm"><draw:text-box><text:p>p<text:span text:style-name="T88">6</text:span></text:p></draw:text-box></draw:frame><draw:frame text:anchor-type="paragraph" draw:z-index="660" draw:style-name="gr8" svg:width="0.445cm" svg:height="0.768cm" svg:x="2.42cm" svg:y="10.894cm"><draw:text-box><text:p>p<text:span text:style-name="T88">7</text:span></text:p></draw:text-box></draw:frame><draw:frame text:anchor-type="paragraph" draw:z-index="661" draw:style-name="gr8" svg:width="0.445cm" svg:height="0.768cm" svg:x="0.436cm" svg:y="11.053cm"><draw:text-box><text:p>p<text:span text:style-name="T88">8</text:span></text:p></draw:text-box></draw:frame><draw:custom-shape text:anchor-type="paragraph" draw:z-index="575" draw:style-name="gr17" svg:width="1.43cm" svg:height="1.165cm" svg:x="11.178cm" svg:y="2.935cm"><text:p><text:s/>( 3, <text:s/>2)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paragraph" draw:z-index="662" draw:style-name="gr12" draw:text-style-name="P61" svg:x1="13.559cm" svg:y1="0.474cm" svg:x2="12.659cm" svg:y2="0.474cm"><text:p/></draw:lin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* <text:span text:style-name="T72">Time delay of the multiplier</text:span><text:span text:style-name="T84"> = Time to form the partial <text:s text:c="3"/>+ <text:s/>Time for CSA to give actual product </text:span></text:p>
      <text:p text:style-name="P26"><text:s text:c="54"/>product terms (1 gate <text:s text:c="11"/>bits ( Critical path highlighted in red </text:p>
      <text:p text:style-name="P26"><text:s text:c="53"/>delay for the 2 input <text:s text:c="16"/>in Figure 6)</text:p>
      <text:p text:style-name="P26"><text:s text:c="56"/>AND gates) </text:p>
      <text:p text:style-name="P26"><text:s text:c="118"/></text:p>
      <text:p text:style-name="P18"><text:s text:c="49"/><text:span text:style-name="T84">= <text:s text:c="2"/>1 Δ</text:span><text:span text:style-name="T25">G <text:s text:c="53"/></text:span><text:span text:style-name="T61">+ <text:s text:c="3"/>(2 + 2 + 1 + 2 + 2 + 2 + 2) Δ</text:span><text:span text:style-name="T25">G</text:span></text:p>
      <text:p text:style-name="P18"><text:span text:style-name="T25"><text:s text:c="85"/></text:span><text:span text:style-name="T61">= <text:s text:c="2"/></text:span><text:span text:style-name="T34">14Δ</text:span><text:span text:style-name="T9">G</text:span></text:p>
      <text:p text:style-name="P53"/>
      <text:p text:style-name="P18"/>
      <text:p text:style-name="P18"/>
      <text:p text:style-name="P18"><text:soft-page-break/></text:p>
      <text:p text:style-name="P23">5. (20 marks) Consider multiplication of a 5-bit multiplicand A and a 4-bit multiplier X. Design </text:p>
      <text:p text:style-name="P23">an array multiplier realizing this multiplication operation. Assume that FA and HA are used as </text:p>
      <text:p text:style-name="P23">building cells. Draw a block diagram for your design. How many FAs and HAs are required? </text:p>
      <text:p text:style-name="P23">Assume that ∆ FA = 2∆ G and ∆ HA = ∆ G . What is time delay of your design?</text:p>
      <text:p text:style-name="P23"/>
      <text:p text:style-name="P23">Ans.) </text:p>
      <text:p text:style-name="P23"/>
      <text:p text:style-name="P43"><text:span text:style-name="T83">Let A = (a</text:span><text:span text:style-name="T20">4</text:span><text:span text:style-name="T55">a</text:span><text:span text:style-name="T20">3</text:span><text:span text:style-name="T55">a</text:span><text:span text:style-name="T20">2</text:span><text:span text:style-name="T55">a</text:span><text:span text:style-name="T20">1</text:span><text:span text:style-name="T55">a</text:span><text:span text:style-name="T20">0</text:span><text:span text:style-name="T55">) <text:s text:c="2"/>and <text:s text:c="2"/>X = (x</text:span><text:span text:style-name="T20">3</text:span><text:span text:style-name="T55">x</text:span><text:span text:style-name="T20">2</text:span><text:span text:style-name="T55">x</text:span><text:span text:style-name="T20">1</text:span><text:span text:style-name="T55">x</text:span><text:span text:style-name="T20">0</text:span><text:span text:style-name="T55">) then </text:span><text:span text:style-name="T56">the product bits P = (</text:span><text:span text:style-name="T62">p</text:span><text:span text:style-name="T26">8</text:span><text:span text:style-name="T56">p</text:span><text:span text:style-name="T23">7</text:span><text:span text:style-name="T56">p</text:span><text:span text:style-name="T23">6</text:span><text:span text:style-name="T56">p</text:span><text:span text:style-name="T23">5</text:span><text:span text:style-name="T56">p</text:span><text:span text:style-name="T23">4</text:span><text:span text:style-name="T56">p</text:span><text:span text:style-name="T23">3</text:span><text:span text:style-name="T56">p</text:span><text:span text:style-name="T23">2</text:span><text:span text:style-name="T56">p</text:span><text:span text:style-name="T23">1</text:span><text:span text:style-name="T56">p</text:span><text:span text:style-name="T23">0</text:span><text:span text:style-name="T56">) can be </text:span></text:p>
      <text:p text:style-name="P43"><text:span text:style-name="T56"><text:s text:c="15"/>obtained as follows:</text:span> <text:s text:c="9"/></text:p>
      <text:p text:style-name="P20"/>
      <text:p text:style-name="P20"/>
      <text:p text:style-name="P20"><text:s text:c="48"/><text:span text:style-name="T83">a</text:span><text:span text:style-name="T20">4 <text:s text:c="12"/></text:span><text:span text:style-name="T55">a</text:span><text:span text:style-name="T20">3 <text:s text:c="14"/></text:span><text:span text:style-name="T55">a</text:span><text:span text:style-name="T20">2 <text:s text:c="14"/></text:span><text:span text:style-name="T55">a</text:span><text:span text:style-name="T20">1 <text:s text:c="16"/></text:span><text:span text:style-name="T55">a</text:span><text:span text:style-name="T21">0</text:span></text:p>
      <text:p text:style-name="P20"><text:span text:style-name="T21"><text:s text:c="72"/></text:span><text:span text:style-name="T63">* </text:span><text:span text:style-name="T21"><text:s text:c="24"/></text:span><text:span text:style-name="T55">x</text:span><text:span text:style-name="T20">3 <text:s text:c="14"/></text:span><text:span text:style-name="T55">x</text:span><text:span text:style-name="T20">2 <text:s text:c="13"/></text:span><text:span text:style-name="T55">x</text:span><text:span text:style-name="T20">1 <text:s text:c="15"/></text:span><text:span text:style-name="T55">x</text:span><text:span text:style-name="T20">0</text:span></text:p>
      <text:p text:style-name="P47"><text:s text:c="80"/>---------------------------------------------------------------------</text:p>
      <text:p text:style-name="P20"><text:span text:style-name="T20"><text:s text:c="81"/></text:span><text:span text:style-name="T55">a</text:span><text:span text:style-name="T20">4</text:span><text:span text:style-name="T55">x</text:span><text:span text:style-name="T20">0 <text:s text:c="9"/></text:span><text:span text:style-name="T55">a</text:span><text:span text:style-name="T20">3</text:span><text:span text:style-name="T55">x</text:span><text:span text:style-name="T20">0 <text:s text:c="8"/></text:span><text:span text:style-name="T55">a</text:span><text:span text:style-name="T20">2</text:span><text:span text:style-name="T55">x</text:span><text:span text:style-name="T20">0 <text:s text:c="9"/></text:span><text:span text:style-name="T55">a</text:span><text:span text:style-name="T20">1</text:span><text:span text:style-name="T55">x</text:span><text:span text:style-name="T20">0 <text:s text:c="8"/></text:span><text:span text:style-name="T55">a</text:span><text:span text:style-name="T20">0</text:span><text:span text:style-name="T55">x</text:span><text:span text:style-name="T20">0</text:span></text:p>
      <text:p text:style-name="P20"><text:span text:style-name="T20"><text:s text:c="61"/></text:span><text:span text:style-name="T55">a</text:span><text:span text:style-name="T20">4</text:span><text:span text:style-name="T55">x</text:span><text:span text:style-name="T20">1 <text:s text:c="9"/></text:span><text:span text:style-name="T55">a</text:span><text:span text:style-name="T20">3</text:span><text:span text:style-name="T55">x</text:span><text:span text:style-name="T20">1 <text:s text:c="8"/></text:span><text:span text:style-name="T55">a</text:span><text:span text:style-name="T20">2</text:span><text:span text:style-name="T55">x</text:span><text:span text:style-name="T20">1 <text:s text:c="9"/></text:span><text:span text:style-name="T55">a</text:span><text:span text:style-name="T20">1</text:span><text:span text:style-name="T55">x</text:span><text:span text:style-name="T20">1 <text:s text:c="8"/></text:span><text:span text:style-name="T55">a</text:span><text:span text:style-name="T20">0</text:span><text:span text:style-name="T55">x</text:span><text:span text:style-name="T20">1</text:span></text:p>
      <text:p text:style-name="P20"><text:span text:style-name="T20"><text:s text:c="41"/></text:span><text:span text:style-name="T55">a</text:span><text:span text:style-name="T20">4</text:span><text:span text:style-name="T55">x</text:span><text:span text:style-name="T20">2 <text:s text:c="9"/></text:span><text:span text:style-name="T55">a</text:span><text:span text:style-name="T20">3</text:span><text:span text:style-name="T55">x</text:span><text:span text:style-name="T20">2 <text:s text:c="8"/></text:span><text:span text:style-name="T55">a</text:span><text:span text:style-name="T20">2</text:span><text:span text:style-name="T55">x</text:span><text:span text:style-name="T20">2 <text:s text:c="9"/></text:span><text:span text:style-name="T55">a</text:span><text:span text:style-name="T20">1</text:span><text:span text:style-name="T55">x</text:span><text:span text:style-name="T20">2 <text:s text:c="8"/></text:span><text:span text:style-name="T55">a</text:span><text:span text:style-name="T20">0</text:span><text:span text:style-name="T55">x</text:span><text:span text:style-name="T20">2</text:span></text:p>
      <text:p text:style-name="P20"><text:span text:style-name="T20"><text:s text:c="7"/></text:span><text:span text:style-name="T63">+</text:span><text:span text:style-name="T20"> <text:s text:c="10"/></text:span><text:span text:style-name="T55">a</text:span><text:span text:style-name="T20">4</text:span><text:span text:style-name="T55">x</text:span><text:span text:style-name="T20">3 <text:s text:c="9"/></text:span><text:span text:style-name="T55">a</text:span><text:span text:style-name="T20">3</text:span><text:span text:style-name="T55">x</text:span><text:span text:style-name="T20">3 <text:s text:c="8"/></text:span><text:span text:style-name="T55">a</text:span><text:span text:style-name="T20">2</text:span><text:span text:style-name="T55">x</text:span><text:span text:style-name="T20">3 <text:s text:c="9"/></text:span><text:span text:style-name="T55">a</text:span><text:span text:style-name="T20">1</text:span><text:span text:style-name="T55">x</text:span><text:span text:style-name="T20">3 <text:s text:c="8"/></text:span><text:span text:style-name="T55">a</text:span><text:span text:style-name="T20">0</text:span><text:span text:style-name="T55">x</text:span><text:span text:style-name="T20">3</text:span></text:p>
      <text:p text:style-name="P47"><text:s text:c="9"/>----------------------------------------------------------------------------------------------------------------------------</text:p>
      <text:p text:style-name="P20"><text:span text:style-name="T20"><text:s text:c="7"/></text:span><text:span text:style-name="T58">p</text:span><text:span text:style-name="T24">8</text:span><text:span text:style-name="T20"> <text:s text:c="11"/></text:span><text:span text:style-name="T55">p</text:span><text:span text:style-name="T20">7 <text:s text:c="13"/></text:span><text:span text:style-name="T55">p</text:span><text:span text:style-name="T20">6 <text:s text:c="15"/></text:span><text:span text:style-name="T55">p</text:span><text:span text:style-name="T20">5 <text:s text:c="14"/></text:span><text:span text:style-name="T55">p</text:span><text:span text:style-name="T20">4 <text:s text:c="12"/></text:span><text:span text:style-name="T55">p</text:span><text:span text:style-name="T20">3 <text:s text:c="13"/></text:span><text:span text:style-name="T55">p</text:span><text:span text:style-name="T20">2 <text:s text:c="14"/></text:span><text:span text:style-name="T55">p</text:span><text:span text:style-name="T20">1 <text:s text:c="13"/></text:span><text:span text:style-name="T55">p</text:span><text:span text:style-name="T20">0</text:span></text:p>
      <text:p text:style-name="P20"/>
      <text:p text:style-name="P20"/>
      <text:p text:style-name="P20"><text:span text:style-name="T20"><text:s/></text:span><text:span text:style-name="T62">Assuming that the partial product bits a</text:span><text:span text:style-name="T26">i </text:span><text:span text:style-name="T62">x</text:span><text:span text:style-name="T26">j </text:span><text:span text:style-name="T62">, i = 0,...,4 <text:s text:c="2"/>and j = 0,...,3, have been generated, an array multiplier realizing the multiplication operation can be designed using FA's and HA's <text:s/>as follows:</text:span></text:p>
      <text:p text:style-name="P20"><draw:frame text:anchor-type="paragraph" draw:z-index="768" draw:style-name="gr27" svg:width="0.874cm" svg:height="0.59cm" svg:x="13.183cm" svg:y="0.362cm"><draw:text-box><text:p>a<text:span text:style-name="T88">1</text:span><text:span text:style-name="T28">x</text:span><text:span text:style-name="T88">0</text:span></text:p></draw:text-box></draw:frame><draw:frame text:anchor-type="paragraph" draw:z-index="770" draw:style-name="gr26" svg:width="0.874cm" svg:height="0.609cm" svg:x="11.49cm" svg:y="0.229cm"><draw:text-box><text:p>a<text:span text:style-name="T88">2</text:span><text:span text:style-name="T28">x</text:span><text:span text:style-name="T88">0</text:span></text:p></draw:text-box></draw:frame><draw:frame text:anchor-type="paragraph" draw:z-index="773" draw:style-name="gr44" svg:width="0.768cm" svg:height="0.59cm" svg:x="9.717cm" svg:y="0.467cm"><draw:text-box><text:p>a<text:span text:style-name="T88">3</text:span><text:span text:style-name="T28">x</text:span><text:span text:style-name="T88">0</text:span></text:p></draw:text-box></draw:frame><draw:frame text:anchor-type="paragraph" draw:z-index="777" draw:style-name="gr28" svg:width="1.033cm" svg:height="0.59cm" svg:x="7.892cm" svg:y="0.362cm"><draw:text-box><text:p>a<text:span text:style-name="T88">4</text:span><text:span text:style-name="T28">x</text:span><text:span text:style-name="T88">0</text:span></text:p></draw:text-box></draw:frame><draw:frame text:anchor-type="paragraph" draw:z-index="796" draw:style-name="gr39" svg:width="0.927cm" svg:height="0.59cm" svg:x="14.697cm" svg:y="0.388cm"><draw:text-box><text:p>a<text:span text:style-name="T88">0</text:span><text:span text:style-name="T28">x</text:span><text:span text:style-name="T88">0</text:span></text:p></draw:text-box></draw:frame></text:p>
      <text:p text:style-name="P20"><draw:line text:anchor-type="paragraph" draw:z-index="736" draw:style-name="gr12" draw:text-style-name="P61" svg:x1="13.342cm" svg:y1="0.325cm" svg:x2="13.342cm" svg:y2="0.96cm"><text:p/></draw:line><draw:line text:anchor-type="paragraph" draw:z-index="739" draw:style-name="gr12" draw:text-style-name="P61" svg:x1="11.807cm" svg:y1="0.325cm" svg:x2="11.807cm" svg:y2="0.96cm"><text:p/></draw:line><draw:line text:anchor-type="paragraph" draw:z-index="740" draw:style-name="gr12" draw:text-style-name="P61" svg:x1="9.982cm" svg:y1="0.351cm" svg:x2="9.982cm" svg:y2="0.986cm"><text:p/></draw:line><draw:line text:anchor-type="paragraph" draw:z-index="741" draw:style-name="gr12" draw:text-style-name="P61" svg:x1="8.209cm" svg:y1="0.351cm" svg:x2="8.209cm" svg:y2="0.986cm"><text:p/></draw:line><draw:line text:anchor-type="paragraph" draw:z-index="795" draw:style-name="gr12" draw:text-style-name="P61" svg:x1="14.987cm" svg:y1="0.325cm" svg:x2="14.961cm" svg:y2="7.68cm"><text:p/></draw:line></text:p>
      <text:p text:style-name="P24"><draw:line text:anchor-type="paragraph" draw:z-index="794" draw:style-name="gr4" draw:text-style-name="P61" svg:x1="2.414cm" svg:y1="5.95cm" svg:x2="1.626cm" svg:y2="5.95cm"><text:p/></draw:line><draw:line text:anchor-type="paragraph" draw:z-index="793" draw:style-name="gr13" draw:text-style-name="P61" svg:x1="3.156cm" svg:y1="5.923cm" svg:x2="4.188cm" svg:y2="5.949cm"><text:p/></draw:line><draw:line text:anchor-type="paragraph" draw:z-index="792" draw:style-name="gr13" draw:text-style-name="P61" svg:x1="4.928cm" svg:y1="5.976cm" svg:x2="6.066cm" svg:y2="5.95cm"><text:p/></draw:line><draw:line text:anchor-type="paragraph" draw:z-index="791" draw:style-name="gr13" draw:text-style-name="P61" svg:x1="6.807cm" svg:y1="5.87cm" svg:x2="7.839cm" svg:y2="5.87cm"><text:p/></draw:line><draw:frame text:anchor-type="paragraph" draw:z-index="790" draw:style-name="gr39" svg:width="1.191cm" svg:height="0.59cm" svg:x="2.468cm" svg:y="4.521cm"><draw:text-box><text:p>a<text:span text:style-name="T88">4</text:span><text:span text:style-name="T28">x</text:span><text:span text:style-name="T88">3</text:span></text:p></draw:text-box></draw:frame><draw:frame text:anchor-type="paragraph" draw:z-index="789" draw:style-name="gr23" svg:width="1.112cm" svg:height="0.59cm" svg:x="4.955cm" svg:y="4.441cm"><draw:text-box><text:p><text:s/>a<text:span text:style-name="T88">3</text:span><text:span text:style-name="T28">x</text:span><text:span text:style-name="T88">3</text:span></text:p></draw:text-box></draw:frame><draw:frame text:anchor-type="paragraph" draw:z-index="788" draw:style-name="gr27" svg:width="1.033cm" svg:height="0.59cm" svg:x="4.135cm" svg:y="2.775cm"><draw:text-box><text:p>a<text:span text:style-name="T88">4</text:span><text:span text:style-name="T28">x</text:span><text:span text:style-name="T88">2</text:span></text:p></draw:text-box></draw:frame><draw:frame text:anchor-type="paragraph" draw:z-index="787" draw:style-name="gr23" svg:width="1.033cm" svg:height="0.59cm" svg:x="6.966cm" svg:y="4.177cm"><draw:text-box><text:p>a<text:span text:style-name="T88">2</text:span><text:span text:style-name="T28">x</text:span><text:span text:style-name="T88">3</text:span></text:p></draw:text-box></draw:frame><draw:frame text:anchor-type="paragraph" draw:z-index="786" draw:style-name="gr26" svg:width="0.953cm" svg:height="0.609cm" svg:x="6.913cm" svg:y="2.536cm"><draw:text-box><text:p>a<text:span text:style-name="T88">3</text:span><text:span text:style-name="T28">x</text:span><text:span text:style-name="T88">2</text:span></text:p></draw:text-box></draw:frame><draw:frame text:anchor-type="paragraph" draw:z-index="785" draw:style-name="gr42" svg:width="1.086cm" svg:height="0.689cm" svg:x="6.119cm" svg:y="0.87cm"><draw:text-box><text:p>a<text:span text:style-name="T88">4</text:span><text:span text:style-name="T28">x</text:span><text:span text:style-name="T88">1</text:span></text:p></draw:text-box></draw:frame><draw:line text:anchor-type="paragraph" draw:z-index="784" draw:style-name="gr12" draw:text-style-name="P61" svg:x1="2.812cm" svg:y1="5.024cm" svg:x2="2.812cm" svg:y2="5.58cm"><text:p/></draw:line><draw:line text:anchor-type="paragraph" draw:z-index="783" draw:style-name="gr12" draw:text-style-name="P61" svg:x1="4.584cm" svg:y1="3.277cm" svg:x2="4.584cm" svg:y2="3.859cm"><text:p/></draw:line><draw:line text:anchor-type="paragraph" draw:z-index="782" draw:style-name="gr13" draw:text-style-name="P61" svg:x1="6.436cm" svg:y1="2.167cm" svg:x2="6.436cm" svg:y2="1.558cm"><text:p/></draw:line><draw:line text:anchor-type="paragraph" draw:z-index="781" draw:style-name="gr12" draw:text-style-name="P61" svg:x1="1.626cm" svg:y1="5.95cm" svg:x2="1.626cm" svg:y2="7.061cm"><text:p/></draw:line><draw:line text:anchor-type="paragraph" draw:z-index="756" draw:style-name="gr12" draw:text-style-name="P61" svg:x1="2.785cm" svg:y1="6.32cm" svg:x2="2.785cm" svg:y2="7.034cm"><text:p/></draw:line><draw:line text:anchor-type="paragraph" draw:z-index="755" draw:style-name="gr12" draw:text-style-name="P61" svg:x1="4.558cm" svg:y1="6.32cm" svg:x2="4.558cm" svg:y2="7.087cm"><text:p/></draw:line><draw:line text:anchor-type="paragraph" draw:z-index="754" draw:style-name="gr12" draw:text-style-name="P61" svg:x1="6.463cm" svg:y1="6.32cm" svg:x2="6.463cm" svg:y2="7.167cm"><text:p/></draw:line><draw:line text:anchor-type="paragraph" draw:z-index="753" draw:style-name="gr12" draw:text-style-name="P61" svg:x1="8.209cm" svg:y1="6.214cm" svg:x2="8.209cm" svg:y2="7.193cm"><text:p/></draw:line><draw:custom-shape text:anchor-type="paragraph" draw:z-index="723" draw:style-name="gr2" draw:text-style-name="P61" svg:width="0.742cm" svg:height="0.742cm" svg:x="2.415cm" svg:y="5.579cm"><text:p text:style-name="P61">FA</text:p><draw:enhanced-geometry svg:viewBox="0 0 21600 21600" draw:type="rectangle" draw:enhanced-path="M 0 0 L 21600 0 21600 21600 0 21600 0 0 Z N"/></draw:custom-shape><draw:custom-shape text:anchor-type="paragraph" draw:z-index="722" draw:style-name="gr2" draw:text-style-name="P61" svg:width="0.742cm" svg:height="0.742cm" svg:x="4.187cm" svg:y="5.579cm"><text:p text:style-name="P61">FA</text:p><draw:enhanced-geometry svg:viewBox="0 0 21600 21600" draw:type="rectangle" draw:enhanced-path="M 0 0 L 21600 0 21600 21600 0 21600 0 0 Z N"/></draw:custom-shape><draw:custom-shape text:anchor-type="paragraph" draw:z-index="721" draw:style-name="gr2" draw:text-style-name="P61" svg:width="0.742cm" svg:height="0.742cm" svg:x="6.066cm" svg:y="5.579cm"><text:p text:style-name="P61">FA</text:p><draw:enhanced-geometry svg:viewBox="0 0 21600 21600" draw:type="rectangle" draw:enhanced-path="M 0 0 L 21600 0 21600 21600 0 21600 0 0 Z N"/></draw:custom-shape><draw:custom-shape text:anchor-type="paragraph" draw:z-index="720" draw:style-name="gr2" draw:text-style-name="P61" svg:width="0.742cm" svg:height="0.742cm" svg:x="7.839cm" svg:y="5.473cm"><text:p text:style-name="P61">HA</text:p><draw:enhanced-geometry svg:viewBox="0 0 21600 21600" draw:type="rectangle" draw:enhanced-path="M 0 0 L 21600 0 21600 21600 0 21600 0 0 Z N"/></draw:custom-shape><draw:line text:anchor-type="paragraph" draw:z-index="765" draw:style-name="gr13" draw:text-style-name="P61" svg:x1="6.807cm" svg:y1="4.177cm" svg:x2="7.31cm" svg:y2="4.177cm"><text:p/></draw:line><draw:frame text:anchor-type="paragraph" draw:z-index="780" draw:style-name="gr39" svg:width="1.033cm" svg:height="0.59cm" svg:x="8.738cm" svg:y="4.23cm"><draw:text-box><text:p>a<text:span text:style-name="T88">1</text:span><text:span text:style-name="T28">x</text:span><text:span text:style-name="T88">3</text:span></text:p></draw:text-box></draw:frame><draw:frame text:anchor-type="paragraph" draw:z-index="779" draw:style-name="gr26" svg:width="1.006cm" svg:height="0.609cm" svg:x="8.791cm" svg:y="2.484cm"><draw:text-box><text:p>a<text:span text:style-name="T88">2</text:span><text:span text:style-name="T28">x</text:span><text:span text:style-name="T88">2</text:span></text:p></draw:text-box></draw:frame><draw:frame text:anchor-type="paragraph" draw:z-index="778" draw:style-name="gr39" svg:width="0.847cm" svg:height="0.59cm" svg:x="8.738cm" svg:y="0.843cm"><draw:text-box><text:p>a<text:span text:style-name="T88">3</text:span><text:span text:style-name="T28">x</text:span><text:span text:style-name="T88">1</text:span></text:p></draw:text-box></draw:frame><draw:frame text:anchor-type="paragraph" draw:z-index="775" draw:style-name="gr36" draw:text-style-name="P63" svg:width="1.006cm" svg:height="0.59cm" svg:x="10.564cm" svg:y="2.484cm"><draw:text-box><text:p><text:span text:style-name="T89">a</text:span><text:span text:style-name="T90">1</text:span><text:span text:style-name="T91">x</text:span><text:span text:style-name="T90">2</text:span></text:p></draw:text-box></draw:frame><draw:frame text:anchor-type="paragraph" draw:z-index="774" draw:style-name="gr23" svg:width="0.874cm" svg:height="0.59cm" svg:x="10.537cm" svg:y="0.843cm"><draw:text-box><text:p>a<text:span text:style-name="T88">2</text:span><text:span text:style-name="T28">x</text:span><text:span text:style-name="T88">1</text:span></text:p></draw:text-box></draw:frame><draw:frame text:anchor-type="paragraph" draw:z-index="772" draw:style-name="gr39" svg:width="0.847cm" svg:height="0.59cm" svg:x="12.31cm" svg:y="2.378cm"><draw:text-box><text:p>a<text:span text:style-name="T88">0</text:span><text:span text:style-name="T28">x</text:span><text:span text:style-name="T88">2</text:span></text:p></draw:text-box></draw:frame><draw:frame text:anchor-type="paragraph" draw:z-index="771" draw:style-name="gr26" svg:width="0.821cm" svg:height="0.609cm" svg:x="12.337cm" svg:y="0.79cm"><draw:text-box><text:p>a<text:span text:style-name="T88">1</text:span><text:span text:style-name="T28">x</text:span><text:span text:style-name="T88">1</text:span></text:p></draw:text-box></draw:frame><draw:frame text:anchor-type="paragraph" draw:z-index="769" draw:style-name="gr28" svg:width="0.9cm" svg:height="0.59cm" svg:x="14.083cm" svg:y="0.949cm"><draw:text-box><text:p>a<text:span text:style-name="T88">0</text:span><text:span text:style-name="T28">x</text:span><text:span text:style-name="T88">1</text:span></text:p></draw:text-box></draw:frame><draw:line text:anchor-type="paragraph" draw:z-index="767" draw:style-name="gr13" draw:text-style-name="P61" svg:x1="10.352cm" svg:y1="4.15cm" svg:x2="10.881cm" svg:y2="4.15cm"><text:p/></draw:line><draw:line text:anchor-type="paragraph" draw:z-index="766" draw:style-name="gr13" draw:text-style-name="P61" svg:x1="8.58cm" svg:y1="4.23cm" svg:x2="9.056cm" svg:y2="4.23cm"><text:p/></draw:line><draw:line text:anchor-type="paragraph" draw:z-index="764" draw:style-name="gr13" draw:text-style-name="P61" svg:x1="4.955cm" svg:y1="4.203cm" svg:x2="5.484cm" svg:y2="4.203cm"><text:p/></draw:line><draw:line text:anchor-type="paragraph" draw:z-index="763" draw:style-name="gr13" draw:text-style-name="P61" svg:x1="12.151cm" svg:y1="2.378cm" svg:x2="12.68cm" svg:y2="2.378cm"><text:p/></draw:line><draw:line text:anchor-type="paragraph" draw:z-index="762" draw:style-name="gr13" draw:text-style-name="P61" svg:x1="10.352cm" svg:y1="2.484cm" svg:x2="10.775cm" svg:y2="2.484cm"><text:p/></draw:line><draw:line text:anchor-type="paragraph" draw:z-index="761" draw:style-name="gr13" draw:text-style-name="P61" svg:x1="8.606cm" svg:y1="2.484cm" svg:x2="9.162cm" svg:y2="2.484cm"><text:p/></draw:line><draw:line text:anchor-type="paragraph" draw:z-index="760" draw:style-name="gr13" draw:text-style-name="P61" svg:x1="6.78cm" svg:y1="2.536cm" svg:x2="7.336cm" svg:y2="2.536cm"><text:p/></draw:line><draw:line text:anchor-type="paragraph" draw:z-index="759" draw:style-name="gr13" draw:text-style-name="P61" svg:x1="8.58cm" svg:y1="0.843cm" svg:x2="9.003cm" svg:y2="0.843cm"><text:p/></draw:line><draw:line text:anchor-type="paragraph" draw:z-index="758" draw:style-name="gr13" draw:text-style-name="P61" svg:x1="10.326cm" svg:y1="0.843cm" svg:x2="10.749cm" svg:y2="0.843cm"><text:p/></draw:line><draw:line text:anchor-type="paragraph" draw:z-index="757" draw:style-name="gr13" draw:text-style-name="P61" svg:x1="12.153cm" svg:y1="0.79cm" svg:x2="12.654cm" svg:y2="0.79cm"><text:p/></draw:line><draw:line text:anchor-type="paragraph" draw:z-index="752" draw:style-name="gr12" draw:text-style-name="P61" svg:x1="9.982cm" svg:y1="4.521cm" svg:x2="9.982cm" svg:y2="7.22cm"><text:p/></draw:line><draw:line text:anchor-type="paragraph" draw:z-index="751" draw:style-name="gr12" draw:text-style-name="P61" svg:x1="11.755cm" svg:y1="2.775cm" svg:x2="11.755cm" svg:y2="7.22cm"><text:p/></draw:line><draw:line text:anchor-type="paragraph" draw:z-index="750" draw:style-name="gr12" draw:text-style-name="P61" svg:x1="13.369cm" svg:y1="1.214cm" svg:x2="13.369cm" svg:y2="7.247cm"><text:p/></draw:line><draw:line text:anchor-type="paragraph" draw:z-index="749" draw:style-name="gr12" draw:text-style-name="P61" svg:x1="8.209cm" svg:y1="4.6cm" svg:x2="8.209cm" svg:y2="5.473cm"><text:p/></draw:line><draw:line text:anchor-type="paragraph" draw:z-index="748" draw:style-name="gr12" draw:text-style-name="P61" svg:x1="6.41cm" svg:y1="4.574cm" svg:x2="6.41cm" svg:y2="5.579cm"><text:p/></draw:line><draw:line text:anchor-type="paragraph" draw:z-index="747" draw:style-name="gr12" draw:text-style-name="P61" svg:x1="4.558cm" svg:y1="4.6cm" svg:x2="4.558cm" svg:y2="5.579cm"><text:p/></draw:line><draw:line text:anchor-type="paragraph" draw:z-index="746" draw:style-name="gr4" draw:text-style-name="P61" svg:x1="6.41cm" svg:y1="2.907cm" svg:x2="6.41cm" svg:y2="3.833cm"><text:p/></draw:line><draw:line text:anchor-type="paragraph" draw:z-index="745" draw:style-name="gr12" draw:text-style-name="P61" svg:x1="8.235cm" svg:y1="2.854cm" svg:x2="8.209cm" svg:y2="3.859cm"><text:p/></draw:line><draw:line text:anchor-type="paragraph" draw:z-index="744" draw:style-name="gr12" draw:text-style-name="P61" svg:x1="9.982cm" svg:y1="2.854cm" svg:x2="9.982cm" svg:y2="3.78cm"><text:p/></draw:line><draw:line text:anchor-type="paragraph" draw:z-index="743" draw:style-name="gr12" draw:text-style-name="P61" svg:x1="8.183cm" svg:y1="1.24cm" svg:x2="8.183cm" svg:y2="2.113cm"><text:p/></draw:line><draw:line text:anchor-type="paragraph" draw:z-index="742" draw:style-name="gr12" draw:text-style-name="P61" svg:x1="9.929cm" svg:y1="1.24cm" svg:x2="9.929cm" svg:y2="2.113cm"><text:p/></draw:line><draw:line text:anchor-type="paragraph" draw:z-index="738" draw:style-name="gr12" draw:text-style-name="P61" svg:x1="11.755cm" svg:y1="1.214cm" svg:x2="11.755cm" svg:y2="2.034cm"><text:p/></draw:line><draw:line text:anchor-type="paragraph" draw:z-index="737" draw:style-name="gr12" draw:text-style-name="P61" svg:x1="14.426cm" svg:y1="0.79cm" svg:x2="13.712cm" svg:y2="0.79cm"><text:p/></draw:line><draw:line text:anchor-type="paragraph" draw:z-index="735" draw:style-name="gr13" draw:text-style-name="P61" svg:x1="3.156cm" svg:y1="5.579cm" svg:x2="4.214cm" svg:y2="4.6cm"><text:p/></draw:line><draw:line text:anchor-type="paragraph" draw:z-index="734" draw:style-name="gr12" draw:text-style-name="P61" svg:x1="6.04cm" svg:y1="2.907cm" svg:x2="4.955cm" svg:y2="3.86cm"><text:p/></draw:line><draw:line text:anchor-type="paragraph" draw:z-index="733" draw:style-name="gr12" draw:text-style-name="P61" svg:x1="6.066cm" svg:y1="4.574cm" svg:x2="4.928cm" svg:y2="5.579cm"><text:p/></draw:line><draw:line text:anchor-type="paragraph" draw:z-index="732" draw:style-name="gr12" draw:text-style-name="P61" svg:x1="7.839cm" svg:y1="4.6cm" svg:x2="6.807cm" svg:y2="5.579cm"><text:p/></draw:line><draw:line text:anchor-type="paragraph" draw:z-index="731" draw:style-name="gr12" draw:text-style-name="P61" svg:x1="9.612cm" svg:y1="4.521cm" svg:x2="8.58cm" svg:y2="5.474cm"><text:p/></draw:line><draw:line text:anchor-type="paragraph" draw:z-index="730" draw:style-name="gr12" draw:text-style-name="P61" svg:x1="7.838cm" svg:y1="1.24cm" svg:x2="6.833cm" svg:y2="2.166cm"><text:p/></draw:line><draw:line text:anchor-type="paragraph" draw:z-index="729" draw:style-name="gr12" draw:text-style-name="P61" svg:x1="7.865cm" svg:y1="2.854cm" svg:x2="6.807cm" svg:y2="3.807cm"><text:p/></draw:line><draw:line text:anchor-type="paragraph" draw:z-index="728" draw:style-name="gr12" draw:text-style-name="P61" svg:x1="9.611cm" svg:y1="2.854cm" svg:x2="8.606cm" svg:y2="3.859cm"><text:p/></draw:line><draw:line text:anchor-type="paragraph" draw:z-index="727" draw:style-name="gr12" draw:text-style-name="P61" svg:x1="11.41cm" svg:y1="2.775cm" svg:x2="10.352cm" svg:y2="3.78cm"><text:p/></draw:line><draw:line text:anchor-type="paragraph" draw:z-index="726" draw:style-name="gr12" draw:text-style-name="P61" svg:x1="9.585cm" svg:y1="1.24cm" svg:x2="8.606cm" svg:y2="2.14cm"><text:p/></draw:line><draw:line text:anchor-type="paragraph" draw:z-index="725" draw:style-name="gr12" draw:text-style-name="P61" svg:x1="11.41cm" svg:y1="1.214cm" svg:x2="10.352cm" svg:y2="2.114cm"><text:p/></draw:line><draw:line text:anchor-type="paragraph" draw:z-index="724" draw:style-name="gr43" draw:text-style-name="P61" svg:x1="12.971cm" svg:y1="1.214cm" svg:x2="12.151cm" svg:y2="2.034cm"><text:p/></draw:line><draw:custom-shape text:anchor-type="paragraph" draw:z-index="719" draw:style-name="gr2" draw:text-style-name="P61" svg:width="0.742cm" svg:height="0.742cm" svg:x="12.972cm" svg:y="0.473cm"><text:p text:style-name="P61">HA</text:p><draw:enhanced-geometry svg:viewBox="0 0 21600 21600" draw:type="rectangle" draw:enhanced-path="M 0 0 L 21600 0 21600 21600 0 21600 0 0 Z N"/></draw:custom-shape><draw:custom-shape text:anchor-type="paragraph" draw:z-index="718" draw:style-name="gr2" draw:text-style-name="P61" svg:width="0.742cm" svg:height="0.742cm" svg:x="4.214cm" svg:y="3.859cm"><text:p text:style-name="P61">FA</text:p><draw:enhanced-geometry svg:viewBox="0 0 21600 21600" draw:type="rectangle" draw:enhanced-path="M 0 0 L 21600 0 21600 21600 0 21600 0 0 Z N"/></draw:custom-shape><draw:custom-shape text:anchor-type="paragraph" draw:z-index="717" draw:style-name="gr2" draw:text-style-name="P61" svg:width="0.742cm" svg:height="0.742cm" svg:x="6.066cm" svg:y="3.833cm"><text:p text:style-name="P61">FA</text:p><draw:enhanced-geometry svg:viewBox="0 0 21600 21600" draw:type="rectangle" draw:enhanced-path="M 0 0 L 21600 0 21600 21600 0 21600 0 0 Z N"/></draw:custom-shape><draw:custom-shape text:anchor-type="paragraph" draw:z-index="716" draw:style-name="gr2" draw:text-style-name="P61" svg:width="0.742cm" svg:height="0.742cm" svg:x="7.839cm" svg:y="3.859cm"><text:p text:style-name="P61">FA</text:p><draw:enhanced-geometry svg:viewBox="0 0 21600 21600" draw:type="rectangle" draw:enhanced-path="M 0 0 L 21600 0 21600 21600 0 21600 0 0 Z N"/></draw:custom-shape><draw:custom-shape text:anchor-type="paragraph" draw:z-index="715" draw:style-name="gr2" draw:text-style-name="P61" svg:width="0.742cm" svg:height="0.742cm" svg:x="9.611cm" svg:y="3.78cm"><text:p text:style-name="P61">FA</text:p><draw:enhanced-geometry svg:viewBox="0 0 21600 21600" draw:type="rectangle" draw:enhanced-path="M 0 0 L 21600 0 21600 21600 0 21600 0 0 Z N"/></draw:custom-shape><draw:custom-shape text:anchor-type="paragraph" draw:z-index="714" draw:style-name="gr2" draw:text-style-name="P61" svg:width="0.742cm" svg:height="0.742cm" svg:x="6.04cm" svg:y="2.166cm"><text:p text:style-name="P61">FA</text:p><draw:enhanced-geometry svg:viewBox="0 0 21600 21600" draw:type="rectangle" draw:enhanced-path="M 0 0 L 21600 0 21600 21600 0 21600 0 0 Z N"/></draw:custom-shape><draw:custom-shape text:anchor-type="paragraph" draw:z-index="713" draw:style-name="gr2" draw:text-style-name="P61" svg:width="0.742cm" svg:height="0.742cm" svg:x="7.865cm" svg:y="2.113cm"><text:p text:style-name="P61">FA</text:p><draw:enhanced-geometry svg:viewBox="0 0 21600 21600" draw:type="rectangle" draw:enhanced-path="M 0 0 L 21600 0 21600 21600 0 21600 0 0 Z N"/></draw:custom-shape><draw:custom-shape text:anchor-type="paragraph" draw:z-index="712" draw:style-name="gr2" draw:text-style-name="P61" svg:width="0.742cm" svg:height="0.742cm" svg:x="9.611cm" svg:y="2.113cm"><text:p text:style-name="P61">FA</text:p><draw:enhanced-geometry svg:viewBox="0 0 21600 21600" draw:type="rectangle" draw:enhanced-path="M 0 0 L 21600 0 21600 21600 0 21600 0 0 Z N"/></draw:custom-shape><draw:custom-shape text:anchor-type="paragraph" draw:z-index="711" draw:style-name="gr2" draw:text-style-name="P61" svg:width="0.742cm" svg:height="0.742cm" svg:x="7.839cm" svg:y="0.499cm"><text:p text:style-name="P61">HA</text:p><draw:enhanced-geometry svg:viewBox="0 0 21600 21600" draw:type="rectangle" draw:enhanced-path="M 0 0 L 21600 0 21600 21600 0 21600 0 0 Z N"/></draw:custom-shape><draw:custom-shape text:anchor-type="paragraph" draw:z-index="710" draw:style-name="gr2" draw:text-style-name="P61" svg:width="0.742cm" svg:height="0.742cm" svg:x="9.585cm" svg:y="0.499cm"><text:p text:style-name="P61">HA</text:p><draw:enhanced-geometry svg:viewBox="0 0 21600 21600" draw:type="rectangle" draw:enhanced-path="M 0 0 L 21600 0 21600 21600 0 21600 0 0 Z N"/></draw:custom-shape><draw:custom-shape text:anchor-type="paragraph" draw:z-index="709" draw:style-name="gr2" draw:text-style-name="P61" svg:width="0.742cm" svg:height="0.742cm" svg:x="11.411cm" svg:y="2.034cm"><text:p text:style-name="P61">FA</text:p><draw:enhanced-geometry svg:viewBox="0 0 21600 21600" draw:type="rectangle" draw:enhanced-path="M 0 0 L 21600 0 21600 21600 0 21600 0 0 Z N"/></draw:custom-shape><draw:custom-shape text:anchor-type="paragraph" draw:z-index="708" draw:style-name="gr2" draw:text-style-name="P62" svg:width="0.743cm" svg:height="0.743cm" svg:x="11.411cm" svg:y="0.473cm"><text:p text:style-name="P61"><text:span text:style-name="T89">HA</text:span></text:p><draw:enhanced-geometry svg:viewBox="0 0 21600 21600" draw:type="rectangle" draw:enhanced-path="M 0 0 L 21600 0 21600 21600 0 21600 0 0 Z N"/></draw:custom-shape><draw:line text:anchor-type="paragraph" draw:z-index="832" draw:style-name="gr54" draw:text-style-name="P61" svg:x1="14.268cm" svg:y1="0.155cm" svg:x2="8.738cm" svg:y2="5.791cm"><text:p/></draw:line><text:span text:style-name="T62">H</text:span><text:span text:style-name="T28">A =&gt; Half Adder</text:span></text:p>
      <text:p text:style-name="P37"><draw:frame text:anchor-type="paragraph" draw:z-index="776" draw:style-name="gr18" svg:width="1.086cm" svg:height="0.636cm" svg:x="10.485cm" svg:y="3.664cm"><draw:text-box><text:p>a<text:span text:style-name="T88">0</text:span><text:span text:style-name="T28">x</text:span><text:span text:style-name="T88">3</text:span></text:p></draw:text-box></draw:frame><draw:custom-shape text:anchor-type="paragraph" draw:z-index="806" draw:style-name="gr30" svg:width="16.961cm" svg:height="0.768cm" svg:x="-0.496cm" svg:y="7.791cm"><text:p><text:s/>Figure 7 : Block diagram for multiplication of 5-bit multiplicand A and a 4-bit multiplier 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05" draw:style-name="gr26" svg:width="0.583cm" svg:height="0.609cm" svg:x="1.626cm" svg:y="6.468cm"><draw:text-box><text:p>p<text:span text:style-name="T88">8</text:span></text:p></draw:text-box></draw:frame><draw:frame text:anchor-type="paragraph" draw:z-index="804" draw:style-name="gr42" svg:width="0.636cm" svg:height="0.689cm" svg:x="2.547cm" svg:y="6.495cm"><draw:text-box><text:p>p<text:span text:style-name="T88">7</text:span></text:p></draw:text-box></draw:frame><draw:frame text:anchor-type="paragraph" draw:z-index="803" draw:style-name="gr42" svg:width="0.636cm" svg:height="0.689cm" svg:x="4.293cm" svg:y="6.521cm"><draw:text-box><text:p>p<text:span text:style-name="T88">6</text:span></text:p></draw:text-box></draw:frame><draw:frame text:anchor-type="paragraph" draw:z-index="802" draw:style-name="gr45" svg:width="0.662cm" svg:height="0.59cm" svg:x="6.278cm" svg:y="6.653cm"><draw:text-box><text:p>p<text:span text:style-name="T88">5</text:span></text:p></draw:text-box></draw:frame><draw:frame text:anchor-type="paragraph" draw:z-index="801" draw:style-name="gr39" svg:width="0.477cm" svg:height="0.59cm" svg:x="8.024cm" svg:y="6.706cm"><draw:text-box><text:p>p<text:span text:style-name="T88">4</text:span></text:p></draw:text-box></draw:frame><draw:frame text:anchor-type="paragraph" draw:z-index="800" draw:style-name="gr22" svg:width="0.636cm" svg:height="0.662cm" svg:x="9.982cm" svg:y="6.733cm"><draw:text-box><text:p>p<text:span text:style-name="T88">3</text:span></text:p></draw:text-box></draw:frame><draw:frame text:anchor-type="paragraph" draw:z-index="799" draw:style-name="gr23" svg:width="0.583cm" svg:height="0.59cm" svg:x="11.569cm" svg:y="6.759cm"><draw:text-box><text:p>p<text:span text:style-name="T88">2</text:span></text:p></draw:text-box></draw:frame><draw:frame text:anchor-type="paragraph" draw:z-index="798" draw:style-name="gr23" svg:width="0.821cm" svg:height="0.59cm" svg:x="13.157cm" svg:y="6.812cm"><draw:text-box><text:p>p<text:span text:style-name="T88">1</text:span></text:p></draw:text-box></draw:frame><draw:frame text:anchor-type="paragraph" draw:z-index="797" draw:style-name="gr18" svg:width="0.689cm" svg:height="0.636cm" svg:x="14.824cm" svg:y="6.759cm"><draw:text-box><text:p>p<text:span text:style-name="T88">0</text:span></text:p></draw:text-box></draw:frame>FA <text:s/>=&gt; Full Adder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line text:anchor-type="paragraph" draw:z-index="833" draw:style-name="gr54" draw:text-style-name="P61" svg:x1="1.251cm" svg:y1="0.383cm" svg:x2="8.739cm" svg:y2="0.436cm"><text:p/></draw:line><draw:line text:anchor-type="paragraph" draw:z-index="834" draw:style-name="gr55" draw:text-style-name="P61" svg:x1="1.251cm" svg:y1="0.383cm" svg:x2="1.251cm" svg:y2="1.283cm"><text:p/></draw:lin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28">* </text:span><text:span text:style-name="T31">Number of Full Adder's required = 11</text:span></text:p>
      <text:p text:style-name="P24"><text:span text:style-name="T28">* </text:span><text:span text:style-name="T31">Number of Half Adder's required = 5</text:span></text:p>
      <text:p text:style-name="P24"/>
      <text:p text:style-name="P24"/>
      <text:p text:style-name="P24"/>
      <text:p text:style-name="P25"><text:soft-page-break/><text:span text:style-name="T28">* </text:span><text:span text:style-name="T31">Time delay for the design </text:span><text:span text:style-name="T28">= <text:s/></text:span><text:span text:style-name="T61">Time to form the partial <text:s text:c="3"/>+ <text:s/>Time to g</text:span><text:span text:style-name="T64">et</text:span><text:span text:style-name="T61"> actual product </text:span></text:p>
      <text:p text:style-name="P27"><text:s text:c="54"/>product terms (1 gate <text:s text:c="11"/>bits ( Critical path highlighted in red </text:p>
      <text:p text:style-name="P27"><text:s text:c="53"/>delay for the 2 input <text:s text:c="16"/>in Figure 7)</text:p>
      <text:p text:style-name="P27"><text:s text:c="56"/>AND gates) </text:p>
      <text:p text:style-name="P38"><text:s text:c="98"/></text:p>
      <text:p text:style-name="P25"><text:span text:style-name="T64"><text:s text:c="45"/>= <text:s/>1 Δ</text:span><text:span text:style-name="T27">G </text:span><text:span text:style-name="T64"><text:s/>+ <text:s/>(1 + 2 + 2 + 1 + 2 + 2 + 2)Δ</text:span><text:span text:style-name="T27">G</text:span></text:p>
      <text:p text:style-name="P25"><text:span text:style-name="T27"><text:s text:c="78"/></text:span><text:span text:style-name="T64">=</text:span><text:span text:style-name="T35"> 13Δ</text:span><text:span text:style-name="T10">G</text:span></text:p>
      <text:p text:style-name="P25"/>
      <text:p text:style-name="P54"/>
      <text:p text:style-name="P25"/>
      <text:p text:style-name="P25"/>
      <text:p text:style-name="P12">6. (no marks) Let a residue number system (RNS) be given by (m<text:span text:style-name="T4">2</text:span> , m<text:span text:style-name="T4">1 </text:span>, m<text:span text:style-name="T4">0 </text:span>) = (15, 14, 13). </text:p>
      <text:p text:style-name="P12">(a) Solve dynamic range for the RNS. </text:p>
      <text:p text:style-name="P12">(b) Find the RNS representations for A = 19<text:span text:style-name="T4">10</text:span> and B = 22<text:span text:style-name="T4">10</text:span> . Perform C = A × B in the </text:p>
      <text:p text:style-name="P12">RNS. </text:p>
      <text:p text:style-name="P12">(c) How many bits are required to represent a number with respect to this RNS?</text:p>
      <text:p text:style-name="P28"/>
      <text:p text:style-name="P28">Ans.) </text:p>
      <text:p text:style-name="P28"/>
      <text:p text:style-name="P28">a) <text:s/><text:span text:style-name="T85">Dynamic range for the RNS</text:span><text:span text:style-name="T65">(15,14,13), <text:s/></text:span><text:span text:style-name="T40">M <text:s/>= <text:s/>15 * 14 * 13 <text:s/>= 15 * 182 = <text:s/>2730 <text:s text:c="2"/></text:span></text:p>
      <text:p text:style-name="Standard"><text:s text:c="5"/><text:span text:style-name="T85">=&gt; Range = [0, 2729]</text:span></text:p>
      <text:p text:style-name="Standard"><text:s text:c="22"/></text:p>
      <text:p text:style-name="P48">b) <text:s/>RNS representation for A = 19<text:span text:style-name="T4">10 <text:s/></text:span><text:span text:style-name="T28">is <text:s text:c="2"/>(19 % 15, 19 % 14, 19 % 13) = <text:s/>(4, 5, 6)</text:span></text:p>
      <text:p text:style-name="P48"><text:span text:style-name="T28"><text:s text:c="6"/>RNS representation for B = 22</text:span><text:span text:style-name="T4">10 </text:span><text:span text:style-name="T28">is <text:s text:c="2"/>(22 % 15, 22 % 14, 22 % 13) = <text:s/>(7, 8, 9)</text:span></text:p>
      <text:p text:style-name="P55"><text:s text:c="7"/>C = A x B =&gt; C = (4*7, 5*8, 6*9)</text:p>
      <text:p text:style-name="P55"><text:s text:c="34"/>= (28, 40, 54)</text:p>
      <text:p text:style-name="P48"><text:span text:style-name="T28"><text:s text:c="34"/>=</text:span><text:span text:style-name="T31"> (13, 12, 2) </text:span><text:span text:style-name="T7">RNS (15,14,13)</text:span></text:p>
      <text:p text:style-name="P50"/>
      <text:p text:style-name="P49"><text:span text:style-name="T28">c) <text:s/></text:span><text:span text:style-name="T66">Bits required to represent a number w.r.t this RNS = </text:span><text:span text:style-name="T67">4 + 4 + 4 = </text:span><text:span text:style-name="T41">12</text:span></text:p>
      <text:p text:style-name="P49"/>
      <text:p text:style-name="P5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09:36:44.752470112</meta:creation-date>
    <meta:generator>LibreOffice/4.2.8.2$Linux_X86_64 LibreOffice_project/420m0$Build-2</meta:generator>
    <dc:date>2020-12-06T11:36:01.549164180</dc:date>
    <meta:editing-duration>PT14H36M5S</meta:editing-duration>
    <meta:editing-cycles>15</meta:editing-cycles>
    <meta:document-statistic meta:table-count="0" meta:image-count="0" meta:object-count="2" meta:page-count="8" meta:paragraph-count="144" meta:word-count="1382" meta:character-count="11492" meta:non-whitespace-character-count="5140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l</mi>
              <mo stretchy="false">−</mo>
              <mn>1</mn>
            </mrow>
          </mrow>
          <mo fence="true" stretchy="false">)</mo>
        </mrow>
        <mo stretchy="false">×</mo>
        <mn>2</mn>
      </mrow>
      <msub>
        <mi>Δ</mi>
        <mi>G</mi>
      </msub>
    </mrow>
    <annotation encoding="StarMath 5.0">(l - 1) times 2Δ_G</annotation>
  </semantics>
</math>
</file>

<file path=Object 2/content.xml><?xml version="1.0" encoding="utf-8"?>
<math xmlns="http://www.w3.org/1998/Math/MathML" display="block">
  <semantics>
    <msqrt>
      <mfrac>
        <mi>n</mi>
        <mn>2</mn>
      </mfrac>
    </msqrt>
    <annotation encoding="StarMath 5.0">sqrt{n over 2} </annotation>
  </semantics>
</math>
</file>